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30"/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style:vertical-align="top"/>
    </style:style>
    <style:style style:name="ce9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7pt" style:font-size-asian="7pt" style:font-size-complex="7pt"/>
    </style:style>
    <style:style style:name="ce17" style:family="table-cell" style:parent-style-name="Default" style:data-style-name="N0">
      <style:table-cell-properties fo:border="thin solid #000000" style:vertical-align="top" fo:wrap-option="wrap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9" style:family="table-cell" style:parent-style-name="Default" style:data-style-name="N0"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style:vertical-align="middle" fo:wrap-option="wrap"/>
      <style:text-properties fo:font-size="7pt" style:font-size-asian="7pt" style:font-size-complex="7pt"/>
    </style:style>
    <style:style style:name="ce2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7pt" style:font-size-asian="7pt" style:font-size-complex="7pt"/>
    </style:style>
    <style:style style:name="ce23" style:family="table-cell" style:parent-style-name="Default" style:data-style-name="N0">
      <style:table-cell-properties style:vertical-align="top" fo:wrap-option="wrap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7pt" style:font-size-asian="7pt" style:font-size-complex="7pt"/>
    </style:style>
    <style:style style:name="ce25" style:family="table-cell" style:parent-style-name="Default" style:data-style-name="N0">
      <style:table-cell-properties style:vertical-align="middle"/>
      <style:text-properties fo:font-size="7pt" style:font-size-asian="7pt" style:font-size-complex="7pt"/>
    </style:style>
    <style:style style:name="ce26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size="7pt" style:font-size-asian="7pt" style:font-size-complex="7pt"/>
    </style:style>
    <style:style style:name="ce27" style:family="table-cell" style:parent-style-name="Default" style:data-style-name="N0">
      <style:table-cell-properties style:vertical-align="top"/>
      <style:text-properties fo:font-size="7pt" style:font-size-asian="7pt" style:font-size-complex="7pt"/>
    </style:style>
    <style:style style:name="ce28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order="thin solid #000000" style:vertical-align="top" fo:wrap-option="wrap"/>
      <style:text-properties fo:color="#3C3C3C" fo:font-size="7pt" style:font-size-asian="7pt" style:font-size-complex="7pt"/>
    </style:style>
    <style:style style:name="ce31" style:family="table-cell" style:parent-style-name="Default" style:data-style-name="N0">
      <style:table-cell-properties fo:border="thin solid #000000" style:vertical-align="top" fo:wrap-option="wrap"/>
      <style:text-properties style:font-name="Tahoma" style:font-name-asian="Tahoma" style:font-name-complex="Tahoma" fo:font-size="8pt" style:font-size-asian="8pt" style:font-size-complex="8pt"/>
    </style:style>
    <style:style style:name="ce3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7pt" style:font-size-asian="7pt" style:font-size-complex="7pt"/>
    </style:style>
    <style:style style:name="ce33" style:family="table-cell" style:parent-style-name="Default" style:data-style-name="N0">
      <style:table-cell-properties fo:border="thin solid #000000"/>
      <style:text-properties fo:font-size="7pt" style:font-size-asian="7pt" style:font-size-complex="7pt"/>
    </style:style>
    <style:style style:name="ce34" style:family="table-cell" style:parent-style-name="Default" style:data-style-name="N0">
      <style:text-properties fo:font-size="7pt" style:font-size-asian="7pt" style:font-size-complex="7pt"/>
    </style:style>
    <style:style style:name="ce35" style:family="table-cell" style:parent-style-name="Default" style:data-style-name="N0">
      <style:table-cell-properties fo:border="thin solid #000000" style:vertical-align="automatic" fo:wrap-option="wrap"/>
      <style:text-properties fo:font-size="7pt" style:font-size-asian="7pt" style:font-size-complex="7pt"/>
    </style:style>
    <style:style style:name="ce36" style:family="table-cell" style:parent-style-name="Default" style:data-style-name="N0">
      <style:table-cell-properties fo:border="thin solid #000000"/>
    </style:style>
    <style:style style:name="ce3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38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fo:font-size="7pt" style:font-size-asian="7pt" style:font-size-complex="7pt"/>
    </style:style>
    <style:style style:name="ce39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size="7pt" style:font-size-asian="7pt" style:font-size-complex="7pt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size="7pt" style:font-size-asian="7pt" style:font-size-complex="7pt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/>
      <style:text-properties fo:font-size="7pt" style:font-size-asian="7pt" style:font-size-complex="7pt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  <style:text-properties fo:font-size="7pt" style:font-size-asian="7pt" style:font-size-complex="7pt"/>
    </style:style>
    <style:style style:name="ce4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3C3C3C" style:text-line-through-style="none" style:font-name="Liberation Sans" style:font-name-asian="Liberation Sans" style:font-name-complex="Liberation Sans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3C3C3C" style:text-line-through-style="none" style:font-name="Liberation Sans" style:font-name-asian="Liberation Sans" style:font-name-complex="Liberation Sans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Liberation Sans" style:font-name-asian="Liberation Sans" style:font-name-complex="Liberation Sans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0000" style:text-line-through-style="none" style:font-name="Liberation Sans" style:font-name-asian="Liberation Sans" style:font-name-complex="Liberation Sans" fo:font-size="7pt" style:font-size-asian="7pt" style:font-size-complex="7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6.19125cm"/>
    </style:style>
    <style:style style:name="co2" style:family="table-column">
      <style:table-column-properties fo:break-before="auto" style:column-width="10.55687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0.873125cm"/>
    </style:style>
    <style:style style:name="co6" style:family="table-column">
      <style:table-column-properties fo:break-before="auto" style:column-width="3.36020833333333cm"/>
    </style:style>
    <style:style style:name="co7" style:family="table-column">
      <style:table-column-properties fo:break-before="auto" style:column-width="2.88395833333333cm"/>
    </style:style>
    <style:style style:name="co8" style:family="table-column">
      <style:table-column-properties fo:break-before="auto" style:column-width="8.09625cm"/>
    </style:style>
    <style:style style:name="co9" style:family="table-column">
      <style:table-column-properties fo:break-before="auto" style:column-width="5.82083333333333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5.3975cm"/>
    </style:style>
    <style:style style:name="co12" style:family="table-column">
      <style:table-column-properties fo:break-before="auto" style:column-width="0.978958333333333cm"/>
    </style:style>
    <style:style style:name="co13" style:family="table-column">
      <style:table-column-properties fo:break-before="auto" style:column-width="8.22854166666667cm"/>
    </style:style>
    <style:style style:name="co14" style:family="table-column">
      <style:table-column-properties fo:break-before="auto" style:column-width="5.90020833333333cm"/>
    </style:style>
    <style:style style:name="co15" style:family="table-column">
      <style:table-column-properties fo:break-before="auto" style:column-width="5.23875cm"/>
    </style:style>
    <style:style style:name="co16" style:family="table-column">
      <style:table-column-properties fo:break-before="auto" style:column-width="2.91041666666667cm"/>
    </style:style>
    <style:style style:name="co17" style:family="table-column">
      <style:table-column-properties fo:break-before="auto" style:column-width="7.83166666666667cm"/>
    </style:style>
    <style:style style:name="co18" style:family="table-column">
      <style:table-column-properties fo:break-before="auto" style:column-width="2.83104166666667cm"/>
    </style:style>
    <style:style style:name="co19" style:family="table-column">
      <style:table-column-properties fo:break-before="auto" style:column-width="0.926041666666667cm"/>
    </style:style>
    <style:style style:name="co20" style:family="table-column">
      <style:table-column-properties fo:break-before="auto" style:column-width="4.81541666666667cm"/>
    </style:style>
    <style:style style:name="co21" style:family="table-column">
      <style:table-column-properties fo:break-before="auto" style:column-width="0.9525cm"/>
    </style:style>
    <style:style style:name="co22" style:family="table-column">
      <style:table-column-properties fo:break-before="auto" style:column-width="2.72520833333333cm"/>
    </style:style>
    <style:style style:name="co23" style:family="table-column">
      <style:table-column-properties fo:break-before="auto" style:column-width="1.825625cm"/>
    </style:style>
    <style:style style:name="co24" style:family="table-column">
      <style:table-column-properties fo:break-before="auto" style:column-width="8.91645833333333cm"/>
    </style:style>
    <style:style style:name="co25" style:family="table-column">
      <style:table-column-properties fo:break-before="auto" style:column-width="8.54604166666667cm"/>
    </style:style>
    <style:style style:name="co26" style:family="table-column">
      <style:table-column-properties fo:break-before="auto" style:column-width="4.10104166666667cm"/>
    </style:style>
    <style:style style:name="co27" style:family="table-column">
      <style:table-column-properties fo:break-before="auto" style:column-width="5.873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2.6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55.5pt" style:use-optimal-row-height="true" fo:break-before="auto"/>
    </style:style>
    <style:style style:name="ro6" style:family="table-row">
      <style:table-row-properties style:row-height="75pt" style:use-optimal-row-height="true" fo:break-before="auto"/>
    </style:style>
    <style:style style:name="ro7" style:family="table-row">
      <style:table-row-properties style:row-height="171pt" style:use-optimal-row-height="true" fo:break-before="auto"/>
    </style:style>
    <style:style style:name="ro8" style:family="table-row">
      <style:table-row-properties style:row-height="10.5pt" style:use-optimal-row-height="true" fo:break-before="auto"/>
    </style:style>
    <style:style style:name="ro9" style:family="table-row">
      <style:table-row-properties style:row-height="42.75pt" style:use-optimal-row-height="true" fo:break-before="auto"/>
    </style:style>
    <style:style style:name="ro10" style:family="table-row">
      <style:table-row-properties style:row-height="85.5pt" style:use-optimal-row-height="true" fo:break-before="auto"/>
    </style:style>
    <style:style style:name="ro11" style:family="table-row">
      <style:table-row-properties style:row-height="77.25pt" style:use-optimal-row-height="true" fo:break-before="auto"/>
    </style:style>
    <style:style style:name="ro12" style:family="table-row">
      <style:table-row-properties style:row-height="18pt" style:use-optimal-row-height="true" fo:break-before="auto"/>
    </style:style>
    <style:style style:name="ro13" style:family="table-row">
      <style:table-row-properties style:row-height="32.25pt" style:use-optimal-row-height="true" fo:break-before="auto"/>
    </style:style>
    <style:style style:name="ro14" style:family="table-row">
      <style:table-row-properties style:row-height="36pt" style:use-optimal-row-height="true" fo:break-before="auto"/>
    </style:style>
    <style:style style:name="ro15" style:family="table-row">
      <style:table-row-properties style:row-height="63pt" style:use-optimal-row-height="true" fo:break-before="auto"/>
    </style:style>
    <style:style style:name="ro16" style:family="table-row">
      <style:table-row-properties style:row-height="73.5pt" style:use-optimal-row-height="true" fo:break-before="auto"/>
    </style:style>
    <style:style style:name="ro17" style:family="table-row">
      <style:table-row-properties style:row-height="64.5pt" style:use-optimal-row-height="false" fo:break-before="auto"/>
    </style:style>
    <style:style style:name="ro18" style:family="table-row">
      <style:table-row-properties style:row-height="72pt" style:use-optimal-row-height="true" fo:break-before="auto"/>
    </style:style>
    <style:style style:name="ro19" style:family="table-row">
      <style:table-row-properties style:row-height="27pt" style:use-optimal-row-height="true" fo:break-before="auto"/>
    </style:style>
    <style:style style:name="ro20" style:family="table-row">
      <style:table-row-properties style:row-height="23.25pt" style:use-optimal-row-height="true" fo:break-before="auto"/>
    </style:style>
    <style:style style:name="ro21" style:family="table-row">
      <style:table-row-properties style:row-height="68.45pt" style:use-optimal-row-height="false" fo:break-before="auto"/>
    </style:style>
    <style:style style:name="ro22" style:family="table-row">
      <style:table-row-properties style:row-height="98.25pt" style:use-optimal-row-height="true" fo:break-before="auto"/>
    </style:style>
    <style:style style:name="ro23" style:family="table-row">
      <style:table-row-properties style:row-height="45pt" style:use-optimal-row-height="true" fo:break-before="auto"/>
    </style:style>
    <style:style style:name="ro24" style:family="table-row">
      <style:table-row-properties style:row-height="81pt" style:use-optimal-row-height="true" fo:break-before="auto"/>
    </style:style>
    <style:style style:name="ro25" style:family="table-row">
      <style:table-row-properties style:row-height="136.5pt" style:use-optimal-row-height="true" fo:break-before="auto"/>
    </style:style>
    <style:style style:name="ro26" style:family="table-row">
      <style:table-row-properties style:row-height="99pt" style:use-optimal-row-height="true" fo:break-before="auto"/>
    </style:style>
    <style:style style:name="ro27" style:family="table-row">
      <style:table-row-properties style:row-height="120.2pt" style:use-optimal-row-height="false" fo:break-before="auto"/>
    </style:style>
    <style:style style:name="ro28" style:family="table-row">
      <style:table-row-properties style:row-height="205.5pt" style:use-optimal-row-height="true" fo:break-before="auto"/>
    </style:style>
    <style:style style:name="ro29" style:family="table-row">
      <style:table-row-properties style:row-height="177pt" style:use-optimal-row-height="true" fo:break-before="auto"/>
    </style:style>
    <style:style style:name="ro30" style:family="table-row">
      <style:table-row-properties style:row-height="128.25pt" style:use-optimal-row-height="true" fo:break-before="auto"/>
    </style:style>
    <style:style style:name="ro31" style:family="table-row">
      <style:table-row-properties style:row-height="33pt" style:use-optimal-row-height="true" fo:break-before="auto"/>
    </style:style>
    <style:style style:name="ro32" style:family="table-row">
      <style:table-row-properties style:row-height="142.5pt" style:use-optimal-row-height="true" fo:break-before="auto"/>
    </style:style>
    <style:style style:name="ro33" style:family="table-row">
      <style:table-row-properties style:row-height="59.25pt" style:use-optimal-row-height="true" fo:break-before="auto"/>
    </style:style>
    <style:style style:name="ro34" style:family="table-row">
      <style:table-row-properties style:row-height="123pt" style:use-optimal-row-height="true" fo:break-before="auto"/>
    </style:style>
    <style:style style:name="ro35" style:family="table-row">
      <style:table-row-properties style:row-height="54pt" style:use-optimal-row-height="true" fo:break-before="auto"/>
    </style:style>
    <style:style style:name="ro36" style:family="table-row">
      <style:table-row-properties style:row-height="108.75pt" style:use-optimal-row-height="true" fo:break-before="auto"/>
    </style:style>
    <style:style style:name="ro37" style:family="table-row">
      <style:table-row-properties style:row-height="36.75pt" style:use-optimal-row-height="true" fo:break-before="auto"/>
    </style:style>
    <style:style style:name="ro38" style:family="table-row">
      <style:table-row-properties style:row-height="45.75pt" style:use-optimal-row-height="true" fo:break-before="auto"/>
    </style:style>
    <style:style style:name="ro39" style:family="table-row">
      <style:table-row-properties style:row-height="270.75pt" style:use-optimal-row-height="true" fo:break-before="auto"/>
    </style:style>
    <style:style style:name="ro40" style:family="table-row">
      <style:table-row-properties style:row-height="18.75pt" style:use-optimal-row-height="true" fo:break-before="auto"/>
    </style:style>
    <style:style style:name="ro41" style:family="table-row">
      <style:table-row-properties style:row-height="30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45" style:family="table-cell">
      <style:map style:condition="of:cell-content()=&quot;ERRORS&quot;" style:apply-style-name="cf2"/>
      <style:map style:condition="of:cell-content()=&quot;Complete&quot;" style:apply-style-name="cf1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map style:condition="of:cell-content()&gt;0" style:apply-style-name="cf2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FAILED&quot;;&quot;SUCCEDED&quot;;&quot;N/A&quot;)">
          <table:help-message/>
          <table:error-message table:display="true"/>
        </table:content-validation>
        <table:content-validation table:name="val2" table:condition="of:cell-content-is-in-list(&quot;FAILED&quot;;&quot;SUCCEDED&quot;;&quot;N/A&quot;)">
          <table:help-message/>
          <table:error-message table:display="true"/>
        </table:content-validation>
      </table:content-validations>
      <table:table table:name="Yakindu_SCT_Test_Report_Setup" table:style-name="ta1">
        <table:table-column table:style-name="co1" table:default-cell-style-name="ce8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Date of Test:</text:p>
          </table:table-cell>
          <table:table-cell office:value-type="date" office:date-value="2016-04-01T00:00:00" table:formula="of:=TODAY()" table:style-name="ce3">
            <text:p>01.04.16</text:p>
          </table:table-cell>
          <table:table-cell table:number-columns-repeated="16382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Id</text:p>
          </table:table-cell>
          <table:table-cell office:value-type="string" table:style-name="ce1">
            <text:p>testi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atus</text:p>
          </table:table-cell>
          <table:table-cell office:value-type="string" office:string-value="Incomplete: 96 of 96 open" table:formula="of:=IF([.B5]=0;IF([.B5]&gt;0; &quot;Complete&quot;; &quot;Incomplete: &quot; &amp; [.B6] &amp; &quot; of &quot; &amp; [.B7] &amp; &quot; open&quot;);&quot;ERRORS&quot;)" table:style-name="ce45">
            <text:p>Incomplete: 96 of 96 ope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rrors:</text:p>
          </table:table-cell>
          <table:table-cell office:value-type="float" office:value="0" table:style-name="ce46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pen Tests:</text:p>
          </table:table-cell>
          <table:table-cell office:value-type="float" office:value="96" table:style-name="ce4">
            <text:p>96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st Counter:</text:p>
          </table:table-cell>
          <table:table-cell office:value-type="float" office:value="96" table:style-name="ce4">
            <text:p>96</text:p>
          </table:table-cell>
          <table:table-cell table:number-columns-repeated="1638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Name:</text:p>
          </table:table-cell>
          <table:table-cell office:value-type="string" table:style-name="ce6">
            <text:p>Musterman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rname:</text:p>
          </table:table-cell>
          <table:table-cell office:value-type="string" table:style-name="ce6">
            <text:p>Max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mail:</text:p>
          </table:table-cell>
          <table:table-cell office:value-type="string" table:style-name="ce6">
            <text:p><text:a xlink:href="mailto:Max.mustermann@itemis.de">Max.mustermann@itemis.de</text:a>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6"/>
          <table:table-cell table:number-columns-repeated="16382"/>
        </table:table-row>
        <table:table-row table:style-name="ro1">
          <table:table-cell office:value-type="string" table:style-name="ce2">
            <text:p>Operating System Used:</text:p>
          </table:table-cell>
          <table:table-cell office:value-type="string" table:style-name="ce6">
            <text:p>Win7 x6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Yakindu Version</text:p>
          </table:table-cell>
          <table:table-cell office:value-type="string" table:style-name="ce6">
            <text:p>SCT 2.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clipse Version</text:p>
          </table:table-cell>
          <table:table-cell office:value-type="string" table:style-name="ce6">
            <text:p>Luna (4.4)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6"/>
          <table:table-cell table:number-columns-repeated="16382"/>
        </table:table-row>
        <table:table-row table:style-name="ro2">
          <table:table-cell office:value-type="string" table:style-name="ce2">
            <text:p>Description</text:p>
          </table:table-cell>
          <table:table-cell office:value-type="string" table:style-name="ce7">
            <text:p>describe for what purpose the test is executed: e.g. release test ….</text:p>
          </table:table-cell>
          <table:table-cell table:number-columns-repeated="16382"/>
        </table:table-row>
        <table:table-row table:style-name="ro1">
          <table:table-cell table:style-name="ce8"/>
          <table:table-cell table:number-columns-repeated="16383" table:style-name="ce1"/>
        </table:table-row>
        <table:table-row table:style-name="ro1">
          <table:table-cell table:style-name="ce8"/>
          <table:table-cell office:value-type="string" table:style-name="ce5">
            <text:p>Status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01 – Installation</text:p>
          </table:table-cell>
          <table:table-cell office:value-type="string" table:style-name="ce45">
            <text:p>Incomplete: 3 of 3 open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02 - Editor</text:p>
          </table:table-cell>
          <table:table-cell office:value-type="string" table:style-name="ce45">
            <text:p>Incomplete: 22 of 22 open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03 - Simulation</text:p>
          </table:table-cell>
          <table:table-cell office:value-type="string" table:style-name="ce45">
            <text:p>Incomplete: 3 of 3 open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04 - Help Integration</text:p>
          </table:table-cell>
          <table:table-cell office:value-type="string" table:style-name="ce45">
            <text:p>Incomplete: 3 of 3 open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05 - Validation</text:p>
          </table:table-cell>
          <table:table-cell office:value-type="string" table:style-name="ce45">
            <text:p>Incomplete: 10 of 10 open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06 - Expression Language Proposals</text:p>
          </table:table-cell>
          <table:table-cell office:value-type="string" table:style-name="ce45">
            <text:p>Incomplete: 5 of 5 open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07 - Custom Generators</text:p>
          </table:table-cell>
          <table:table-cell office:value-type="string" table:style-name="ce45">
            <text:p>Incomplete: 2 of 2 open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08 - Genmodel</text:p>
          </table:table-cell>
          <table:table-cell office:value-type="string" table:style-name="ce45">
            <text:p>Incomplete: 20 of 20 open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09 - Templateproposals</text:p>
          </table:table-cell>
          <table:table-cell office:value-type="string" table:style-name="ce45">
            <text:p>Incomplete: 10 of 10 open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10 - ExampleFiles</text:p>
          </table:table-cell>
          <table:table-cell office:value-type="string" table:style-name="ce45">
            <text:p>Incomplete: 1 of 1 open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11 - Operations</text:p>
          </table:table-cell>
          <table:table-cell office:value-type="string" table:style-name="ce45">
            <text:p>Incomplete: 7 of 7 open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12 - Refactoring</text:p>
          </table:table-cell>
          <table:table-cell office:value-type="string" table:style-name="ce45">
            <text:p>Incomplete: 7 of 7 open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13 - State Templates</text:p>
          </table:table-cell>
          <table:table-cell office:value-type="string" table:style-name="ce45">
            <text:p>Incomplete: 3 of 3 open</text:p>
          </table:table-cell>
          <table:table-cell table:number-columns-repeated="16382"/>
        </table:table-row>
        <table:table-row table:number-rows-repeated="3" table:style-name="ro3">
          <table:table-cell/>
          <table:table-cell table:style-name="ce45"/>
          <table:table-cell table:number-columns-repeated="16382"/>
        </table:table-row>
        <table:table-row table:number-rows-repeated="1048541" table:style-name="ro3">
          <table:table-cell table:number-columns-repeated="16384"/>
        </table:table-row>
      </table:table>
      <table:table table:name="Yakindu_SCT_Testcase_01_-_Insta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4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number-columns-repeated="1017" table:default-cell-style-name="ce1"/>
        <table:table-column table:style-name="co4" table:number-columns-repeated="15360" table:default-cell-style-name="ce1"/>
        <table:table-row table:style-name="ro1">
          <table:table-cell table:style-name="ce1"/>
          <table:table-cell office:value-type="string" table:style-name="ce2">
            <text:p>Status:</text:p>
          </table:table-cell>
          <table:table-cell office:value-type="string" office:string-value="Complete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table:style-name="ce1">
            <text:p>Complet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Errors:</text:p>
          </table:table-cell>
          <table:table-cell office:value-type="float" office:value="0" table:formula="of:=COUNTIF([.F16:.F102];&quot;FAILED&quot;)" table:style-name="ce4">
            <text:p>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Date of Test:</text:p>
          </table:table-cell>
          <table:table-cell office:value-type="date" office:date-value="2016-04-01T00:00:00" table:formula="of:=[Yakindu_SCT_Test_Report_Setup.$B1]" table:style-name="ce3">
            <text:p>01.04.16</text:p>
          </table:table-cell>
          <table:table-cell table:style-name="ce1"/>
          <table:table-cell table:style-name="ce4"/>
          <table:table-cell table:number-columns-repeated="16379" table:style-name="ce1"/>
        </table:table-row>
        <table:table-row table:style-name="ro1">
          <table:table-cell table:style-name="ce1"/>
          <table:table-cell table:style-name="ce5"/>
          <table:table-cell table:style-name="ce4"/>
          <table:table-cell table:style-name="ce1"/>
          <table:table-cell table:style-name="ce4"/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5">
            <text:p>Name:</text:p>
          </table:table-cell>
          <table:table-cell office:value-type="string" office:string-value="Mustermann" table:formula="of:=[Yakindu_SCT_Test_Report_Setup.B9]" table:style-name="ce9">
            <text:p>Mustermann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Surname:</text:p>
          </table:table-cell>
          <table:table-cell office:value-type="string" office:string-value="Max" table:formula="of:=[Yakindu_SCT_Test_Report_Setup.B10]" table:style-name="ce9">
            <text:p>Max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mail:</text:p>
          </table:table-cell>
          <table:table-cell office:value-type="string" office:string-value="Max.mustermann@itemis.de" table:formula="of:=[Yakindu_SCT_Test_Report_Setup.B11]" table:style-name="ce9">
            <text:p>Max.mustermann@itemis.de</text:p>
          </table:table-cell>
          <table:table-cell table:style-name="ce1"/>
          <table:table-cell table:style-name="ce6"/>
          <table:table-cell table:content-validation-name="val1" table:style-name="ce1"/>
          <table:table-cell table:number-columns-repeated="16378" table:style-name="ce1"/>
        </table:table-row>
        <table:table-row table:style-name="ro1">
          <table:table-cell table:style-name="ce1"/>
          <table:table-cell table:style-name="ce5"/>
          <table:table-cell table:style-name="ce9"/>
          <table:table-cell table:number-columns-repeated="2" table:style-name="ce1"/>
          <table:table-cell table:content-validation-name="val1" table:style-name="ce1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5">
            <text:p>Operating System:</text:p>
          </table:table-cell>
          <table:table-cell office:value-type="string" office:string-value="Win7 x64" table:formula="of:=[Yakindu_SCT_Test_Report_Setup.B13]" table:style-name="ce9">
            <text:p>Win7 x64</text:p>
          </table:table-cell>
          <table:table-cell table:number-columns-repeated="2" table:style-name="ce1"/>
          <table:table-cell table:content-validation-name="val1" table:style-name="ce1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5">
            <text:p>Yakindu Version</text:p>
          </table:table-cell>
          <table:table-cell office:value-type="string" office:string-value="SCT 2.5" table:formula="of:=[Yakindu_SCT_Test_Report_Setup.B14]" table:style-name="ce9">
            <text:p>SCT 2.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clipse Version</text:p>
          </table:table-cell>
          <table:table-cell office:value-type="string" office:string-value="Luna (4.4)" table:formula="of:=[Yakindu_SCT_Test_Report_Setup.B15]" table:style-name="ce9">
            <text:p>Luna (4.4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29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11">
            <text:p>Nr.</text:p>
          </table:table-cell>
          <table:table-cell office:value-type="string" table:style-name="ce12">
            <text:p>Testname</text:p>
          </table:table-cell>
          <table:table-cell office:value-type="string" table:style-name="ce13">
            <text:p>Preconditions</text:p>
          </table:table-cell>
          <table:table-cell office:value-type="string" table:style-name="ce12">
            <text:p>Test Instructions</text:p>
          </table:table-cell>
          <table:table-cell office:value-type="string" table:style-name="ce12">
            <text:p>Postconditions</text:p>
          </table:table-cell>
          <table:table-cell office:value-type="string" table:style-name="ce12">
            <text:p>Status</text:p>
          </table:table-cell>
          <table:table-cell office:value-type="string" table:style-name="ce12">
            <text:p>Issue</text:p>
          </table:table-cell>
          <table:table-cell table:number-columns-repeated="16377" table:style-name="ce14"/>
        </table:table-row>
        <table:table-row table:style-name="ro5">
          <table:table-cell office:value-type="string" table:style-name="ce15">
            <text:p>T1.1</text:p>
          </table:table-cell>
          <table:table-cell office:value-type="string" table:style-name="ce15">
            <text:p>Add Yakindu plugins</text:p>
          </table:table-cell>
          <table:table-cell office:value-type="string" table:style-name="ce16">
            <text:p>Eclipse Modeling Distribution</text:p>
            <text:p>(http://www.eclipse.org)</text:p>
          </table:table-cell>
          <table:table-cell office:value-type="string" table:style-name="ce17">
            <text:p>Click on<text:s/><text:span text:style-name="T2">Help-&gt;Install</text:span><text:s/>new Software...</text:p>
            <text:p>Select<text:s/><text:span text:style-name="T2">Add...</text:span><text:s/>in the „Install“ window</text:p>
            <text:p>Enter the update URL http://updates.yakindu.org/sct/luna/milestones/ as Location</text:p>
            <text:p>Click on orgblunan</text:p>
          </table:table-cell>
          <table:table-cell office:value-type="string" table:style-name="ce17">
            <text:p>The content of the Yakindu update site should be displayed with two entries:</text:p>
            <text:p>- Xtext Integration Utilities</text:p>
            <text:p>- Yakindu SCT 2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style-name="ro6">
          <table:table-cell office:value-type="string" table:style-name="ce15">
            <text:p>T1.2</text:p>
          </table:table-cell>
          <table:table-cell office:value-type="string" table:style-name="ce15">
            <text:p>Install Yakindu</text:p>
          </table:table-cell>
          <table:table-cell office:value-type="string" table:style-name="ce15">
            <text:p>T1.1</text:p>
          </table:table-cell>
          <table:table-cell office:value-type="string" table:style-name="ce17">
            <text:p>Select Xtext Integration Utilities and Yakindu SCT 2 from the tree Click on<text:s/><text:span text:style-name="T2">Next</text:span><text:s/>button<text:s/><text:span text:style-name="T2">twice</text:span><text:span text:style-name="T2"/></text:p>
            <text:p>Accept the License Agreement</text:p>
            <text:p>Select<text:s/><text:span text:style-name="T2">Finish</text:span><text:s/>Button to start installation</text:p>
            <text:p><text:span text:style-name="T2">If a security warning pops up continue with the installation</text:span></text:p>
          </table:table-cell>
          <table:table-cell office:value-type="string" table:style-name="ce17">
            <text:p>An information box asking you to restart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style-name="ro7">
          <table:table-cell office:value-type="string" table:style-name="ce15">
            <text:p>T1.3</text:p>
          </table:table-cell>
          <table:table-cell office:value-type="string" table:style-name="ce15">
            <text:p>Complete the installation</text:p>
          </table:table-cell>
          <table:table-cell office:value-type="string" table:style-name="ce15">
            <text:p>T1.2</text:p>
          </table:table-cell>
          <table:table-cell office:value-type="string" table:style-name="ce17">
            <text:p>Accept to restart Eclipse</text:p>
            <text:p><text:span text:style-name="T4">Select<text:s/></text:span><text:span text:style-name="T5">Help-&gt;About Eclipse</text:span><text:span text:style-name="T5"/></text:p>
            <text:p><text:span text:style-name="T4">Click on<text:s/></text:span><text:span text:style-name="T5">Installation Details</text:span><text:span text:style-name="T4"><text:s/>button</text:span><text:span text:style-name="T4"/></text:p>
            <text:p><text:span text:style-name="T4">Select the<text:s/></text:span><text:span text:style-name="T5">Plug-ins</text:span><text:span text:style-name="T4"><text:s/>tab</text:span></text:p>
          </table:table-cell>
          <table:table-cell office:value-type="string" table:style-name="ce17">
            <text:p>Eclipse restarted and following Yakindu Plug-ins</text:p>
            <text:p>Installed:</text:p>
            <text:p/>
            <text:p>- Yakindu SCT C Generator</text:p>
            <text:p>- Yakindu SCT C++ Generator</text:p>
            <text:p>- Yakindu SCT Editor</text:p>
            <text:p>- Yakindu SCT Help</text:p>
            <text:p>- Yakindu SCT SExec Edit Support</text:p>
            <text:p>- Yakindu SCT SExec Model</text:p>
            <text:p>- Yakindu SCT SGraph Edit Support</text:p>
            <text:p>- Yakindu SCT SGraph Model</text:p>
            <text:p>- Yakindu SCT SGraph Model UI</text:p>
            <text:p>- Yakindu SCT Simulation Core</text:p>
            <text:p>- Yakindu SCT Simulation UI</text:p>
            <text:p>- Yakindu SCT SText</text:p>
            <text:p>- Yakindu SCT SText Integration</text:p>
            <text:p>- Yakindu SCT SText Resource</text:p>
            <text:p>- Yakindu SCT SText UI</text:p>
            <text:p>- Yakindu SCT UI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number-rows-repeated="18" table:style-name="ro8">
          <table:table-cell table:style-name="ce20"/>
          <table:table-cell table:style-name="ce21"/>
          <table:table-cell table:style-name="ce22"/>
          <table:table-cell table:number-columns-repeated="4" table:style-name="ce23"/>
          <table:table-cell table:number-columns-repeated="16377" table:style-name="ce19"/>
        </table:table-row>
        <table:table-row table:number-rows-repeated="4" table:style-name="ro1">
          <table:table-cell table:style-name="ce20"/>
          <table:table-cell table:style-name="ce21"/>
          <table:table-cell table:style-name="ce22"/>
          <table:table-cell table:number-columns-repeated="4" table:style-name="ce23"/>
          <table:table-cell table:number-columns-repeated="16377"/>
        </table:table-row>
        <table:table-row table:number-rows-repeated="2" table:style-name="ro1">
          <table:table-cell table:style-name="ce24"/>
          <table:table-cell table:style-name="ce25"/>
          <table:table-cell table:style-name="ce26"/>
          <table:table-cell table:number-columns-repeated="4" table:style-name="ce27"/>
          <table:table-cell table:number-columns-repeated="16377"/>
        </table:table-row>
        <table:table-row table:number-rows-repeated="10" table:style-name="ro1">
          <table:table-cell table:number-columns-repeated="2" table:style-name="ce8"/>
          <table:table-cell table:style-name="ce28"/>
          <table:table-cell table:number-columns-repeated="4" table:style-name="ce8"/>
          <table:table-cell table:number-columns-repeated="16377"/>
        </table:table-row>
        <table:table-row table:number-rows-repeated="1048524" table:style-name="ro1">
          <table:table-cell table:number-columns-repeated="16384"/>
        </table:table-row>
      </table:table>
      <table:table table:name="Yakindu_SCT_Testcase_02_-_Edito" table:style-name="ta1">
        <table:table-column table:style-name="co12" table:default-cell-style-name="ce1"/>
        <table:table-column table:style-name="co6" table:default-cell-style-name="ce1"/>
        <table:table-column table:style-name="co7" table:default-cell-style-name="ce4"/>
        <table:table-column table:style-name="co13" table:default-cell-style-name="ce1"/>
        <table:table-column table:style-name="co9" table:default-cell-style-name="ce1"/>
        <table:table-column table:style-name="co3" table:default-cell-style-name="ce1"/>
        <table:table-column table:style-name="co14" table:default-cell-style-name="ce1"/>
        <table:table-column table:style-name="co10" table:number-columns-repeated="1017" table:default-cell-style-name="ce1"/>
        <table:table-column table:style-name="co4" table:number-columns-repeated="15360" table:default-cell-style-name="ce1"/>
        <table:table-row table:style-name="ro1">
          <table:table-cell table:style-name="ce1"/>
          <table:table-cell office:value-type="string" table:style-name="ce2">
            <text:p>Status:</text:p>
          </table:table-cell>
          <table:table-cell office:value-type="string" office:string-value="Complete" table:formula="of:=IF(COUNTIF([.F16:.F107];&quot;FAILED&quot;)=0;IF(COUNTIF([.F16:.F107];&quot;SUCCEDED&quot;) = COUNTIF([.F16:.F106];&quot;.*&quot;); &quot;Complete&quot;; &quot;Incomplete: &quot; &amp; COUNTIF([.F16:.F103];&quot;OPEN&quot;) &amp; &quot; of &quot; &amp; COUNTIF([.F16:.F103];&quot;.*&quot;) &amp; &quot; open&quot;);&quot;ERRORS&quot;)" table:style-name="ce1">
            <text:p>Complet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Errors:</text:p>
          </table:table-cell>
          <table:table-cell office:value-type="float" office:value="0" table:formula="of:=COUNTIF([.F16:.F105];&quot;FAILED&quot;)" table:style-name="ce4">
            <text:p>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Date of Test:</text:p>
          </table:table-cell>
          <table:table-cell office:value-type="date" office:date-value="2016-04-01T00:00:00" table:formula="of:=[Yakindu_SCT_Test_Report_Setup.$B1]" table:style-name="ce3">
            <text:p>01.04.1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4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Name:</text:p>
          </table:table-cell>
          <table:table-cell office:value-type="string" office:string-value="Mustermann" table:formula="of:=[Yakindu_SCT_Test_Report_Setup.B9]" table:style-name="ce9">
            <text:p>Mustermann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Surname:</text:p>
          </table:table-cell>
          <table:table-cell office:value-type="string" office:string-value="Max" table:formula="of:=[Yakindu_SCT_Test_Report_Setup.B10]" table:style-name="ce9">
            <text:p>Max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mail:</text:p>
          </table:table-cell>
          <table:table-cell office:value-type="string" office:string-value="Max.mustermann@itemis.de" table:formula="of:=[Yakindu_SCT_Test_Report_Setup.B11]" table:style-name="ce9">
            <text:p>Max.mustermann@itemis.d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9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Operating System:</text:p>
          </table:table-cell>
          <table:table-cell office:value-type="string" office:string-value="Win7 x64" table:formula="of:=[Yakindu_SCT_Test_Report_Setup.B13]" table:style-name="ce9">
            <text:p>Win7 x6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Yakindu Version</text:p>
          </table:table-cell>
          <table:table-cell office:value-type="string" office:string-value="SCT 2.5" table:formula="of:=[Yakindu_SCT_Test_Report_Setup.B14]" table:style-name="ce9">
            <text:p>SCT 2.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clipse Version</text:p>
          </table:table-cell>
          <table:table-cell office:value-type="string" office:string-value="Luna (4.4)" table:formula="of:=[Yakindu_SCT_Test_Report_Setup.B15]" table:style-name="ce9">
            <text:p>Luna (4.4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29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11">
            <text:p>Nr.</text:p>
          </table:table-cell>
          <table:table-cell office:value-type="string" table:style-name="ce12">
            <text:p>Testname</text:p>
          </table:table-cell>
          <table:table-cell office:value-type="string" table:style-name="ce13">
            <text:p>Preconditions</text:p>
          </table:table-cell>
          <table:table-cell office:value-type="string" table:style-name="ce12">
            <text:p>Test Instructions</text:p>
          </table:table-cell>
          <table:table-cell office:value-type="string" table:style-name="ce12">
            <text:p>Postconditions</text:p>
          </table:table-cell>
          <table:table-cell office:value-type="string" table:style-name="ce12">
            <text:p>Status</text:p>
          </table:table-cell>
          <table:table-cell office:value-type="string" table:style-name="ce12">
            <text:p>Issue</text:p>
          </table:table-cell>
          <table:table-cell table:number-columns-repeated="16377" table:style-name="ce14"/>
        </table:table-row>
        <table:table-row table:style-name="ro9">
          <table:table-cell office:value-type="string" table:style-name="ce15">
            <text:p>T2.1</text:p>
          </table:table-cell>
          <table:table-cell office:value-type="string" table:style-name="ce15">
            <text:p>Create a Java project</text:p>
          </table:table-cell>
          <table:table-cell office:value-type="string" table:style-name="ce15">
            <text:p>T1.3</text:p>
          </table:table-cell>
          <table:table-cell office:value-type="string" table:style-name="ce17">
            <text:p>Click on<text:s/><text:span text:style-name="T2">File-&gt;New-&gt;Java Project</text:span><text:span text:style-name="T2"/></text:p>
            <text:p><text:span text:style-name="T1">Enter<text:s/></text:span><text:span text:style-name="T2">TestProject</text:span><text:span text:style-name="T1"><text:s/>as new project name</text:span><text:span text:style-name="T1"/></text:p>
            <text:p><text:span text:style-name="T1">Click on<text:s/></text:span><text:span text:style-name="T2">Finish</text:span><text:span text:style-name="T1"><text:s/>button to create the project</text:span></text:p>
          </table:table-cell>
          <table:table-cell office:value-type="string" table:style-name="ce17">
            <text:p>An new project TestProject is created in the workspace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style-name="ro10">
          <table:table-cell office:value-type="string" table:style-name="ce15">
            <text:p>T2.2</text:p>
          </table:table-cell>
          <table:table-cell office:value-type="string" table:style-name="ce15">
            <text:p>Create a statechart</text:p>
          </table:table-cell>
          <table:table-cell office:value-type="string" table:style-name="ce15">
            <text:p>T2.1</text:p>
          </table:table-cell>
          <table:table-cell office:value-type="string" table:style-name="ce17">
            <text:p><text:span text:style-name="T1">Press<text:s/></text:span><text:span text:style-name="T2">Ctrl-N</text:span><text:span text:style-name="T1"><text:s/>to open the New Wizard</text:span><text:span text:style-name="T1"/></text:p>
            <text:p><text:span text:style-name="T1">Expand the<text:s/></text:span><text:span text:style-name="T2">YAKINDU SCT</text:span><text:span text:style-name="T1"><text:s/>tree entry and select<text:s/></text:span><text:span text:style-name="T2">Statechart Model</text:span><text:span text:style-name="T2"/></text:p>
            <text:p><text:span text:style-name="T1">Click on<text:s/></text:span><text:span text:style-name="T2">Next</text:span><text:span text:style-name="T2"/></text:p>
            <text:p><text:span text:style-name="T1">Enter<text:s/></text:span><text:span text:style-name="T6">Staircase.sct</text:span><text:span text:style-name="T1"><text:s/>as name and click on<text:s/></text:span><text:span text:style-name="T2">Finish</text:span><text:span text:style-name="T1"><text:s/>button to create the statechart</text:span></text:p>
          </table:table-cell>
          <table:table-cell office:value-type="string" table:style-name="ce17">
            <text:p>Confirm Perspective Switch dialog pops up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style-name="ro11">
          <table:table-cell office:value-type="string" table:style-name="ce15">
            <text:p>T2.3</text:p>
          </table:table-cell>
          <table:table-cell office:value-type="string" table:style-name="ce15">
            <text:p>Complete statechart creating</text:p>
          </table:table-cell>
          <table:table-cell office:value-type="string" table:style-name="ce15">
            <text:p>T2.2</text:p>
          </table:table-cell>
          <table:table-cell office:value-type="string" table:style-name="ce30">
            <text:p><text:span text:style-name="T3">Click on<text:s/></text:span><text:span text:style-name="T7">Yes</text:span><text:span text:style-name="T3"><text:s/>button to enable the yakindu modeling perspective</text:span></text:p>
          </table:table-cell>
          <table:table-cell office:value-type="string" table:style-name="ce17">
            <text:p>A file named<text:s/><text:span text:style-name="T6">Staircase.sct</text:span><text:s/>is created in project explorer</text:p>
            <text:p>A new visual editor view “Palette” is available.</text:p>
            <text:p>It contains different elements (Region, State...)</text:p>
            <text:p>The statechart contains the Statechart Specification Element, a Region with an Entry connected with a unnamed state</text:p>
            <text:p>The state should have a name " State A "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style-name="ro12">
          <table:table-cell office:value-type="string" table:style-name="ce15">
            <text:p>T2.4</text:p>
          </table:table-cell>
          <table:table-cell office:value-type="string" table:style-name="ce15">
            <text:p>Open Properties View</text:p>
          </table:table-cell>
          <table:table-cell office:value-type="string" table:style-name="ce15">
            <text:p>T2.3</text:p>
          </table:table-cell>
          <table:table-cell office:value-type="string" table:style-name="ce17">
            <text:p>Do a right click on the state to open the context menu</text:p>
            <text:p>Select Show Properties View</text:p>
          </table:table-cell>
          <table:table-cell office:value-type="string" table:style-name="ce17">
            <text:p>The properties view is opened displaying the selected state properties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style-name="ro13">
          <table:table-cell office:value-type="string" table:style-name="ce15">
            <text:p>T2.5</text:p>
          </table:table-cell>
          <table:table-cell office:value-type="string" table:style-name="ce15">
            <text:p>Change state name</text:p>
          </table:table-cell>
          <table:table-cell office:value-type="string" table:style-name="ce15">
            <text:p>T2.4</text:p>
          </table:table-cell>
          <table:table-cell office:value-type="string" table:style-name="ce17">
            <text:p>Enter<text:s/><text:span text:style-name="T6">LightOff</text:span><text:s/>as new “State name:” in properties view</text:p>
            <text:p>Press tab to change focus</text:p>
          </table:table-cell>
          <table:table-cell office:value-type="string" table:style-name="ce17">
            <text:p>The states name should change to<text:span text:style-name="T6"><text:s/>LightOff</text:span><text:span text:style-name="T6"/></text:p>
            <text:p>The error markers disappear</text:p>
            <text:p>The editor is marked as dirty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style-name="ro14">
          <table:table-cell office:value-type="string" table:style-name="ce15">
            <text:p>T2.6</text:p>
          </table:table-cell>
          <table:table-cell office:value-type="string" table:style-name="ce15">
            <text:p>Ja</text:p>
          </table:table-cell>
          <table:table-cell office:value-type="string" table:style-name="ce15">
            <text:p>T2.5</text:p>
          </table:table-cell>
          <table:table-cell office:value-type="string" table:style-name="ce17">
            <text:p>Click on the state icon in the tools palette</text:p>
            <text:p>Click inside the region to insert a new state</text:p>
            <text:p>Change the state name to<text:s/><text:span text:style-name="T6">LightOn</text:span></text:p>
          </table:table-cell>
          <table:table-cell office:value-type="string" table:style-name="ce17">
            <text:p>A state named LightOn is created in the region</text:p>
            <text:p>following error is displayed on state:</text:p>
            <text:p>Node is not reachable due to missing incoming transition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style-name="ro15">
          <table:table-cell office:value-type="string" table:style-name="ce15">
            <text:p>T2.7</text:p>
          </table:table-cell>
          <table:table-cell office:value-type="string" table:style-name="ce15">
            <text:p>Create a variable and an event</text:p>
          </table:table-cell>
          <table:table-cell office:value-type="string" table:style-name="ce15">
            <text:p>T2.6</text:p>
          </table:table-cell>
          <table:table-cell office:value-type="string" table:style-name="ce17">
            <text:p>Enter following code in the Statechart Specification Element:</text:p>
            <text:p/>
            <text:p>internal:</text:p>
            <text:p>var light : boolean</text:p>
            <text:p/>
            <text:p>interface:</text:p>
            <text:p>in event keypress</text:p>
          </table:table-cell>
          <table:table-cell office:value-type="string" table:style-name="ce17">
            <text:p>No specification errors should appear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style-name="ro16">
          <table:table-cell office:value-type="string" table:style-name="ce15">
            <text:p>T2.8</text:p>
          </table:table-cell>
          <table:table-cell office:value-type="string" table:style-name="ce15">
            <text:p>Add actions to states</text:p>
          </table:table-cell>
          <table:table-cell office:value-type="string" table:style-name="ce15">
            <text:p>T2.7</text:p>
          </table:table-cell>
          <table:table-cell office:value-type="string" table:style-name="ce17">
            <text:p>Enter following code in state specification of state<text:s/><text:span text:style-name="T6">LightOff</text:span>:</text:p>
            <text:p/>
            <text:p>entry / light = false</text:p>
            <text:p/>
            <text:p>Enter following code in state specification of state<text:s/><text:span text:style-name="T6">LightOn</text:span>:</text:p>
            <text:p/>
            <text:p>entry / light = true</text:p>
          </table:table-cell>
          <table:table-cell office:value-type="string" table:style-name="ce17">
            <text:p>No specification errors should appear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style-name="ro17">
          <table:table-cell office:value-type="string" table:style-name="ce15">
            <text:p>T2.9</text:p>
          </table:table-cell>
          <table:table-cell office:value-type="string" table:style-name="ce15">
            <text:p>Create Transitions</text:p>
          </table:table-cell>
          <table:table-cell office:value-type="string" table:style-name="ce15">
            <text:p>T2.6</text:p>
          </table:table-cell>
          <table:table-cell office:value-type="string" table:style-name="ce17">
            <text:p>Click on the Transition icon in the palette view</text:p>
            <text:p>Connect the<text:s/><text:span text:style-name="T6">LightOff</text:span><text:s/>state with the<text:s/><text:span text:style-name="T6">LightOn</text:span><text:s/>state</text:p>
            <text:p>Enter event k<text:span text:style-name="T6">eypress</text:span><text:s/>as trigger</text:p>
            <text:p>Create a second Transition from<text:s/><text:span text:style-name="T6">LightOn</text:span><text:s/>to<text:s/><text:span text:style-name="T6">LightOff</text:span><text:s/>state</text:p>
            <text:p>Enter<text:s/><text:span text:style-name="T6">after 30s</text:span><text:s/>as trigger</text:p>
          </table:table-cell>
          <table:table-cell office:value-type="string" table:style-name="ce17">
            <text:p>A new transition with trigger<text:s/><text:span text:style-name="T6">keypress</text:span><text:s/>is created</text:p>
            <text:p>A new transition with trigger<text:s/><text:span text:style-name="T6">after 30s</text:span><text:s/>is created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style-name="ro18">
          <table:table-cell office:value-type="string" table:style-name="ce15">
            <text:p>T2.10</text:p>
          </table:table-cell>
          <table:table-cell office:value-type="string" table:style-name="ce15">
            <text:p>Add additional elements</text:p>
          </table:table-cell>
          <table:table-cell office:value-type="string" table:style-name="ce15">
            <text:p>T2.9</text:p>
          </table:table-cell>
          <table:table-cell office:value-type="string" table:style-name="ce17">
            <text:p>Add following elements to the main region:</text:p>
            <text:p>- Compartment State</text:p>
            <text:p>- Shallow History</text:p>
            <text:p>- Deep History</text:p>
            <text:p>- Final State</text:p>
            <text:p>- Exit Node</text:p>
            <text:p>- Choice</text:p>
            <text:p>- Synchronization</text:p>
          </table:table-cell>
          <table:table-cell office:value-type="string" table:style-name="ce17">
            <text:p>Check if every element is drawed correctly (size, color, appearance etc.)</text:p>
            <text:p/>
            <text:p>Check if error markers are set correctly if incoming transitions or names are missing and 'Dublicate NamedElement “xyz” in Region Main_region'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style-name="ro12">
          <table:table-cell office:value-type="string" table:style-name="ce15">
            <text:p>T2.10.1</text:p>
          </table:table-cell>
          <table:table-cell office:value-type="string" table:style-name="ce15">
            <text:p>Naming</text:p>
          </table:table-cell>
          <table:table-cell office:value-type="string" table:style-name="ce15">
            <text:p>T2.10</text:p>
          </table:table-cell>
          <table:table-cell office:value-type="string" table:style-name="ce17">
            <text:p>Change the name of: initial entry node, Shallow History, Deep History and Exit.</text:p>
          </table:table-cell>
          <table:table-cell office:value-type="string" table:style-name="ce17">
            <text:p>The names should appear beside or below of the element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style-name="ro5">
          <table:table-cell office:value-type="string" table:style-name="ce15">
            <text:p>T2.11</text:p>
          </table:table-cell>
          <table:table-cell office:value-type="string" table:style-name="ce15">
            <text:p>Copy &amp; Paste</text:p>
          </table:table-cell>
          <table:table-cell office:value-type="string" table:style-name="ce15">
            <text:p>T2.10</text:p>
          </table:table-cell>
          <table:table-cell office:value-type="string" table:style-name="ce17">
            <text:p>Select the a state</text:p>
            <text:p>Select<text:s/><text:span text:style-name="T2">Edit-&gt;Copy</text:span><text:s/>(CTRL+C) to copy the state</text:p>
            <text:p>Select the main region</text:p>
            <text:p>Select<text:s/><text:span text:style-name="T2">Edit-&gt;Paste</text:span><text:s/>(CTRL+V) to paste a copy of the state to the main region</text:p>
          </table:table-cell>
          <table:table-cell office:value-type="string" table:style-name="ce17">
            <text:p>state should be copied with all including elements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style-name="ro5">
          <table:table-cell office:value-type="string" table:style-name="ce15">
            <text:p>T2.12</text:p>
          </table:table-cell>
          <table:table-cell office:value-type="string" table:style-name="ce15">
            <text:p>Copy &amp; Paste</text:p>
          </table:table-cell>
          <table:table-cell office:value-type="string" table:style-name="ce15">
            <text:p>T2.10</text:p>
          </table:table-cell>
          <table:table-cell office:value-type="string" table:style-name="ce17">
            <text:p>Select the main region</text:p>
            <text:p>Select<text:s/><text:span text:style-name="T2">Edit-&gt;Copy</text:span><text:s/>(CTRL+C) to copy the region</text:p>
            <text:p>Select the diagram canvas</text:p>
            <text:p>Select<text:s/><text:span text:style-name="T2">Edit-&gt;Paste</text:span><text:s/>(CTRL+V) to paste a copy of the region to the canvas</text:p>
          </table:table-cell>
          <table:table-cell office:value-type="string" table:style-name="ce17">
            <text:p>Region should be copied with all including elements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style-name="ro5">
          <table:table-cell office:value-type="string" table:style-name="ce15">
            <text:p>T2.13</text:p>
          </table:table-cell>
          <table:table-cell office:value-type="string" table:style-name="ce15">
            <text:p>Delete &amp; Paste</text:p>
          </table:table-cell>
          <table:table-cell office:value-type="string" table:style-name="ce15">
            <text:p>T2.10</text:p>
          </table:table-cell>
          <table:table-cell office:value-type="string" table:style-name="ce17">
            <text:p>Select the a state</text:p>
            <text:p>Select<text:s/><text:span text:style-name="T2">Edit-&gt;Cut</text:span><text:s/>(CTRL+X) to delete the state</text:p>
            <text:p>Select the main region</text:p>
            <text:p>Select<text:s/><text:span text:style-name="T2">Edit-&gt;Paste</text:span><text:s/>(CTRL+V) to paste a copy of the state to the main region</text:p>
          </table:table-cell>
          <table:table-cell office:value-type="string" table:style-name="ce17">
            <text:p>state should be delete and copied with all including elements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style-name="ro5">
          <table:table-cell office:value-type="string" table:style-name="ce15">
            <text:p>T2.14</text:p>
          </table:table-cell>
          <table:table-cell office:value-type="string" table:style-name="ce15">
            <text:p>Delete &amp; Paste</text:p>
          </table:table-cell>
          <table:table-cell office:value-type="string" table:style-name="ce15">
            <text:p>T2.10</text:p>
          </table:table-cell>
          <table:table-cell office:value-type="string" table:style-name="ce17">
            <text:p>Select the main region</text:p>
            <text:p>Select<text:s/><text:span text:style-name="T2">Edit-&gt;Cut</text:span><text:s/>(CTRL+X) to copy the region</text:p>
            <text:p>Select the diagram canvas</text:p>
            <text:p>Select<text:s/><text:span text:style-name="T2">Edit-&gt;Paste</text:span><text:s/>(CTRL+V) to paste a copy of the region to the canvas</text:p>
          </table:table-cell>
          <table:table-cell office:value-type="string" table:style-name="ce17">
            <text:p>Region should be delete and copied with all including elements</text:p>
          </table:table-cell>
          <table:table-cell office:value-type="string" table:style-name="ce18">
            <text:p>OPEN</text:p>
          </table:table-cell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number-columns-repeated="2" table:style-name="ce17"/>
          <table:table-cell table:style-name="ce18"/>
          <table:table-cell table:number-columns-repeated="3" table:style-name="ce15"/>
          <table:table-cell table:style-name="ce17"/>
          <table:table-cell table:number-columns-repeated="15360"/>
        </table:table-row>
        <table:table-row table:style-name="ro19">
          <table:table-cell office:value-type="string" table:style-name="ce15">
            <text:p>T2.15</text:p>
          </table:table-cell>
          <table:table-cell office:value-type="string" table:style-name="ce15">
            <text:p>Delete</text:p>
          </table:table-cell>
          <table:table-cell office:value-type="string" table:style-name="ce15">
            <text:p>T2.11</text:p>
          </table:table-cell>
          <table:table-cell office:value-type="string" table:style-name="ce17">
            <text:p>Remove following elements from the diagram:</text:p>
            <text:p>- Copied Region</text:p>
            <text:p>- Elements added in T.2.10</text:p>
          </table:table-cell>
          <table:table-cell office:value-type="string" table:style-name="ce17">
            <text:p>All elements should be removed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style-name="ro19">
          <table:table-cell office:value-type="string" table:style-name="ce15">
            <text:p>T2.16</text:p>
          </table:table-cell>
          <table:table-cell office:value-type="string" table:style-name="ce15">
            <text:p>Navigator View</text:p>
          </table:table-cell>
          <table:table-cell office:value-type="string" table:style-name="ce15">
            <text:p>T2.12</text:p>
          </table:table-cell>
          <table:table-cell office:value-type="string" table:style-name="ce17">
            <text:p>Enable SC Modeling Perspective</text:p>
            <text:p>Expand the Staircase.sct file in the Package Explorer</text:p>
            <text:p/>
          </table:table-cell>
          <table:table-cell office:value-type="string" table:style-name="ce17">
            <text:p>Statechart Staircase should be displayed as child with icon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style-name="ro12">
          <table:table-cell office:value-type="string" table:style-name="ce15">
            <text:p>T2.16.1</text:p>
          </table:table-cell>
          <table:table-cell office:value-type="string" table:style-name="ce15">
            <text:p>Navigator View</text:p>
          </table:table-cell>
          <table:table-cell office:value-type="string" table:style-name="ce15">
            <text:p>T2.16</text:p>
          </table:table-cell>
          <table:table-cell office:value-type="string" table:style-name="ce17">
            <text:p>Expand the Statechart Staircase entry in the tree view</text:p>
            <text:p/>
          </table:table-cell>
          <table:table-cell office:value-type="string" table:style-name="ce17">
            <text:p>The two interfaces and the region should be displayed as children with icons.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style-name="ro12">
          <table:table-cell office:value-type="string" table:style-name="ce15">
            <text:p>T2.16.2</text:p>
          </table:table-cell>
          <table:table-cell office:value-type="string" table:style-name="ce15">
            <text:p>Navigator View</text:p>
          </table:table-cell>
          <table:table-cell office:value-type="string" table:style-name="ce15">
            <text:p>T2.16.1</text:p>
          </table:table-cell>
          <table:table-cell office:value-type="string" table:style-name="ce17">
            <text:p>Expand the interface entries in the tree view</text:p>
            <text:p/>
          </table:table-cell>
          <table:table-cell office:value-type="string" table:style-name="ce17">
            <text:p>The variables and events of the interfaces should be listed as children with icons.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style-name="ro12">
          <table:table-cell office:value-type="string" table:style-name="ce15">
            <text:p>T2.16.3</text:p>
          </table:table-cell>
          <table:table-cell office:value-type="string" table:style-name="ce15">
            <text:p>Navigator View</text:p>
          </table:table-cell>
          <table:table-cell office:value-type="string" table:style-name="ce15">
            <text:p>T2.16.2</text:p>
          </table:table-cell>
          <table:table-cell office:value-type="string" table:style-name="ce17">
            <text:p>Expand the region entry in the tree view</text:p>
            <text:p/>
          </table:table-cell>
          <table:table-cell office:value-type="string" table:style-name="ce17">
            <text:p>The initial state and the states LightOff and LightOn should be displayed as children with icons.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style-name="ro12">
          <table:table-cell office:value-type="string" table:style-name="ce15">
            <text:p>T2.16.4</text:p>
          </table:table-cell>
          <table:table-cell office:value-type="string" table:style-name="ce15">
            <text:p>Navigator View</text:p>
          </table:table-cell>
          <table:table-cell office:value-type="string" table:style-name="ce15">
            <text:p>T2.16.3</text:p>
          </table:table-cell>
          <table:table-cell office:value-type="string" table:style-name="ce17">
            <text:p>Expand the states entries in the tree view</text:p>
            <text:p/>
          </table:table-cell>
          <table:table-cell office:value-type="string" table:style-name="ce17">
            <text:p>The outgoing transitions of the states should be displayed with icon and trigger/guard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style-name="ro13">
          <table:table-cell office:value-type="string" table:style-name="ce15">
            <text:p>T2.17</text:p>
          </table:table-cell>
          <table:table-cell office:value-type="string" table:style-name="ce15">
            <text:p>View</text:p>
          </table:table-cell>
          <table:table-cell office:value-type="string" table:style-name="ce15">
            <text:p>T2.16</text:p>
          </table:table-cell>
          <table:table-cell office:value-type="string" table:style-name="ce17">
            <text:p>Press<text:s/><text:span text:style-name="T2">Ctrl and +</text:span><text:s/>to zoom in and press<text:s/><text:span text:style-name="T2">Ctrl and –</text:span><text:s/>to zoom out</text:p>
            <text:p/>
          </table:table-cell>
          <table:table-cell office:value-type="string" table:style-name="ce17">
            <text:p>The view should zoom in and out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style-name="ro20">
          <table:table-cell office:value-type="string" table:style-name="ce15">
            <text:p>T2.21</text:p>
          </table:table-cell>
          <table:table-cell office:value-type="string" table:style-name="ce15">
            <text:p>View</text:p>
          </table:table-cell>
          <table:table-cell office:value-type="string" table:style-name="ce15">
            <text:p>T2.16</text:p>
          </table:table-cell>
          <table:table-cell office:value-type="string" table:style-name="ce17">
            <text:p>Select a state</text:p>
            <text:p>Press<text:s/><text:span text:style-name="T2">Delete</text:span></text:p>
          </table:table-cell>
          <table:table-cell office:value-type="string" table:style-name="ce17">
            <text:p>The state should be deleted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/>
        </table:table-row>
        <table:table-row table:style-name="ro2">
          <table:table-cell office:value-type="string" table:style-name="ce15">
            <text:p>T2.18</text:p>
          </table:table-cell>
          <table:table-cell office:value-type="string" table:style-name="ce15">
            <text:p>View</text:p>
          </table:table-cell>
          <table:table-cell office:value-type="string" table:style-name="ce15">
            <text:p>T2.16</text:p>
          </table:table-cell>
          <table:table-cell office:value-type="string" table:style-name="ce17">
            <text:p>Press<text:s/><text:span text:style-name="T2">Ctrl and Z</text:span></text:p>
            <text:p/>
          </table:table-cell>
          <table:table-cell office:value-type="string" table:style-name="ce17">
            <text:p>action should be undo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style-name="ro1">
          <table:table-cell office:value-type="string" table:style-name="ce15">
            <text:p>T2.19</text:p>
          </table:table-cell>
          <table:table-cell office:value-type="string" table:style-name="ce15">
            <text:p>View</text:p>
          </table:table-cell>
          <table:table-cell office:value-type="string" table:style-name="ce15">
            <text:p>T2.16</text:p>
          </table:table-cell>
          <table:table-cell office:value-type="string" table:style-name="ce17">
            <text:p>Press<text:s/><text:span text:style-name="T2">Ctrl and Y</text:span></text:p>
          </table:table-cell>
          <table:table-cell office:value-type="string" table:style-name="ce17">
            <text:p>undo should be undo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style-name="ro2">
          <table:table-cell office:value-type="string" table:style-name="ce15">
            <text:p>T2.20</text:p>
          </table:table-cell>
          <table:table-cell office:value-type="string" table:style-name="ce15">
            <text:p>View</text:p>
          </table:table-cell>
          <table:table-cell office:value-type="string" table:style-name="ce15">
            <text:p>T2.16</text:p>
          </table:table-cell>
          <table:table-cell office:value-type="string" table:style-name="ce17">
            <text:p>Press<text:s/><text:span text:style-name="T2">Ctrl and A</text:span></text:p>
            <text:p/>
          </table:table-cell>
          <table:table-cell office:value-type="string" table:style-name="ce17">
            <text:p>everything should marked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number-rows-repeated="3" table:style-name="ro1">
          <table:table-cell table:style-name="ce20"/>
          <table:table-cell table:style-name="ce21"/>
          <table:table-cell table:style-name="ce22"/>
          <table:table-cell table:number-columns-repeated="4" table:style-name="ce23"/>
          <table:table-cell table:number-columns-repeated="16377"/>
        </table:table-row>
        <table:table-row table:number-rows-repeated="2" table:style-name="ro1">
          <table:table-cell table:style-name="ce24"/>
          <table:table-cell table:style-name="ce25"/>
          <table:table-cell table:style-name="ce26"/>
          <table:table-cell table:number-columns-repeated="4" table:style-name="ce27"/>
          <table:table-cell table:number-columns-repeated="16377"/>
        </table:table-row>
        <table:table-row table:number-rows-repeated="10" table:style-name="ro1">
          <table:table-cell table:number-columns-repeated="2" table:style-name="ce8"/>
          <table:table-cell table:style-name="ce28"/>
          <table:table-cell table:number-columns-repeated="4" table:style-name="ce8"/>
          <table:table-cell table:number-columns-repeated="16377"/>
        </table:table-row>
        <table:table-row table:number-rows-repeated="1048520" table:style-name="ro1">
          <table:table-cell table:number-columns-repeated="16384"/>
        </table:table-row>
      </table:table>
      <table:table table:name="Yakindu_SCT_Testcase_03_-_Simul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4"/>
        <table:table-column table:style-name="co13" table:default-cell-style-name="ce1"/>
        <table:table-column table:style-name="co9" table:default-cell-style-name="ce1"/>
        <table:table-column table:style-name="co10" table:default-cell-style-name="ce1"/>
        <table:table-column table:style-name="co15" table:default-cell-style-name="ce1"/>
        <table:table-column table:style-name="co10" table:number-columns-repeated="1017" table:default-cell-style-name="ce1"/>
        <table:table-column table:style-name="co4" table:number-columns-repeated="15360" table:default-cell-style-name="ce1"/>
        <table:table-row table:style-name="ro1">
          <table:table-cell table:style-name="ce1"/>
          <table:table-cell office:value-type="string" table:style-name="ce2">
            <text:p>Status:</text:p>
          </table:table-cell>
          <table:table-cell office:value-type="string" office:string-value="Complete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table:style-name="ce1">
            <text:p>Complet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Errors:</text:p>
          </table:table-cell>
          <table:table-cell office:value-type="float" office:value="0" table:formula="of:=COUNTIF([.F15:.F101];&quot;FAILED&quot;)" table:style-name="ce4">
            <text:p>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Date of Test:</text:p>
          </table:table-cell>
          <table:table-cell office:value-type="date" office:date-value="2016-04-01T00:00:00" table:formula="of:=[Yakindu_SCT_Test_Report_Setup.$B1]" table:style-name="ce3">
            <text:p>01.04.1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4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Name:</text:p>
          </table:table-cell>
          <table:table-cell office:value-type="string" office:string-value="Mustermann" table:formula="of:=[Yakindu_SCT_Test_Report_Setup.B9]" table:style-name="ce9">
            <text:p>Mustermann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Surname:</text:p>
          </table:table-cell>
          <table:table-cell office:value-type="string" office:string-value="Max" table:formula="of:=[Yakindu_SCT_Test_Report_Setup.B10]" table:style-name="ce9">
            <text:p>Max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mail:</text:p>
          </table:table-cell>
          <table:table-cell office:value-type="string" office:string-value="Max.mustermann@itemis.de" table:formula="of:=[Yakindu_SCT_Test_Report_Setup.B11]" table:style-name="ce9">
            <text:p>Max.mustermann@itemis.d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9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Operating System:</text:p>
          </table:table-cell>
          <table:table-cell office:value-type="string" office:string-value="Win7 x64" table:formula="of:=[Yakindu_SCT_Test_Report_Setup.B13]" table:style-name="ce9">
            <text:p>Win7 x6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Yakindu Version</text:p>
          </table:table-cell>
          <table:table-cell office:value-type="string" office:string-value="SCT 2.5" table:formula="of:=[Yakindu_SCT_Test_Report_Setup.B14]" table:style-name="ce9">
            <text:p>SCT 2.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clipse Version</text:p>
          </table:table-cell>
          <table:table-cell office:value-type="string" office:string-value="Luna (4.4)" table:formula="of:=[Yakindu_SCT_Test_Report_Setup.B15]" table:style-name="ce9">
            <text:p>Luna (4.4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29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11">
            <text:p>Nr.</text:p>
          </table:table-cell>
          <table:table-cell office:value-type="string" table:style-name="ce12">
            <text:p>Testname</text:p>
          </table:table-cell>
          <table:table-cell office:value-type="string" table:style-name="ce13">
            <text:p>Preconditions</text:p>
          </table:table-cell>
          <table:table-cell office:value-type="string" table:style-name="ce12">
            <text:p>Test Instructions</text:p>
          </table:table-cell>
          <table:table-cell office:value-type="string" table:style-name="ce12">
            <text:p>Postconditions</text:p>
          </table:table-cell>
          <table:table-cell office:value-type="string" table:style-name="ce12">
            <text:p>Status</text:p>
          </table:table-cell>
          <table:table-cell office:value-type="string" table:style-name="ce12">
            <text:p>Issue</text:p>
          </table:table-cell>
          <table:table-cell table:number-columns-repeated="16377" table:style-name="ce14"/>
        </table:table-row>
        <table:table-row table:style-name="ro21">
          <table:table-cell office:value-type="string" table:style-name="ce15">
            <text:p>T3.1</text:p>
          </table:table-cell>
          <table:table-cell office:value-type="string" table:style-name="ce15">
            <text:p>Run Configuration</text:p>
          </table:table-cell>
          <table:table-cell office:value-type="string" table:style-name="ce15">
            <text:p>T2.6</text:p>
          </table:table-cell>
          <table:table-cell office:value-type="string" table:style-name="ce17">
            <text:p>Select the TestProject</text:p>
            <text:p>Select<text:s/><text:span text:style-name="T2">Run-&gt;Run Configurations...</text:span><text:span text:style-name="T2"/></text:p>
            <text:p>Select<text:s/><text:span text:style-name="T6">Statechart Simulation</text:span><text:span text:style-name="T6"/></text:p>
            <text:p>Click on the<text:s/><text:span text:style-name="T2">New</text:span><text:s/>button (Upper left corner)</text:p>
            <text:p>Enter<text:s/><text:span text:style-name="T6">Staircase</text:span><text:s/>as name</text:p>
            <text:p>Choose<text:s/><text:span text:style-name="T6">Staircase.sct</text:span><text:s/>as model file</text:p>
            <text:p>Click on<text:s/><text:span text:style-name="T2">Apply</text:span><text:s/>button to save settings</text:p>
            <text:p>Click on<text:s/><text:span text:style-name="T2">Run</text:span><text:s/>button to start simulation</text:p>
          </table:table-cell>
          <table:table-cell office:value-type="string" table:style-name="ce17">
            <text:p>The simulation is started</text:p>
            <text:p>The<text:s/><text:span text:style-name="T6">SC Simulation</text:span><text:s/>perspective is enabled</text:p>
            <text:p>State<text:s/><text:span text:style-name="T6">LightOff</text:span><text:s/>is highlighted (red)</text:p>
            <text:p>The Declarations View displays the variable<text:s/><text:span text:style-name="T6">light</text:span><text:s/>(Value false) and the event<text:s/><text:span text:style-name="T6">keypress</text:span></text:p>
          </table:table-cell>
          <table:table-cell office:value-type="string" table:style-name="ce18">
            <text:p>OPEN</text:p>
          </table:table-cell>
          <table:table-cell table:style-name="ce31"/>
          <table:table-cell table:number-columns-repeated="16377" table:style-name="ce19"/>
        </table:table-row>
        <table:table-row table:style-name="ro22">
          <table:table-cell office:value-type="string" table:style-name="ce15">
            <text:p>T3.2</text:p>
          </table:table-cell>
          <table:table-cell office:value-type="string" table:style-name="ce15">
            <text:p>Change the state</text:p>
          </table:table-cell>
          <table:table-cell office:value-type="string" table:style-name="ce15">
            <text:p>T3.1</text:p>
          </table:table-cell>
          <table:table-cell office:value-type="string" table:style-name="ce17">
            <text:p>Click on the event<text:s/><text:span text:style-name="T6">keypress</text:span><text:s/>in the Declarations View</text:p>
          </table:table-cell>
          <table:table-cell office:value-type="string" table:style-name="ce17">
            <text:p>State<text:s/><text:span text:style-name="T6">LightOn</text:span><text:s/>is highlighted (red)</text:p>
            <text:p>The transition from<text:s/><text:span text:style-name="T6">LightOff</text:span><text:s/>to<text:s/><text:span text:style-name="T6">LightOn</text:span><text:s/>is colored orange</text:p>
            <text:p>Variable<text:s/><text:span text:style-name="T6">light</text:span><text:s/>is set to true</text:p>
            <text:p/>
            <text:p>After 30 seconds state<text:span text:style-name="T6"><text:s/>LightOff</text:span><text:s/>and it's incoming transition are highlighted</text:p>
            <text:p>Variable<text:s/><text:span text:style-name="T6">light</text:span><text:s/>is set to false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style-name="ro19">
          <table:table-cell office:value-type="string" table:style-name="ce15">
            <text:p>T3.3</text:p>
          </table:table-cell>
          <table:table-cell office:value-type="string" table:style-name="ce15">
            <text:p>Stop the simulation</text:p>
          </table:table-cell>
          <table:table-cell office:value-type="string" table:style-name="ce15">
            <text:p>T3.2</text:p>
          </table:table-cell>
          <table:table-cell office:value-type="string" table:style-name="ce30">
            <text:p>Click on the<text:s/><text:span text:style-name="T2">Terminate</text:span><text:s/>button in the Debug View to stop the simulation</text:p>
          </table:table-cell>
          <table:table-cell office:value-type="string" table:style-name="ce17">
            <text:p>Simulation is stopped</text:p>
            <text:p>No state is highlighted</text:p>
            <text:p>The Declarations View is empty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number-rows-repeated="4" table:style-name="ro8">
          <table:table-cell table:style-name="ce20"/>
          <table:table-cell table:style-name="ce21"/>
          <table:table-cell table:style-name="ce20"/>
          <table:table-cell table:number-columns-repeated="4" table:style-name="ce23"/>
          <table:table-cell table:number-columns-repeated="16377" table:style-name="ce19"/>
        </table:table-row>
        <table:table-row table:number-rows-repeated="14" table:style-name="ro8">
          <table:table-cell table:style-name="ce20"/>
          <table:table-cell table:style-name="ce21"/>
          <table:table-cell table:style-name="ce22"/>
          <table:table-cell table:number-columns-repeated="4" table:style-name="ce23"/>
          <table:table-cell table:number-columns-repeated="16377" table:style-name="ce19"/>
        </table:table-row>
        <table:table-row table:number-rows-repeated="2" table:style-name="ro1">
          <table:table-cell table:style-name="ce20"/>
          <table:table-cell table:style-name="ce21"/>
          <table:table-cell table:style-name="ce22"/>
          <table:table-cell table:number-columns-repeated="4" table:style-name="ce23"/>
          <table:table-cell table:number-columns-repeated="16377"/>
        </table:table-row>
        <table:table-row table:number-rows-repeated="2" table:style-name="ro1">
          <table:table-cell table:style-name="ce24"/>
          <table:table-cell table:style-name="ce25"/>
          <table:table-cell table:style-name="ce26"/>
          <table:table-cell table:number-columns-repeated="4" table:style-name="ce27"/>
          <table:table-cell table:number-columns-repeated="16377"/>
        </table:table-row>
        <table:table-row table:number-rows-repeated="10" table:style-name="ro1">
          <table:table-cell table:number-columns-repeated="2" table:style-name="ce8"/>
          <table:table-cell table:style-name="ce28"/>
          <table:table-cell table:number-columns-repeated="4" table:style-name="ce8"/>
          <table:table-cell table:number-columns-repeated="16377"/>
        </table:table-row>
        <table:table-row table:number-rows-repeated="1048526" table:style-name="ro1">
          <table:table-cell table:number-columns-repeated="16384"/>
        </table:table-row>
      </table:table>
      <table:table table:name="Yakindu_SCT_Testcase_04_-_Help_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4"/>
        <table:table-column table:style-name="co13" table:default-cell-style-name="ce1"/>
        <table:table-column table:style-name="co9" table:default-cell-style-name="ce1"/>
        <table:table-column table:style-name="co10" table:default-cell-style-name="ce1"/>
        <table:table-column table:style-name="co15" table:default-cell-style-name="ce1"/>
        <table:table-column table:style-name="co10" table:number-columns-repeated="1017" table:default-cell-style-name="ce1"/>
        <table:table-column table:style-name="co4" table:number-columns-repeated="15360" table:default-cell-style-name="ce1"/>
        <table:table-row table:style-name="ro1">
          <table:table-cell table:style-name="ce1"/>
          <table:table-cell office:value-type="string" table:style-name="ce2">
            <text:p>Status:</text:p>
          </table:table-cell>
          <table:table-cell office:value-type="string" office:string-value="Complete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table:style-name="ce1">
            <text:p>Complet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Errors:</text:p>
          </table:table-cell>
          <table:table-cell office:value-type="float" office:value="0" table:formula="of:=COUNTIF([.F16:.F102];&quot;FAILED&quot;)" table:style-name="ce4">
            <text:p>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Date of Test:</text:p>
          </table:table-cell>
          <table:table-cell office:value-type="date" office:date-value="2016-04-01T00:00:00" table:formula="of:=[Yakindu_SCT_Test_Report_Setup.$B1]" table:style-name="ce3">
            <text:p>01.04.1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4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Name:</text:p>
          </table:table-cell>
          <table:table-cell office:value-type="string" office:string-value="Mustermann" table:formula="of:=[Yakindu_SCT_Test_Report_Setup.B9]" table:style-name="ce9">
            <text:p>Mustermann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Surname:</text:p>
          </table:table-cell>
          <table:table-cell office:value-type="string" office:string-value="Max" table:formula="of:=[Yakindu_SCT_Test_Report_Setup.B10]" table:style-name="ce9">
            <text:p>Max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mail:</text:p>
          </table:table-cell>
          <table:table-cell office:value-type="string" office:string-value="Max.mustermann@itemis.de" table:formula="of:=[Yakindu_SCT_Test_Report_Setup.B11]" table:style-name="ce9">
            <text:p>Max.mustermann@itemis.d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9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Operating System:</text:p>
          </table:table-cell>
          <table:table-cell office:value-type="string" office:string-value="Win7 x64" table:formula="of:=[Yakindu_SCT_Test_Report_Setup.B13]" table:style-name="ce9">
            <text:p>Win7 x6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Yakindu Version</text:p>
          </table:table-cell>
          <table:table-cell office:value-type="string" office:string-value="SCT 2.5" table:formula="of:=[Yakindu_SCT_Test_Report_Setup.B14]" table:style-name="ce9">
            <text:p>SCT 2.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clipse Version</text:p>
          </table:table-cell>
          <table:table-cell office:value-type="string" office:string-value="Luna (4.4)" table:formula="of:=[Yakindu_SCT_Test_Report_Setup.B15]" table:style-name="ce9">
            <text:p>Luna (4.4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29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11">
            <text:p>Nr.</text:p>
          </table:table-cell>
          <table:table-cell office:value-type="string" table:style-name="ce12">
            <text:p>Testname</text:p>
          </table:table-cell>
          <table:table-cell office:value-type="string" table:style-name="ce13">
            <text:p>Preconditions</text:p>
          </table:table-cell>
          <table:table-cell office:value-type="string" table:style-name="ce12">
            <text:p>Test Instructions</text:p>
          </table:table-cell>
          <table:table-cell office:value-type="string" table:style-name="ce12">
            <text:p>Postconditions</text:p>
          </table:table-cell>
          <table:table-cell office:value-type="string" table:style-name="ce12">
            <text:p>Status</text:p>
          </table:table-cell>
          <table:table-cell office:value-type="string" table:style-name="ce12">
            <text:p>Issue</text:p>
          </table:table-cell>
          <table:table-cell table:number-columns-repeated="16377" table:style-name="ce14"/>
        </table:table-row>
        <table:table-row table:style-name="ro12">
          <table:table-cell office:value-type="string" table:style-name="ce15">
            <text:p>T4.1</text:p>
          </table:table-cell>
          <table:table-cell office:value-type="string" table:style-name="ce15">
            <text:p>Open Help Documentation</text:p>
          </table:table-cell>
          <table:table-cell office:value-type="string" table:style-name="ce15">
            <text:p>T1.2</text:p>
          </table:table-cell>
          <table:table-cell office:value-type="string" table:style-name="ce17">
            <text:p>Click on Help-&gt;Help Contents</text:p>
            <text:p>Select Statechart Tools User Guide</text:p>
          </table:table-cell>
          <table:table-cell office:value-type="string" table:style-name="ce17">
            <text:p>Check if YAKINDU help contains list of contents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style-name="ro12">
          <table:table-cell office:value-type="string" table:style-name="ce15">
            <text:p>T4.2</text:p>
          </table:table-cell>
          <table:table-cell office:value-type="string" table:style-name="ce15">
            <text:p>Welcome page</text:p>
          </table:table-cell>
          <table:table-cell office:value-type="string" table:style-name="ce15">
            <text:p>T1.2</text:p>
          </table:table-cell>
          <table:table-cell office:value-type="string" table:style-name="ce17">
            <text:p>Click on Help-&gt;Welcome</text:p>
          </table:table-cell>
          <table:table-cell office:value-type="string" table:style-name="ce17">
            <text:p>Check whether YAKINDU Statechart Tools welcome page is shown.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style-name="ro12">
          <table:table-cell office:value-type="string" table:style-name="ce15">
            <text:p>T4.3</text:p>
          </table:table-cell>
          <table:table-cell office:value-type="string" table:style-name="ce15">
            <text:p>Links on welcome page</text:p>
          </table:table-cell>
          <table:table-cell office:value-type="string" table:style-name="ce15">
            <text:p>T4.2</text:p>
          </table:table-cell>
          <table:table-cell office:value-type="string" table:style-name="ce17">
            <text:p>Click on each link.</text:p>
          </table:table-cell>
          <table:table-cell office:value-type="string" table:style-name="ce17">
            <text:p>Check whether each link a) works and b) points to what the link text implies.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number-rows-repeated="6" table:style-name="ro8">
          <table:table-cell table:style-name="ce20"/>
          <table:table-cell table:style-name="ce21"/>
          <table:table-cell table:style-name="ce20"/>
          <table:table-cell table:number-columns-repeated="4" table:style-name="ce23"/>
          <table:table-cell table:number-columns-repeated="16377" table:style-name="ce19"/>
        </table:table-row>
        <table:table-row table:number-rows-repeated="12" table:style-name="ro8">
          <table:table-cell table:style-name="ce20"/>
          <table:table-cell table:style-name="ce21"/>
          <table:table-cell table:style-name="ce22"/>
          <table:table-cell table:number-columns-repeated="4" table:style-name="ce23"/>
          <table:table-cell table:number-columns-repeated="16377" table:style-name="ce19"/>
        </table:table-row>
        <table:table-row table:number-rows-repeated="4" table:style-name="ro1">
          <table:table-cell table:style-name="ce20"/>
          <table:table-cell table:style-name="ce21"/>
          <table:table-cell table:style-name="ce22"/>
          <table:table-cell table:number-columns-repeated="4" table:style-name="ce23"/>
          <table:table-cell table:number-columns-repeated="16377"/>
        </table:table-row>
        <table:table-row table:number-rows-repeated="2" table:style-name="ro1">
          <table:table-cell table:style-name="ce24"/>
          <table:table-cell table:style-name="ce25"/>
          <table:table-cell table:style-name="ce26"/>
          <table:table-cell table:number-columns-repeated="4" table:style-name="ce27"/>
          <table:table-cell table:number-columns-repeated="16377"/>
        </table:table-row>
        <table:table-row table:number-rows-repeated="10" table:style-name="ro1">
          <table:table-cell table:number-columns-repeated="2" table:style-name="ce8"/>
          <table:table-cell table:style-name="ce28"/>
          <table:table-cell table:number-columns-repeated="4" table:style-name="ce8"/>
          <table:table-cell table:number-columns-repeated="16377"/>
        </table:table-row>
        <table:table-row table:number-rows-repeated="1048524" table:style-name="ro1">
          <table:table-cell table:number-columns-repeated="16384"/>
        </table:table-row>
      </table:table>
      <table:table table:name="Yakindu_SCT_Testcase_05_-_Valid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4"/>
        <table:table-column table:style-name="co13" table:default-cell-style-name="ce1"/>
        <table:table-column table:style-name="co9" table:default-cell-style-name="ce1"/>
        <table:table-column table:style-name="co10" table:default-cell-style-name="ce1"/>
        <table:table-column table:style-name="co15" table:default-cell-style-name="ce1"/>
        <table:table-column table:style-name="co10" table:number-columns-repeated="1017" table:default-cell-style-name="ce1"/>
        <table:table-column table:style-name="co4" table:number-columns-repeated="15360" table:default-cell-style-name="ce1"/>
        <table:table-row table:style-name="ro1">
          <table:table-cell table:style-name="ce1"/>
          <table:table-cell office:value-type="string" table:style-name="ce2">
            <text:p>Status:</text:p>
          </table:table-cell>
          <table:table-cell office:value-type="string" office:string-value="Complete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table:style-name="ce1">
            <text:p>Complet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Errors:</text:p>
          </table:table-cell>
          <table:table-cell office:value-type="float" office:value="0" table:formula="of:=COUNTIF([.F16:.F102];&quot;FAILED&quot;)" table:style-name="ce4">
            <text:p>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Date of Test:</text:p>
          </table:table-cell>
          <table:table-cell office:value-type="date" office:date-value="2016-04-01T00:00:00" table:formula="of:=[Yakindu_SCT_Test_Report_Setup.$B1]" table:style-name="ce3">
            <text:p>01.04.1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4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Name:</text:p>
          </table:table-cell>
          <table:table-cell office:value-type="string" office:string-value="Mustermann" table:formula="of:=[Yakindu_SCT_Test_Report_Setup.B9]" table:style-name="ce9">
            <text:p>Mustermann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Surname:</text:p>
          </table:table-cell>
          <table:table-cell office:value-type="string" office:string-value="Max" table:formula="of:=[Yakindu_SCT_Test_Report_Setup.B10]" table:style-name="ce9">
            <text:p>Max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mail:</text:p>
          </table:table-cell>
          <table:table-cell office:value-type="string" office:string-value="Max.mustermann@itemis.de" table:formula="of:=[Yakindu_SCT_Test_Report_Setup.B11]" table:style-name="ce9">
            <text:p>Max.mustermann@itemis.d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9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Operating System:</text:p>
          </table:table-cell>
          <table:table-cell office:value-type="string" office:string-value="Win7 x64" table:formula="of:=[Yakindu_SCT_Test_Report_Setup.B13]" table:style-name="ce9">
            <text:p>Win7 x6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Yakindu Version</text:p>
          </table:table-cell>
          <table:table-cell office:value-type="string" office:string-value="SCT 2.5" table:formula="of:=[Yakindu_SCT_Test_Report_Setup.B14]" table:style-name="ce9">
            <text:p>SCT 2.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clipse Version</text:p>
          </table:table-cell>
          <table:table-cell office:value-type="string" office:string-value="Luna (4.4)" table:formula="of:=[Yakindu_SCT_Test_Report_Setup.B15]" table:style-name="ce9">
            <text:p>Luna (4.4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29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11">
            <text:p>Nr.</text:p>
          </table:table-cell>
          <table:table-cell office:value-type="string" table:style-name="ce12">
            <text:p>Testname</text:p>
          </table:table-cell>
          <table:table-cell office:value-type="string" table:style-name="ce13">
            <text:p>Preconditions</text:p>
          </table:table-cell>
          <table:table-cell office:value-type="string" table:style-name="ce12">
            <text:p>Test Instructions</text:p>
          </table:table-cell>
          <table:table-cell office:value-type="string" table:style-name="ce12">
            <text:p>Postconditions</text:p>
          </table:table-cell>
          <table:table-cell office:value-type="string" table:style-name="ce12">
            <text:p>Status</text:p>
          </table:table-cell>
          <table:table-cell office:value-type="string" table:style-name="ce12">
            <text:p>Issue</text:p>
          </table:table-cell>
          <table:table-cell table:number-columns-repeated="16377" table:style-name="ce14"/>
        </table:table-row>
        <table:table-row table:style-name="ro23">
          <table:table-cell office:value-type="string" table:style-name="ce15">
            <text:p>T5.2</text:p>
          </table:table-cell>
          <table:table-cell office:value-type="string" table:style-name="ce15">
            <text:p>Expression error check</text:p>
          </table:table-cell>
          <table:table-cell office:value-type="string" table:style-name="ce15">
            <text:p>checkout ExpressionError01.sct from svn repository</text:p>
          </table:table-cell>
          <table:table-cell office:value-type="string" table:style-name="ce15">
            <text:p>Open statechart ExpressionError01.sct</text:p>
          </table:table-cell>
          <table:table-cell office:value-type="string" table:style-name="ce17">
            <text:p>There should be four error markers with error message:</text:p>
            <text:p/>
            <text:p>"entry, exit, events are allowed as local reactions only."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style-name="ro23">
          <table:table-cell office:value-type="string" table:style-name="ce15">
            <text:p>T5.3</text:p>
          </table:table-cell>
          <table:table-cell office:value-type="string" table:style-name="ce15">
            <text:p>Expression error check</text:p>
          </table:table-cell>
          <table:table-cell office:value-type="string" table:style-name="ce15">
            <text:p>checkout ExpressionError03.sct from svn repository</text:p>
          </table:table-cell>
          <table:table-cell office:value-type="string" table:style-name="ce15">
            <text:p>Open statechart ExpressionError03.sct</text:p>
          </table:table-cell>
          <table:table-cell office:value-type="string" table:style-name="ce17">
            <text:p>There should be an error marker on statechart specification with error message:</text:p>
            <text:p/>
            <text:p>"In/Out declarations are not allowed in internal scope."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style-name="ro23">
          <table:table-cell office:value-type="string" table:style-name="ce15">
            <text:p>T5.4</text:p>
          </table:table-cell>
          <table:table-cell office:value-type="string" table:style-name="ce15">
            <text:p>Expression error check</text:p>
          </table:table-cell>
          <table:table-cell office:value-type="string" table:style-name="ce15">
            <text:p>checkout ExpressionError04.sct from svn repository</text:p>
          </table:table-cell>
          <table:table-cell office:value-type="string" table:style-name="ce15">
            <text:p>Open statechart ExpressionError04.sct</text:p>
          </table:table-cell>
          <table:table-cell office:value-type="string" table:style-name="ce17">
            <text:p>There should be an error marker on statechart specification with error message:</text:p>
            <text:p/>
            <text:p>"Local declarations are not allowed in interface scope."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style-name="ro14">
          <table:table-cell office:value-type="string" table:style-name="ce15">
            <text:p>T5.5</text:p>
          </table:table-cell>
          <table:table-cell office:value-type="string" table:style-name="ce15">
            <text:p>Expression error check</text:p>
          </table:table-cell>
          <table:table-cell office:value-type="string" table:style-name="ce15">
            <text:p>checkout ExpressionError05.sct from svn repository</text:p>
          </table:table-cell>
          <table:table-cell office:value-type="string" table:style-name="ce15">
            <text:p>Open statechart ExpressionError05.sct</text:p>
          </table:table-cell>
          <table:table-cell office:value-type="string" table:style-name="ce17">
            <text:p>There should be an error marker on statechart specification with error message:</text:p>
            <text:p/>
            <text:p>"Only one default/unnamed interface is allowed"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style-name="ro14">
          <table:table-cell office:value-type="string" table:style-name="ce15">
            <text:p>T5.6</text:p>
          </table:table-cell>
          <table:table-cell office:value-type="string" table:style-name="ce15">
            <text:p>Statechart error check</text:p>
          </table:table-cell>
          <table:table-cell office:value-type="string" table:style-name="ce15">
            <text:p>checkout StatechartError01.sct from svn repository</text:p>
          </table:table-cell>
          <table:table-cell office:value-type="string" table:style-name="ce15">
            <text:p>Open statechart StatechartError01.sct</text:p>
          </table:table-cell>
          <table:table-cell office:value-type="string" table:style-name="ce17">
            <text:p>There should be an error marker on the state with error message:</text:p>
            <text:p/>
            <text:p>"A state must have a name"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style-name="ro23">
          <table:table-cell office:value-type="string" table:style-name="ce15">
            <text:p>T5.7</text:p>
          </table:table-cell>
          <table:table-cell office:value-type="string" table:style-name="ce15">
            <text:p>Statechart error check</text:p>
          </table:table-cell>
          <table:table-cell office:value-type="string" table:style-name="ce15">
            <text:p>checkout StatechartError02.sct from svn repository</text:p>
          </table:table-cell>
          <table:table-cell office:value-type="string" table:style-name="ce15">
            <text:p>Open statechart StatechartError02.sct</text:p>
          </table:table-cell>
          <table:table-cell office:value-type="string" table:style-name="ce17">
            <text:p>There should be an error marker on the transition with error message:</text:p>
            <text:p/>
            <text:p>"Outgoing Transitions from Entries can not have a Trigger or Guard"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style-name="ro23">
          <table:table-cell office:value-type="string" table:style-name="ce15">
            <text:p>T5.8</text:p>
          </table:table-cell>
          <table:table-cell office:value-type="string" table:style-name="ce15">
            <text:p>Statechart error check</text:p>
          </table:table-cell>
          <table:table-cell office:value-type="string" table:style-name="ce15">
            <text:p>checkout StatechartError03.sct from svn repository</text:p>
          </table:table-cell>
          <table:table-cell office:value-type="string" table:style-name="ce15">
            <text:p>Open statechart StatechartError03.sct</text:p>
          </table:table-cell>
          <table:table-cell office:value-type="string" table:style-name="ce17">
            <text:p>There should be an error marker on the states with error message:</text:p>
            <text:p/>
            <text:p>"Duplicate SpecificationElement 'A' in Region 'main region'"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style-name="ro14">
          <table:table-cell office:value-type="string" table:style-name="ce15">
            <text:p>T5.9</text:p>
          </table:table-cell>
          <table:table-cell office:value-type="string" table:style-name="ce15">
            <text:p>Statechart error check</text:p>
          </table:table-cell>
          <table:table-cell office:value-type="string" table:style-name="ce15">
            <text:p>checkout StatechartError04.sct from svn repository</text:p>
          </table:table-cell>
          <table:table-cell office:value-type="string" table:style-name="ce15">
            <text:p>Open statechart StatechartError04.sct</text:p>
          </table:table-cell>
          <table:table-cell office:value-type="string" table:style-name="ce17">
            <text:p>There should be an error marker on state 'B' with error message:</text:p>
            <text:p/>
            <text:p>"Node is not reachable"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style-name="ro23">
          <table:table-cell office:value-type="string" table:style-name="ce15">
            <text:p>T5.10</text:p>
          </table:table-cell>
          <table:table-cell office:value-type="string" table:style-name="ce15">
            <text:p>Statechart error check</text:p>
          </table:table-cell>
          <table:table-cell office:value-type="string" table:style-name="ce15">
            <text:p>checkout StatechartError05.sct from svn repository</text:p>
          </table:table-cell>
          <table:table-cell office:value-type="string" table:style-name="ce15">
            <text:p>Open statechart StatechartError05.sct</text:p>
          </table:table-cell>
          <table:table-cell office:value-type="string" table:style-name="ce17">
            <text:p>There should be an error marker on Entry with error message:</text:p>
            <text:p/>
            <text:p>"Entries must not have more than one outgoing transition'"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style-name="ro24">
          <table:table-cell office:value-type="string" table:style-name="ce15">
            <text:p>T5.11</text:p>
          </table:table-cell>
          <table:table-cell office:value-type="string" table:style-name="ce15">
            <text:p>Statechart error check</text:p>
          </table:table-cell>
          <table:table-cell office:value-type="string" table:style-name="ce15">
            <text:p>checkout StatechartError06.sct from svn repository</text:p>
          </table:table-cell>
          <table:table-cell office:value-type="string" table:style-name="ce15">
            <text:p>Open statechart StatechartError06.sct</text:p>
          </table:table-cell>
          <table:table-cell office:value-type="string" table:style-name="ce17">
            <text:p>There should be an error marker on Choice with error message:</text:p>
            <text:p/>
            <text:p>"Choices must have at least one outgoing transition'"</text:p>
            <text:p>There should be a warning maker on Choice with warning message:</text:p>
            <text:p>“Transisition is never taken. Use 'oncycle' or 'always' instead”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number-rows-repeated="7" table:style-name="ro8">
          <table:table-cell table:style-name="ce20"/>
          <table:table-cell table:style-name="ce21"/>
          <table:table-cell table:style-name="ce22"/>
          <table:table-cell table:number-columns-repeated="4" table:style-name="ce23"/>
          <table:table-cell table:number-columns-repeated="16377" table:style-name="ce19"/>
        </table:table-row>
        <table:table-row table:number-rows-repeated="4" table:style-name="ro1">
          <table:table-cell table:style-name="ce20"/>
          <table:table-cell table:style-name="ce21"/>
          <table:table-cell table:style-name="ce22"/>
          <table:table-cell table:number-columns-repeated="4" table:style-name="ce23"/>
          <table:table-cell table:number-columns-repeated="16377"/>
        </table:table-row>
        <table:table-row table:number-rows-repeated="2" table:style-name="ro1">
          <table:table-cell table:style-name="ce24"/>
          <table:table-cell table:style-name="ce25"/>
          <table:table-cell table:style-name="ce26"/>
          <table:table-cell table:number-columns-repeated="4" table:style-name="ce27"/>
          <table:table-cell table:number-columns-repeated="16377"/>
        </table:table-row>
        <table:table-row table:number-rows-repeated="10" table:style-name="ro1">
          <table:table-cell table:number-columns-repeated="2" table:style-name="ce8"/>
          <table:table-cell table:style-name="ce28"/>
          <table:table-cell table:number-columns-repeated="4" table:style-name="ce8"/>
          <table:table-cell table:number-columns-repeated="16377"/>
        </table:table-row>
        <table:table-row table:number-rows-repeated="1048528" table:style-name="ro1">
          <table:table-cell table:number-columns-repeated="16384"/>
        </table:table-row>
      </table:table>
      <table:table table:name="Yakindu_SCT_Testcase_06_-_Expre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4"/>
        <table:table-column table:style-name="co13" table:default-cell-style-name="ce1"/>
        <table:table-column table:style-name="co9" table:default-cell-style-name="ce1"/>
        <table:table-column table:style-name="co10" table:default-cell-style-name="ce1"/>
        <table:table-column table:style-name="co15" table:default-cell-style-name="ce1"/>
        <table:table-column table:style-name="co10" table:number-columns-repeated="1017" table:default-cell-style-name="ce1"/>
        <table:table-column table:style-name="co4" table:number-columns-repeated="15360" table:default-cell-style-name="ce1"/>
        <table:table-row table:style-name="ro1">
          <table:table-cell table:style-name="ce1"/>
          <table:table-cell office:value-type="string" table:style-name="ce2">
            <text:p>Status:</text:p>
          </table:table-cell>
          <table:table-cell office:value-type="string" office:string-value="Complete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table:style-name="ce1">
            <text:p>Complet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Errors:</text:p>
          </table:table-cell>
          <table:table-cell office:value-type="float" office:value="0" table:formula="of:=COUNTIF([.F16:.F102];&quot;FAILED&quot;)" table:style-name="ce4">
            <text:p>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Date of Test:</text:p>
          </table:table-cell>
          <table:table-cell office:value-type="date" office:date-value="2016-04-01T00:00:00" table:formula="of:=[Yakindu_SCT_Test_Report_Setup.$B1]" table:style-name="ce3">
            <text:p>01.04.1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4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Name:</text:p>
          </table:table-cell>
          <table:table-cell office:value-type="string" office:string-value="Mustermann" table:formula="of:=[Yakindu_SCT_Test_Report_Setup.B9]" table:style-name="ce9">
            <text:p>Mustermann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Surname:</text:p>
          </table:table-cell>
          <table:table-cell office:value-type="string" office:string-value="Max" table:formula="of:=[Yakindu_SCT_Test_Report_Setup.B10]" table:style-name="ce9">
            <text:p>Max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mail:</text:p>
          </table:table-cell>
          <table:table-cell office:value-type="string" office:string-value="Max.mustermann@itemis.de" table:formula="of:=[Yakindu_SCT_Test_Report_Setup.B11]" table:style-name="ce9">
            <text:p>Max.mustermann@itemis.d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9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Operating System:</text:p>
          </table:table-cell>
          <table:table-cell office:value-type="string" office:string-value="Win7 x64" table:formula="of:=[Yakindu_SCT_Test_Report_Setup.B13]" table:style-name="ce9">
            <text:p>Win7 x6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Yakindu Version</text:p>
          </table:table-cell>
          <table:table-cell office:value-type="string" office:string-value="SCT 2.5" table:formula="of:=[Yakindu_SCT_Test_Report_Setup.B14]" table:style-name="ce9">
            <text:p>SCT 2.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clipse Version</text:p>
          </table:table-cell>
          <table:table-cell office:value-type="string" office:string-value="Luna (4.4)" table:formula="of:=[Yakindu_SCT_Test_Report_Setup.B15]" table:style-name="ce9">
            <text:p>Luna (4.4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29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11">
            <text:p>Nr.</text:p>
          </table:table-cell>
          <table:table-cell office:value-type="string" table:style-name="ce12">
            <text:p>Testname</text:p>
          </table:table-cell>
          <table:table-cell office:value-type="string" table:style-name="ce13">
            <text:p>Preconditions</text:p>
          </table:table-cell>
          <table:table-cell office:value-type="string" table:style-name="ce12">
            <text:p>Test Instructions</text:p>
          </table:table-cell>
          <table:table-cell office:value-type="string" table:style-name="ce12">
            <text:p>Postconditions</text:p>
          </table:table-cell>
          <table:table-cell office:value-type="string" table:style-name="ce12">
            <text:p>Status</text:p>
          </table:table-cell>
          <table:table-cell office:value-type="string" table:style-name="ce12">
            <text:p>Issue</text:p>
          </table:table-cell>
          <table:table-cell table:number-columns-repeated="16377" table:style-name="ce14"/>
        </table:table-row>
        <table:table-row table:style-name="ro25">
          <table:table-cell office:value-type="string" table:style-name="ce15">
            <text:p>T6.1</text:p>
          </table:table-cell>
          <table:table-cell office:value-type="string" table:style-name="ce15">
            <text:p>Extend statechart interface</text:p>
          </table:table-cell>
          <table:table-cell office:value-type="string" table:style-name="ce15">
            <text:p>T1.2</text:p>
          </table:table-cell>
          <table:table-cell office:value-type="string" table:style-name="ce17">
            <text:p>Extend the Statechart specification:</text:p>
            <text:p/>
            <text:p>namespace Staircase</text:p>
            <text:p>internal:</text:p>
            <text:p>var light : boolean</text:p>
            <text:p/>
            <text:p>interface A:</text:p>
            <text:p>in event keypress</text:p>
            <text:p/>
            <text:p>interface B:</text:p>
            <text:p>in event keypress</text:p>
            <text:p/>
            <text:p>Select transition with<text:s/><text:span text:style-name="T6">keypress</text:span><text:s/>trigger</text:p>
            <text:p>Enter an A. before<text:s/><text:span text:style-name="T6">keypress</text:span><text:s/>to qualify the event</text:p>
          </table:table-cell>
          <table:table-cell office:value-type="string" table:style-name="ce17">
            <text:p>Qualified events as transition trigger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style-name="ro12">
          <table:table-cell office:value-type="string" table:style-name="ce32">
            <text:p>T6.2</text:p>
          </table:table-cell>
          <table:table-cell office:value-type="string" table:style-name="ce32">
            <text:p>Create another statechart</text:p>
          </table:table-cell>
          <table:table-cell office:value-type="string" table:style-name="ce32">
            <text:p>T6.1</text:p>
          </table:table-cell>
          <table:table-cell office:value-type="string" table:style-name="ce33">
            <text:p>Create a new statechart and name it<text:s/><text:span text:style-name="T6">OtherStatechart</text:span><text:span text:style-name="T6"/></text:p>
            <text:p>Set a name to the state created by the wizard to solve the error</text:p>
            <text:p>Extend the statechart specification:</text:p>
            <text:p/>
            <text:p>namespace OtherStatechart</text:p>
            <text:p>interface A:</text:p>
            <text:p>out event e1</text:p>
            <text:p>in event e2</text:p>
            <text:p/>
            <text:p>interface B:</text:p>
            <text:p>out event e1</text:p>
            <text:p>in event e2</text:p>
          </table:table-cell>
          <table:table-cell office:value-type="string" table:style-name="ce17">
            <text:p>A new statechart OtherStatechart with two interfaces created</text:p>
          </table:table-cell>
          <table:table-cell office:value-type="string" table:style-name="ce18">
            <text:p>OPEN</text:p>
          </table:table-cell>
          <table:table-cell table:style-name="ce33"/>
          <table:table-cell table:number-columns-repeated="16377" table:style-name="ce34"/>
        </table:table-row>
        <table:table-row table:style-name="ro26">
          <table:table-cell office:value-type="string" table:style-name="ce15">
            <text:p>T6.3</text:p>
          </table:table-cell>
          <table:table-cell office:value-type="string" table:style-name="ce15">
            <text:p>Test State Proposals</text:p>
          </table:table-cell>
          <table:table-cell office:value-type="string" table:style-name="ce15">
            <text:p>T6.2</text:p>
          </table:table-cell>
          <table:table-cell office:value-type="string" table:style-name="ce17">
            <text:p>Open statechart<text:s/><text:span text:style-name="T6">Staircase.sct</text:span><text:span text:style-name="T6"/></text:p>
            <text:p>Select state LightOff</text:p>
            <text:p>Open properties view</text:p>
            <text:p>Place the cursor before the expression in the state specification and press CTRL+Space</text:p>
          </table:table-cell>
          <table:table-cell office:value-type="string" table:style-name="ce17">
            <text:p>Only following proposals should be displayed:</text:p>
            <text:p>- A</text:p>
            <text:p>- B</text:p>
            <text:p>- light</text:p>
            <text:p>- [</text:p>
            <text:p>- after</text:p>
            <text:p>- always</text:p>
            <text:p>- entry</text:p>
            <text:p>- every</text:p>
            <text:p>- exit</text:p>
            <text:p>- oncycle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style-name="ro27">
          <table:table-cell office:value-type="string" table:style-name="ce15">
            <text:p>T6.4</text:p>
          </table:table-cell>
          <table:table-cell office:value-type="string" table:style-name="ce15">
            <text:p>Test Connection Proposals</text:p>
          </table:table-cell>
          <table:table-cell office:value-type="string" table:style-name="ce15">
            <text:p>T6.3</text:p>
          </table:table-cell>
          <table:table-cell office:value-type="string" table:style-name="ce30">
            <text:p>Select transition with trigger<text:s/><text:span text:style-name="T6">A.keypress</text:span><text:s/>Open properties view</text:p>
            <text:p>Move cursor before<text:s/><text:span text:style-name="T6">A.keypress</text:span><text:s/>and press CTRL-Space</text:p>
          </table:table-cell>
          <table:table-cell office:value-type="string" table:style-name="ce17">
            <text:p>Only following proposals should be displayed:</text:p>
            <text:p>- A</text:p>
            <text:p>- B</text:p>
            <text:p>- /</text:p>
            <text:p>- #</text:p>
            <text:p>- [</text:p>
            <text:p>- after</text:p>
            <text:p>- always</text:p>
            <text:p>- default</text:p>
            <text:p>- else</text:p>
            <text:p>- every</text:p>
            <text:p>- oncycle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style-name="ro15">
          <table:table-cell office:value-type="string" table:style-name="ce15">
            <text:p>T6.5</text:p>
          </table:table-cell>
          <table:table-cell office:value-type="string" table:style-name="ce15">
            <text:p>Test Connection Proposals</text:p>
          </table:table-cell>
          <table:table-cell office:value-type="string" table:style-name="ce15">
            <text:p>T6.4</text:p>
          </table:table-cell>
          <table:table-cell office:value-type="string" table:style-name="ce30">
            <text:p><text:span text:style-name="T1">Move cursor after<text:s/></text:span><text:span text:style-name="T6">A.keypress</text:span><text:span text:style-name="T1"><text:s/>and press CTRL-Space</text:span></text:p>
          </table:table-cell>
          <table:table-cell office:value-type="string" table:style-name="ce17">
            <text:p>Only following proposals should be displayed:</text:p>
            <text:p>- keypress</text:p>
            <text:p>- #</text:p>
            <text:p>- ,</text:p>
            <text:p>- .</text:p>
            <text:p>- /</text:p>
            <text:p>- [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number-rows-repeated="5" table:style-name="ro8">
          <table:table-cell table:style-name="ce20"/>
          <table:table-cell table:style-name="ce21"/>
          <table:table-cell table:style-name="ce20"/>
          <table:table-cell table:number-columns-repeated="4" table:style-name="ce23"/>
          <table:table-cell table:number-columns-repeated="16377" table:style-name="ce19"/>
        </table:table-row>
        <table:table-row table:number-rows-repeated="12" table:style-name="ro8">
          <table:table-cell table:style-name="ce20"/>
          <table:table-cell table:style-name="ce21"/>
          <table:table-cell table:style-name="ce22"/>
          <table:table-cell table:number-columns-repeated="4" table:style-name="ce23"/>
          <table:table-cell table:number-columns-repeated="16377" table:style-name="ce19"/>
        </table:table-row>
        <table:table-row table:number-rows-repeated="4" table:style-name="ro1">
          <table:table-cell table:style-name="ce20"/>
          <table:table-cell table:style-name="ce21"/>
          <table:table-cell table:style-name="ce22"/>
          <table:table-cell table:number-columns-repeated="4" table:style-name="ce23"/>
          <table:table-cell table:number-columns-repeated="16377"/>
        </table:table-row>
        <table:table-row table:number-rows-repeated="2" table:style-name="ro1">
          <table:table-cell table:style-name="ce24"/>
          <table:table-cell table:style-name="ce25"/>
          <table:table-cell table:style-name="ce26"/>
          <table:table-cell table:number-columns-repeated="4" table:style-name="ce27"/>
          <table:table-cell table:number-columns-repeated="16377"/>
        </table:table-row>
        <table:table-row table:number-rows-repeated="10" table:style-name="ro1">
          <table:table-cell table:number-columns-repeated="2" table:style-name="ce8"/>
          <table:table-cell table:style-name="ce28"/>
          <table:table-cell table:number-columns-repeated="4" table:style-name="ce8"/>
          <table:table-cell table:number-columns-repeated="16377"/>
        </table:table-row>
        <table:table-row table:number-rows-repeated="1048523" table:style-name="ro1">
          <table:table-cell table:number-columns-repeated="16384"/>
        </table:table-row>
      </table:table>
      <table:table table:name="Yakindu_SCT_Testcase_07_-_Custo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4"/>
        <table:table-column table:style-name="co13" table:default-cell-style-name="ce1"/>
        <table:table-column table:style-name="co9" table:default-cell-style-name="ce1"/>
        <table:table-column table:style-name="co10" table:default-cell-style-name="ce1"/>
        <table:table-column table:style-name="co15" table:default-cell-style-name="ce1"/>
        <table:table-column table:style-name="co10" table:number-columns-repeated="1017" table:default-cell-style-name="ce1"/>
        <table:table-column table:style-name="co4" table:number-columns-repeated="15360" table:default-cell-style-name="ce1"/>
        <table:table-row table:style-name="ro1">
          <table:table-cell table:style-name="ce1"/>
          <table:table-cell office:value-type="string" table:style-name="ce2">
            <text:p>Status:</text:p>
          </table:table-cell>
          <table:table-cell office:value-type="string" office:string-value="Complete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table:style-name="ce1">
            <text:p>Complet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Errors:</text:p>
          </table:table-cell>
          <table:table-cell office:value-type="float" office:value="0" table:formula="of:=COUNTIF([.F16:.F102];&quot;FAILED&quot;)" table:style-name="ce4">
            <text:p>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Date of Test:</text:p>
          </table:table-cell>
          <table:table-cell office:value-type="date" office:date-value="2016-04-01T00:00:00" table:formula="of:=[Yakindu_SCT_Test_Report_Setup.$B1]" table:style-name="ce3">
            <text:p>01.04.1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4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Name:</text:p>
          </table:table-cell>
          <table:table-cell office:value-type="string" office:string-value="Mustermann" table:formula="of:=[Yakindu_SCT_Test_Report_Setup.B9]" table:style-name="ce9">
            <text:p>Mustermann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Surname:</text:p>
          </table:table-cell>
          <table:table-cell office:value-type="string" office:string-value="Max" table:formula="of:=[Yakindu_SCT_Test_Report_Setup.B10]" table:style-name="ce9">
            <text:p>Max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mail:</text:p>
          </table:table-cell>
          <table:table-cell office:value-type="string" office:string-value="Max.mustermann@itemis.de" table:formula="of:=[Yakindu_SCT_Test_Report_Setup.B11]" table:style-name="ce9">
            <text:p>Max.mustermann@itemis.d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9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Operating System:</text:p>
          </table:table-cell>
          <table:table-cell office:value-type="string" office:string-value="Win7 x64" table:formula="of:=[Yakindu_SCT_Test_Report_Setup.B13]" table:style-name="ce9">
            <text:p>Win7 x6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Yakindu Version</text:p>
          </table:table-cell>
          <table:table-cell office:value-type="string" office:string-value="SCT 2.5" table:formula="of:=[Yakindu_SCT_Test_Report_Setup.B14]" table:style-name="ce9">
            <text:p>SCT 2.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clipse Version</text:p>
          </table:table-cell>
          <table:table-cell office:value-type="string" office:string-value="Luna (4.4)" table:formula="of:=[Yakindu_SCT_Test_Report_Setup.B15]" table:style-name="ce9">
            <text:p>Luna (4.4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29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11">
            <text:p>Nr.</text:p>
          </table:table-cell>
          <table:table-cell office:value-type="string" table:style-name="ce12">
            <text:p>Testname</text:p>
          </table:table-cell>
          <table:table-cell office:value-type="string" table:style-name="ce13">
            <text:p>Preconditions</text:p>
          </table:table-cell>
          <table:table-cell office:value-type="string" table:style-name="ce12">
            <text:p>Test Instructions</text:p>
          </table:table-cell>
          <table:table-cell office:value-type="string" table:style-name="ce12">
            <text:p>Postconditions</text:p>
          </table:table-cell>
          <table:table-cell office:value-type="string" table:style-name="ce12">
            <text:p>Status</text:p>
          </table:table-cell>
          <table:table-cell office:value-type="string" table:style-name="ce12">
            <text:p>Issue</text:p>
          </table:table-cell>
          <table:table-cell table:number-columns-repeated="16377" table:style-name="ce14"/>
        </table:table-row>
        <table:table-row table:style-name="ro28">
          <table:table-cell office:value-type="string" table:style-name="ce32">
            <text:p>T7.1</text:p>
          </table:table-cell>
          <table:table-cell office:value-type="string" table:style-name="ce15">
            <text:p>Create Xpand Generator</text:p>
          </table:table-cell>
          <table:table-cell office:value-type="string" table:style-name="ce15">
            <text:p>T2.6</text:p>
            <text:p>Xpand (via Install Modeling Components)</text:p>
          </table:table-cell>
          <table:table-cell office:value-type="string" table:style-name="ce35">
            <text:p>Select the TestProject in the Package Explorer</text:p>
            <text:p>Select<text:s/><text:span text:style-name="T2">File-&gt;New-&gt;Project...</text:span><text:span text:style-name="T2"/></text:p>
            <text:p/>
            <text:p>Select<text:s/><text:span text:style-name="T2">YAKINDU SCT-&gt;Xpand Generator Project</text:span><text:span text:style-name="T2"/></text:p>
            <text:p>Click on<text:s/><text:span text:style-name="T2">Next</text:span><text:s/>button</text:p>
            <text:p/>
            <text:p>Enter<text:s/><text:span text:style-name="T6">TestProject.generator.xpand</text:span><text:s/>as Project name</text:p>
            <text:p>Check Configure for Plugin Export with following settings:</text:p>
            <text:p>- Generator ID:<text:s/><text:span text:style-name="T6">custom::xpand</text:span><text:span text:style-name="T6"/></text:p>
            <text:p>- Generator name:<text:s/><text:span text:style-name="T6">xpand text generator</text:span><text:span text:style-name="T6"/></text:p>
            <text:p>- Generator class:<text:s/><text:span text:style-name="T6">testproject.generator.xpand.TextGenerator</text:span><text:span text:style-name="T6"/></text:p>
            <text:p>- Generator description:<text:s/><text:span text:style-name="T6">A generator to create text</text:span><text:span text:style-name="T6"/></text:p>
            <text:p/>
            <text:p>Check Create Feature Library checkbox</text:p>
            <text:p>Click on<text:s/><text:span text:style-name="T2">Finish</text:span><text:s/>button</text:p>
          </table:table-cell>
          <table:table-cell office:value-type="string" table:style-name="ce17">
            <text:p>Project TestProject.generator.xpand created in workspace</text:p>
            <text:p/>
          </table:table-cell>
          <table:table-cell office:value-type="string" table:style-name="ce18">
            <text:p>OPEN</text:p>
          </table:table-cell>
          <table:table-cell table:style-name="ce33"/>
          <table:table-cell table:number-columns-repeated="16377" table:style-name="ce34"/>
        </table:table-row>
        <table:table-row table:style-name="ro29">
          <table:table-cell office:value-type="string" table:style-name="ce15">
            <text:p>T7.2</text:p>
          </table:table-cell>
          <table:table-cell office:value-type="string" table:style-name="ce15">
            <text:p>Create Xtend2/Java Generator</text:p>
          </table:table-cell>
          <table:table-cell office:value-type="string" table:style-name="ce15">
            <text:p>T2.6</text:p>
            <text:p>Xtext (via Install Modeling Components)</text:p>
          </table:table-cell>
          <table:table-cell office:value-type="string" table:style-name="ce35">
            <text:p>Select the TestProject in the Package Explorer</text:p>
            <text:p>Select<text:s/><text:span text:style-name="T2">File-&gt;New-&gt;Project...</text:span><text:span text:style-name="T2"/></text:p>
            <text:p/>
            <text:p>Select<text:s/><text:span text:style-name="T2">YAKINDU SCT-&gt;Xtend2/Java Generator Project</text:span><text:span text:style-name="T2"/></text:p>
            <text:p>Click on<text:s/><text:span text:style-name="T2">Next</text:span><text:s/>button</text:p>
            <text:p/>
            <text:p>Enter<text:s/><text:span text:style-name="T6">TestProject.generator.xtend</text:span><text:s/>as Project name</text:p>
            <text:p>Enter<text:s/><text:span text:style-name="T6">testproject.generator.xtend.XtendGenerator</text:span><text:s/>as Generator class</text:p>
            <text:p/>
            <text:p>Check<text:s/><text:span text:style-name="T2">Use Xtend</text:span><text:s/>checkbox</text:p>
            <text:p/>
            <text:p>Click on<text:s/><text:span text:style-name="T2">Finish</text:span><text:s/>button</text:p>
          </table:table-cell>
          <table:table-cell office:value-type="string" table:style-name="ce17">
            <text:p>TestProject.generator.xtend created in workspace</text:p>
            <text:p/>
          </table:table-cell>
          <table:table-cell office:value-type="string" table:style-name="ce18">
            <text:p>OPEN</text:p>
          </table:table-cell>
          <table:table-cell table:style-name="ce33"/>
          <table:table-cell table:number-columns-repeated="16377" table:style-name="ce19"/>
        </table:table-row>
        <table:table-row table:number-rows-repeated="5" table:style-name="ro8">
          <table:table-cell table:style-name="ce20"/>
          <table:table-cell table:style-name="ce21"/>
          <table:table-cell table:style-name="ce20"/>
          <table:table-cell table:number-columns-repeated="4" table:style-name="ce23"/>
          <table:table-cell table:number-columns-repeated="16377" table:style-name="ce19"/>
        </table:table-row>
        <table:table-row table:number-rows-repeated="12" table:style-name="ro8">
          <table:table-cell table:style-name="ce20"/>
          <table:table-cell table:style-name="ce21"/>
          <table:table-cell table:style-name="ce22"/>
          <table:table-cell table:number-columns-repeated="4" table:style-name="ce23"/>
          <table:table-cell table:number-columns-repeated="16377" table:style-name="ce19"/>
        </table:table-row>
        <table:table-row table:number-rows-repeated="4" table:style-name="ro1">
          <table:table-cell table:style-name="ce20"/>
          <table:table-cell table:style-name="ce21"/>
          <table:table-cell table:style-name="ce22"/>
          <table:table-cell table:number-columns-repeated="4" table:style-name="ce23"/>
          <table:table-cell table:number-columns-repeated="16377"/>
        </table:table-row>
        <table:table-row table:number-rows-repeated="2" table:style-name="ro1">
          <table:table-cell table:style-name="ce24"/>
          <table:table-cell table:style-name="ce25"/>
          <table:table-cell table:style-name="ce26"/>
          <table:table-cell table:number-columns-repeated="4" table:style-name="ce27"/>
          <table:table-cell table:number-columns-repeated="16377"/>
        </table:table-row>
        <table:table-row table:number-rows-repeated="10" table:style-name="ro1">
          <table:table-cell table:number-columns-repeated="2" table:style-name="ce8"/>
          <table:table-cell table:style-name="ce28"/>
          <table:table-cell table:number-columns-repeated="4" table:style-name="ce8"/>
          <table:table-cell table:number-columns-repeated="16377"/>
        </table:table-row>
        <table:table-row table:number-rows-repeated="1048526" table:style-name="ro1">
          <table:table-cell table:number-columns-repeated="16384"/>
        </table:table-row>
      </table:table>
      <table:table table:name="Yakindu_SCT_Testcase_08_-_Genmo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4"/>
        <table:table-column table:style-name="co13" table:default-cell-style-name="ce1"/>
        <table:table-column table:style-name="co9" table:default-cell-style-name="ce1"/>
        <table:table-column table:style-name="co10" table:default-cell-style-name="ce1"/>
        <table:table-column table:style-name="co15" table:default-cell-style-name="ce1"/>
        <table:table-column table:style-name="co10" table:number-columns-repeated="1017" table:default-cell-style-name="ce1"/>
        <table:table-column table:style-name="co4" table:number-columns-repeated="15360" table:default-cell-style-name="ce1"/>
        <table:table-row table:style-name="ro1">
          <table:table-cell table:style-name="ce1"/>
          <table:table-cell office:value-type="string" table:style-name="ce2">
            <text:p>Status:</text:p>
          </table:table-cell>
          <table:table-cell office:value-type="string" office:string-value="Complete" table:formula="of:=IF(COUNTIF([.F16:.F106];&quot;FAILED&quot;)=0;IF(COUNTIF([.F16:.F106];&quot;SUCCEDED&quot;) = COUNTIF([.F16:.F105];&quot;.*&quot;); &quot;Complete&quot;; &quot;Incomplete: &quot; &amp; COUNTIF([.F16:.F102];&quot;OPEN&quot;) &amp; &quot; of &quot; &amp; COUNTIF([.F16:.F102];&quot;.*&quot;) &amp; &quot; open&quot;);&quot;ERRORS&quot;)" table:style-name="ce1">
            <text:p>Complet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Errors:</text:p>
          </table:table-cell>
          <table:table-cell office:value-type="float" office:value="0" table:formula="of:=COUNTIF([.F16:.F104];&quot;FAILED&quot;)" table:style-name="ce4">
            <text:p>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Date of Test:</text:p>
          </table:table-cell>
          <table:table-cell office:value-type="date" office:date-value="2016-04-01T00:00:00" table:formula="of:=[Yakindu_SCT_Test_Report_Setup.$B1]" table:style-name="ce3">
            <text:p>01.04.1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4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Name:</text:p>
          </table:table-cell>
          <table:table-cell office:value-type="string" office:string-value="Mustermann" table:formula="of:=[Yakindu_SCT_Test_Report_Setup.B9]" table:style-name="ce9">
            <text:p>Mustermann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Surname:</text:p>
          </table:table-cell>
          <table:table-cell office:value-type="string" office:string-value="Max" table:formula="of:=[Yakindu_SCT_Test_Report_Setup.B10]" table:style-name="ce9">
            <text:p>Max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mail:</text:p>
          </table:table-cell>
          <table:table-cell office:value-type="string" office:string-value="Max.mustermann@itemis.de" table:formula="of:=[Yakindu_SCT_Test_Report_Setup.B11]" table:style-name="ce9">
            <text:p>Max.mustermann@itemis.d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9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Operating System:</text:p>
          </table:table-cell>
          <table:table-cell office:value-type="string" office:string-value="Win7 x64" table:formula="of:=[Yakindu_SCT_Test_Report_Setup.B13]" table:style-name="ce9">
            <text:p>Win7 x6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Yakindu Version</text:p>
          </table:table-cell>
          <table:table-cell office:value-type="string" office:string-value="SCT 2.5" table:formula="of:=[Yakindu_SCT_Test_Report_Setup.B14]" table:style-name="ce9">
            <text:p>SCT 2.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clipse Version</text:p>
          </table:table-cell>
          <table:table-cell office:value-type="string" office:string-value="Luna (4.4)" table:formula="of:=[Yakindu_SCT_Test_Report_Setup.B15]" table:style-name="ce9">
            <text:p>Luna (4.4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29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11">
            <text:p>Nr.</text:p>
          </table:table-cell>
          <table:table-cell office:value-type="string" table:style-name="ce12">
            <text:p>Testname</text:p>
          </table:table-cell>
          <table:table-cell office:value-type="string" table:style-name="ce13">
            <text:p>Preconditions</text:p>
          </table:table-cell>
          <table:table-cell office:value-type="string" table:style-name="ce12">
            <text:p>Test Instructions</text:p>
          </table:table-cell>
          <table:table-cell office:value-type="string" table:style-name="ce12">
            <text:p>Postconditions</text:p>
          </table:table-cell>
          <table:table-cell office:value-type="string" table:style-name="ce12">
            <text:p>Status</text:p>
          </table:table-cell>
          <table:table-cell office:value-type="string" table:style-name="ce12">
            <text:p>Issue</text:p>
          </table:table-cell>
          <table:table-cell table:number-columns-repeated="16377" table:style-name="ce14"/>
        </table:table-row>
        <table:table-row table:style-name="ro30">
          <table:table-cell office:value-type="string" table:style-name="ce32">
            <text:p>T8.1</text:p>
          </table:table-cell>
          <table:table-cell office:value-type="string" table:style-name="ce15">
            <text:p>Create Generator Model</text:p>
            <text:p>for Java</text:p>
          </table:table-cell>
          <table:table-cell office:value-type="string" table:style-name="ce32">
            <text:p>T2.6</text:p>
          </table:table-cell>
          <table:table-cell office:value-type="string" table:style-name="ce35">
            <text:p>Select<text:s/><text:span text:style-name="T2">TestProject</text:span><text:s/>in Package Explorer</text:p>
            <text:p>Select<text:s/><text:span text:style-name="T2">File-&gt;New-&gt;Other</text:span><text:s/>(CTRL+N) from the menu</text:p>
            <text:p>Select<text:s/><text:span text:style-name="T2">Yakindu-&gt;Code Generator Model</text:span><text:span text:style-name="T2"/></text:p>
            <text:p>Click on<text:s/><text:span text:style-name="T2">Next</text:span><text:s/>button</text:p>
            <text:p>Set the name to S<text:span text:style-name="T6">taircaseJava.sgen</text:span><text:span text:style-name="T6"/></text:p>
            <text:p>Click on<text:s/><text:span text:style-name="T2">Next</text:span><text:s/>button</text:p>
            <text:p>Select<text:s/><text:span text:style-name="T2">YAKINDU SCT Java Code Generator</text:span><text:s/>and check<text:s/><text:span text:style-name="T2">Staircase.sct</text:span><text:span text:style-name="T2"/></text:p>
            <text:p>Click on<text:s/><text:span text:style-name="T2">Finish</text:span><text:s/>button</text:p>
          </table:table-cell>
          <table:table-cell office:value-type="string" table:style-name="ce17">
            <text:p>File<text:s/><text:span text:style-name="T6">StaircaseJava.sgen</text:span><text:s/>created with initial settings</text:p>
            <text:p>Folder<text:s/><text:span text:style-name="T6">src-gen</text:span><text:s/>created by builder</text:p>
          </table:table-cell>
          <table:table-cell office:value-type="string" table:style-name="ce18">
            <text:p>OPEN</text:p>
          </table:table-cell>
          <table:table-cell table:style-name="ce33"/>
          <table:table-cell table:number-columns-repeated="16377" table:style-name="ce34"/>
        </table:table-row>
        <table:table-row table:style-name="ro2">
          <table:table-cell office:value-type="string" table:style-name="ce32">
            <text:p>T8.1.1</text:p>
          </table:table-cell>
          <table:table-cell office:value-type="string" table:style-name="ce15">
            <text:p>Change Output Folder</text:p>
          </table:table-cell>
          <table:table-cell office:value-type="string" table:style-name="ce32">
            <text:p>T8.1</text:p>
          </table:table-cell>
          <table:table-cell office:value-type="string" table:style-name="ce35">
            <text:p>Open file<text:s/><text:span text:style-name="T6">StaircaseJava.sgen</text:span><text:span text:style-name="T6"/></text:p>
            <text:p>Change targetFolder to<text:s/><text:span text:style-name="T6">src-gen-java</text:span></text:p>
          </table:table-cell>
          <table:table-cell office:value-type="string" table:style-name="ce17">
            <text:p>Folder<text:s/><text:span text:style-name="T6">src-gen-java</text:span><text:s/>with generated code created.</text:p>
          </table:table-cell>
          <table:table-cell office:value-type="string" table:style-name="ce18">
            <text:p>OPEN</text:p>
          </table:table-cell>
          <table:table-cell table:style-name="ce33"/>
          <table:table-cell table:number-columns-repeated="16377" table:style-name="ce34"/>
        </table:table-row>
        <table:table-row table:style-name="ro1">
          <table:table-cell office:value-type="string" table:style-name="ce32">
            <text:p>T8.1.2</text:p>
          </table:table-cell>
          <table:table-cell office:value-type="string" table:style-name="ce15">
            <text:p>Help Integration</text:p>
          </table:table-cell>
          <table:table-cell office:value-type="string" table:style-name="ce32">
            <text:p>T8.1</text:p>
          </table:table-cell>
          <table:table-cell office:value-type="string" table:style-name="ce33">
            <text:p>Click on feature 'Outlet'</text:p>
          </table:table-cell>
          <table:table-cell office:value-type="string" table:style-name="ce17">
            <text:p>The help for the feature should pop up</text:p>
          </table:table-cell>
          <table:table-cell office:value-type="string" table:style-name="ce18">
            <text:p>OPEN</text:p>
          </table:table-cell>
          <table:table-cell table:style-name="ce33"/>
          <table:table-cell table:number-columns-repeated="16377" table:style-name="ce34"/>
        </table:table-row>
        <table:table-row table:style-name="ro1">
          <table:table-cell office:value-type="string" table:style-name="ce32">
            <text:p>T8.1.3</text:p>
          </table:table-cell>
          <table:table-cell office:value-type="string" table:style-name="ce15">
            <text:p>Help Integration</text:p>
          </table:table-cell>
          <table:table-cell office:value-type="string" table:style-name="ce32">
            <text:p>T8.1</text:p>
          </table:table-cell>
          <table:table-cell office:value-type="string" table:style-name="ce33">
            <text:p>Add feature 'Debug' to sgen file</text:p>
            <text:p>Click on feature 'Debug'</text:p>
          </table:table-cell>
          <table:table-cell office:value-type="string" table:style-name="ce17">
            <text:p>The help for the feature should pop up</text:p>
          </table:table-cell>
          <table:table-cell office:value-type="string" table:style-name="ce18">
            <text:p>OPEN</text:p>
          </table:table-cell>
          <table:table-cell table:style-name="ce33"/>
          <table:table-cell table:number-columns-repeated="16377" table:style-name="ce34"/>
        </table:table-row>
        <table:table-row table:style-name="ro1">
          <table:table-cell office:value-type="string" table:style-name="ce32">
            <text:p>T8.1.4</text:p>
          </table:table-cell>
          <table:table-cell office:value-type="string" table:style-name="ce15">
            <text:p>Help Integration</text:p>
          </table:table-cell>
          <table:table-cell office:value-type="string" table:style-name="ce32">
            <text:p>T8.1</text:p>
          </table:table-cell>
          <table:table-cell office:value-type="string" table:style-name="ce33">
            <text:p>Add feature 'FunctionInlining' to sgen file</text:p>
            <text:p>Click on feature 'FunctionInlining'</text:p>
          </table:table-cell>
          <table:table-cell office:value-type="string" table:style-name="ce17">
            <text:p>The help for the feature should pop up</text:p>
          </table:table-cell>
          <table:table-cell office:value-type="string" table:style-name="ce18">
            <text:p>OPEN</text:p>
          </table:table-cell>
          <table:table-cell table:style-name="ce33"/>
          <table:table-cell table:number-columns-repeated="16377" table:style-name="ce34"/>
        </table:table-row>
        <table:table-row table:style-name="ro1">
          <table:table-cell office:value-type="string" table:style-name="ce32">
            <text:p>T8.1.5</text:p>
          </table:table-cell>
          <table:table-cell office:value-type="string" table:style-name="ce15">
            <text:p>Help Integration</text:p>
          </table:table-cell>
          <table:table-cell office:value-type="string" table:style-name="ce32">
            <text:p>T8.1</text:p>
          </table:table-cell>
          <table:table-cell office:value-type="string" table:style-name="ce33">
            <text:p>Add feature 'GeneralFeatures' to sgen file</text:p>
            <text:p>Click on feature 'GeneralFeatures'</text:p>
          </table:table-cell>
          <table:table-cell office:value-type="string" table:style-name="ce17">
            <text:p>The help for the feature should pop up</text:p>
          </table:table-cell>
          <table:table-cell office:value-type="string" table:style-name="ce18">
            <text:p>OPEN</text:p>
          </table:table-cell>
          <table:table-cell table:style-name="ce33"/>
          <table:table-cell table:number-columns-repeated="16377" table:style-name="ce34"/>
        </table:table-row>
        <table:table-row table:style-name="ro1">
          <table:table-cell office:value-type="string" table:style-name="ce32">
            <text:p>T8.1.6</text:p>
          </table:table-cell>
          <table:table-cell office:value-type="string" table:style-name="ce15">
            <text:p>Help Integration</text:p>
          </table:table-cell>
          <table:table-cell office:value-type="string" table:style-name="ce32">
            <text:p>T8.1</text:p>
          </table:table-cell>
          <table:table-cell office:value-type="string" table:style-name="ce33">
            <text:p>Add feature 'LicenseHeader' to sgen file</text:p>
            <text:p>Click on feature 'LicenseHeader'</text:p>
          </table:table-cell>
          <table:table-cell office:value-type="string" table:style-name="ce17">
            <text:p>The help for the feature should pop up</text:p>
          </table:table-cell>
          <table:table-cell office:value-type="string" table:style-name="ce18">
            <text:p>OPEN</text:p>
          </table:table-cell>
          <table:table-cell table:style-name="ce33"/>
          <table:table-cell table:number-columns-repeated="16377" table:style-name="ce34"/>
        </table:table-row>
        <table:table-row table:style-name="ro1">
          <table:table-cell office:value-type="string" table:style-name="ce32">
            <text:p>T8.1.7</text:p>
          </table:table-cell>
          <table:table-cell office:value-type="string" table:style-name="ce15">
            <text:p>Help Integration</text:p>
          </table:table-cell>
          <table:table-cell office:value-type="string" table:style-name="ce32">
            <text:p>T8.1</text:p>
          </table:table-cell>
          <table:table-cell office:value-type="string" table:style-name="ce33">
            <text:p>Add feature 'Naming' to sgen file</text:p>
            <text:p>Click on feature 'Naming'</text:p>
          </table:table-cell>
          <table:table-cell office:value-type="string" table:style-name="ce17">
            <text:p>The help for the feature should pop up</text:p>
          </table:table-cell>
          <table:table-cell office:value-type="string" table:style-name="ce18">
            <text:p>OPEN</text:p>
          </table:table-cell>
          <table:table-cell table:style-name="ce33"/>
          <table:table-cell table:number-columns-repeated="16377" table:style-name="ce34"/>
        </table:table-row>
        <table:table-row table:style-name="ro1">
          <table:table-cell office:value-type="string" table:style-name="ce32">
            <text:p>T8.1.8</text:p>
          </table:table-cell>
          <table:table-cell office:value-type="string" table:style-name="ce15">
            <text:p>Help Integration</text:p>
          </table:table-cell>
          <table:table-cell office:value-type="string" table:style-name="ce32">
            <text:p>T8.1</text:p>
          </table:table-cell>
          <table:table-cell office:value-type="string" table:style-name="ce33">
            <text:p>Add feature 'RunnableWrapper' to sgen file</text:p>
            <text:p>Click on feature 'RunnableWrapper'</text:p>
          </table:table-cell>
          <table:table-cell office:value-type="string" table:style-name="ce17">
            <text:p>The help for the feature should pop up</text:p>
          </table:table-cell>
          <table:table-cell office:value-type="string" table:style-name="ce18">
            <text:p>OPEN</text:p>
          </table:table-cell>
          <table:table-cell table:style-name="ce33"/>
          <table:table-cell table:number-columns-repeated="16377" table:style-name="ce34"/>
        </table:table-row>
        <table:table-row table:style-name="ro31">
          <table:table-cell office:value-type="string" table:style-name="ce15">
            <text:p>T8.1.9</text:p>
          </table:table-cell>
          <table:table-cell office:value-type="string" table:style-name="ce15">
            <text:p>Open Statechart</text:p>
          </table:table-cell>
          <table:table-cell office:value-type="string" table:style-name="ce32">
            <text:p>T8.1</text:p>
          </table:table-cell>
          <table:table-cell office:value-type="string" table:style-name="ce35">
            <text:p>Open file<text:s/><text:span text:style-name="T6">StaircaseJava.sgen</text:span><text:span text:style-name="T6"/></text:p>
            <text:p>Hover over the statechart reference and press Ctrl</text:p>
            <text:p>Click on the hyperlink</text:p>
          </table:table-cell>
          <table:table-cell office:value-type="string" table:style-name="ce17">
            <text:p>Statechart opens in statechart diagram editor</text:p>
          </table:table-cell>
          <table:table-cell office:value-type="string" table:style-name="ce18">
            <text:p>OPEN</text:p>
          </table:table-cell>
          <table:table-cell table:style-name="ce33"/>
          <table:table-cell table:number-columns-repeated="16377" table:style-name="ce19"/>
        </table:table-row>
        <table:table-row table:style-name="ro30">
          <table:table-cell office:value-type="string" table:style-name="ce15">
            <text:p>T8.2</text:p>
          </table:table-cell>
          <table:table-cell office:value-type="string" table:style-name="ce15">
            <text:p>Create Generator Model</text:p>
            <text:p>For C</text:p>
          </table:table-cell>
          <table:table-cell office:value-type="string" table:style-name="ce15">
            <text:p>T2.6</text:p>
          </table:table-cell>
          <table:table-cell office:value-type="string" table:style-name="ce17">
            <text:p>Select<text:s/><text:span text:style-name="T2">TestProject</text:span><text:s/>in Package Explorer</text:p>
            <text:p>Select<text:s/><text:span text:style-name="T2">File-&gt;New-&gt;Other</text:span><text:s/>(CTRL+N) from the menu</text:p>
            <text:p>Select<text:s/><text:span text:style-name="T2">Yakindu-&gt;Code Generator Model</text:span><text:span text:style-name="T2"/></text:p>
            <text:p>Click on<text:s/><text:span text:style-name="T2">Next</text:span><text:s/>button</text:p>
            <text:p>Set the name to S<text:span text:style-name="T6">taircaseC.sgen</text:span><text:span text:style-name="T6"/></text:p>
            <text:p>Click on<text:s/><text:span text:style-name="T2">Next</text:span><text:s/>button</text:p>
            <text:p>Select<text:s/><text:span text:style-name="T2">YAKINDU SCT C Code Generator</text:span><text:s/>and check<text:s/><text:span text:style-name="T2">Staircase.sct</text:span><text:span text:style-name="T2"/></text:p>
            <text:p>Click on<text:s/><text:span text:style-name="T2">Finish</text:span><text:s/>button</text:p>
          </table:table-cell>
          <table:table-cell office:value-type="string" table:style-name="ce17">
            <text:p>File<text:s/><text:span text:style-name="T6">StaircaseC.sgen</text:span><text:s/>created with initial settings</text:p>
            <text:p>Folder<text:s/><text:span text:style-name="T6">src-gen</text:span><text:s/>created by builder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34"/>
        </table:table-row>
        <table:table-row table:style-name="ro9">
          <table:table-cell office:value-type="string" table:style-name="ce32">
            <text:p>T8.2.1</text:p>
          </table:table-cell>
          <table:table-cell office:value-type="string" table:style-name="ce15">
            <text:p>Change Output Folder</text:p>
          </table:table-cell>
          <table:table-cell office:value-type="string" table:style-name="ce32">
            <text:p>T8.2</text:p>
          </table:table-cell>
          <table:table-cell office:value-type="string" table:style-name="ce35">
            <text:p>Open file<text:s/><text:span text:style-name="T6">StaircaseC.sgen</text:span><text:span text:style-name="T6"/></text:p>
            <text:p>Change targetFolder to<text:s/><text:span text:style-name="T6">src-gen-c</text:span><text:span text:style-name="T6"/></text:p>
            <text:p><text:span text:style-name="T1">Save the file</text:span></text:p>
          </table:table-cell>
          <table:table-cell office:value-type="string" table:style-name="ce17">
            <text:p>Folder<text:s/><text:span text:style-name="T6">src-gen-c</text:span><text:s/>with generated code created.</text:p>
          </table:table-cell>
          <table:table-cell office:value-type="string" table:style-name="ce18">
            <text:p>OPEN</text:p>
          </table:table-cell>
          <table:table-cell table:style-name="ce33"/>
          <table:table-cell table:number-columns-repeated="16377" table:style-name="ce19"/>
        </table:table-row>
        <table:table-row table:style-name="ro32">
          <table:table-cell office:value-type="string" table:style-name="ce15">
            <text:p>T8.3</text:p>
          </table:table-cell>
          <table:table-cell office:value-type="string" table:style-name="ce15">
            <text:p>Create Generator Model</text:p>
            <text:p>for C++</text:p>
          </table:table-cell>
          <table:table-cell office:value-type="string" table:style-name="ce15">
            <text:p>T2.6</text:p>
          </table:table-cell>
          <table:table-cell office:value-type="string" table:style-name="ce17">
            <text:p>Select<text:s/><text:span text:style-name="T2">TestProject</text:span><text:s/>in Package Explorer</text:p>
            <text:p>Select<text:s/><text:span text:style-name="T2">File-&gt;New-&gt;Other</text:span><text:s/>(CTRL+N) from the menu</text:p>
            <text:p>Select<text:s/><text:span text:style-name="T2">Yakindu-&gt;YAKINDU Statechart Generator Model</text:span><text:span text:style-name="T2"/></text:p>
            <text:p>Click on<text:s/><text:span text:style-name="T2">Next</text:span><text:s/>button</text:p>
            <text:p>Set the name to S<text:span text:style-name="T6">taircaseC++.sgen</text:span><text:span text:style-name="T6"/></text:p>
            <text:p>Click on<text:s/><text:span text:style-name="T2">Next</text:span><text:s/>button</text:p>
            <text:p>Select<text:s/><text:span text:style-name="T2">YAKINDU SCT C++ Code Generator</text:span><text:s/>and check<text:s/><text:span text:style-name="T2">Staircase.sct</text:span><text:span text:style-name="T2"/></text:p>
            <text:p>Click on<text:s/><text:span text:style-name="T2">Finish</text:span><text:s/>button</text:p>
          </table:table-cell>
          <table:table-cell office:value-type="string" table:style-name="ce17">
            <text:p>File<text:s/><text:span text:style-name="T6">StaircaseC++.sgen</text:span><text:s/>created with initial settings</text:p>
            <text:p>Folder<text:s/><text:span text:style-name="T6">src-gen</text:span><text:s/>created by builder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34"/>
        </table:table-row>
        <table:table-row table:style-name="ro9">
          <table:table-cell office:value-type="string" table:style-name="ce32">
            <text:p>T8.3.1</text:p>
          </table:table-cell>
          <table:table-cell office:value-type="string" table:style-name="ce15">
            <text:p>Change Output Folder</text:p>
          </table:table-cell>
          <table:table-cell office:value-type="string" table:style-name="ce32">
            <text:p>T8.2</text:p>
          </table:table-cell>
          <table:table-cell office:value-type="string" table:style-name="ce35">
            <text:p>Open file<text:s/><text:span text:style-name="T6">StaircaseC++.sgen</text:span><text:span text:style-name="T6"/></text:p>
            <text:p>Change targetFolder to<text:s/><text:span text:style-name="T6">src-gen-cpp</text:span><text:span text:style-name="T6"/></text:p>
            <text:p><text:span text:style-name="T1">Save the file</text:span></text:p>
          </table:table-cell>
          <table:table-cell office:value-type="string" table:style-name="ce17">
            <text:p>Folder<text:s/><text:span text:style-name="T6">src-gen-cpp</text:span><text:s/>with generated code created.</text:p>
          </table:table-cell>
          <table:table-cell office:value-type="string" table:style-name="ce18">
            <text:p>OPEN</text:p>
          </table:table-cell>
          <table:table-cell table:style-name="ce33"/>
          <table:table-cell table:number-columns-repeated="16377" table:style-name="ce19"/>
        </table:table-row>
        <table:table-row table:style-name="ro30">
          <table:table-cell office:value-type="string" table:style-name="ce15">
            <text:p>T8.4</text:p>
          </table:table-cell>
          <table:table-cell office:value-type="string" table:style-name="ce15">
            <text:p>Create Generator Model</text:p>
            <text:p>for Custom Xpand Generator</text:p>
          </table:table-cell>
          <table:table-cell office:value-type="string" table:style-name="ce15">
            <text:p>T7.1</text:p>
          </table:table-cell>
          <table:table-cell office:value-type="string" table:style-name="ce17">
            <text:p>Select<text:s/><text:span text:style-name="T2">TestProject</text:span><text:s/>in Package Explorer</text:p>
            <text:p>Select<text:s/><text:span text:style-name="T2">File-&gt;New-&gt;Other</text:span><text:s/>(CTRL+N) from the menu</text:p>
            <text:p>Select<text:s/><text:span text:style-name="T2">Yakindu-&gt;Code Generator Model</text:span><text:span text:style-name="T2"/></text:p>
            <text:p>Click on<text:s/><text:span text:style-name="T2">Next</text:span><text:s/>button</text:p>
            <text:p>Set the name to S<text:span text:style-name="T6">taircaseXpand.sgen</text:span><text:span text:style-name="T6"/></text:p>
            <text:p>Click on<text:s/><text:span text:style-name="T2">Next</text:span><text:s/>button</text:p>
            <text:p>Select<text:s/><text:span text:style-name="T2">Custom Xpand-based Generator</text:span><text:s/>and check<text:s/><text:span text:style-name="T2">Staircase.sct</text:span><text:span text:style-name="T2"/></text:p>
            <text:p>Click on<text:s/><text:span text:style-name="T2">Finish</text:span><text:s/>button</text:p>
          </table:table-cell>
          <table:table-cell office:value-type="string" table:style-name="ce17">
            <text:p>File<text:s/><text:span text:style-name="T6">StaircaseXpand.sgen</text:span><text:s/>created with initial settings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style-name="ro33">
          <table:table-cell office:value-type="string" table:style-name="ce15">
            <text:p>T8.4.1</text:p>
          </table:table-cell>
          <table:table-cell office:value-type="string" table:style-name="ce32">
            <text:p>add Project to buildpath</text:p>
          </table:table-cell>
          <table:table-cell office:value-type="string" table:style-name="ce15">
            <text:p>T8.4</text:p>
          </table:table-cell>
          <table:table-cell office:value-type="string" table:style-name="ce16">
            <text:p>Open the properties of the Project TestProject(rightclick -&gt; Properties or Alt+Enter)</text:p>
            <text:p>Select “Java Build Path”</text:p>
            <text:p>Select the reiter “Projects”</text:p>
            <text:p>Click on “Add...”</text:p>
            <text:p>Add “<text:span text:style-name="T6">TestProject.generator.xpand”</text:span></text:p>
          </table:table-cell>
          <table:table-cell table:style-name="ce36"/>
          <table:table-cell office:value-type="string" table:style-name="ce36">
            <text:p>OPEN</text:p>
          </table:table-cell>
          <table:table-cell table:style-name="ce17"/>
          <table:table-cell table:number-columns-repeated="16377" table:style-name="ce19"/>
        </table:table-row>
        <table:table-row table:style-name="ro34">
          <table:table-cell office:value-type="string" table:style-name="ce15">
            <text:p>T8.4.2</text:p>
          </table:table-cell>
          <table:table-cell office:value-type="string" table:style-name="ce15">
            <text:p>Setup Xpand Generator Model</text:p>
          </table:table-cell>
          <table:table-cell office:value-type="string" table:style-name="ce15">
            <text:p>T8.4.1</text:p>
          </table:table-cell>
          <table:table-cell office:value-type="string" table:style-name="ce17">
            <text:p>Open file<text:s/><text:span text:style-name="T6">StaircaseXpand.sgen and set following features:</text:span><text:span text:style-name="T6"/></text:p>
            <text:p>- targetFolder = "src-gen-xpand"</text:p>
            <text:p><text:span text:style-name="T1">- templateProject = "TestProject.generator.xpand"</text:span><text:span text:style-name="T1"/></text:p>
            <text:p><text:span text:style-name="T1">- templatePath = "testproject::generator::xpand::TextGenerator::main"</text:span><text:span text:style-name="T1"/></text:p>
            <text:p><text:span text:style-name="T1">Save the file</text:span></text:p>
          </table:table-cell>
          <table:table-cell office:value-type="string" table:style-name="ce17">
            <text:p>Folder<text:s/><text:span text:style-name="T6">src-gen-xpand</text:span><text:s/>with generated code created.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style-name="ro30">
          <table:table-cell office:value-type="string" table:style-name="ce15">
            <text:p>T8.5</text:p>
          </table:table-cell>
          <table:table-cell office:value-type="string" table:style-name="ce15">
            <text:p>Create Generator Model for Custom Xtend/Java Generator</text:p>
          </table:table-cell>
          <table:table-cell office:value-type="string" table:style-name="ce15">
            <text:p>T7.1</text:p>
          </table:table-cell>
          <table:table-cell office:value-type="string" table:style-name="ce17">
            <text:p>Select<text:s/><text:span text:style-name="T2">TestProject</text:span><text:s/>in Package Explorer</text:p>
            <text:p>Select<text:s/><text:span text:style-name="T2">File-&gt;New-&gt;Other</text:span><text:s/>(CTRL+N) from the menu</text:p>
            <text:p>Select<text:s/><text:span text:style-name="T2">Yakindu-&gt;Code Generator Model</text:span><text:span text:style-name="T2"/></text:p>
            <text:p>Click on<text:s/><text:span text:style-name="T2">Next</text:span><text:s/>button</text:p>
            <text:p>Set the name to S<text:span text:style-name="T6">taircaseXtend.sgen</text:span><text:span text:style-name="T6"/></text:p>
            <text:p>Click on<text:s/><text:span text:style-name="T2">Next</text:span><text:s/>button</text:p>
            <text:p>Select<text:s/><text:span text:style-name="T2">Custom Xtend2/Java-based Generator</text:span><text:span text:style-name="T2"/></text:p>
            <text:p>Check<text:s/><text:span text:style-name="T2">Staircase.sct<text:s/></text:span><text:span text:style-name="T1">file</text:span><text:span text:style-name="T1"/></text:p>
            <text:p>Click on<text:s/><text:span text:style-name="T2">Finish</text:span><text:s/>button</text:p>
          </table:table-cell>
          <table:table-cell office:value-type="string" table:style-name="ce17">
            <text:p>File<text:s/><text:span text:style-name="T6">StaircaseXtend.sgen</text:span><text:s/>created with initial settings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style-name="ro35">
          <table:table-cell office:value-type="string" table:style-name="ce15">
            <text:p>T8.5.1</text:p>
          </table:table-cell>
          <table:table-cell office:value-type="string" table:style-name="ce32">
            <text:p>add Project to buildpath</text:p>
          </table:table-cell>
          <table:table-cell office:value-type="string" table:style-name="ce15">
            <text:p>T8.5</text:p>
          </table:table-cell>
          <table:table-cell office:value-type="string" table:style-name="ce37">
            <text:p><text:span text:style-name="T3">Open the properties of the Project TestProject(rightclick -&gt; Properties or Alt+Enter)</text:span><text:span text:style-name="T3"/></text:p>
            <text:p><text:span text:style-name="T3">Select “Java Build Path”</text:span><text:span text:style-name="T3"/></text:p>
            <text:p><text:span text:style-name="T3">Select the reiter “Projects”</text:span><text:span text:style-name="T3"/></text:p>
            <text:p><text:span text:style-name="T3">Click on “Add...”</text:span><text:span text:style-name="T3"/></text:p>
            <text:p><text:span text:style-name="T3">Add “</text:span><text:span text:style-name="T8">TestProject.generator.xtend”</text:span></text:p>
          </table:table-cell>
          <table:table-cell table:style-name="ce36"/>
          <table:table-cell office:value-type="string" table:style-name="ce36">
            <text:p>OPEN</text:p>
          </table:table-cell>
          <table:table-cell table:style-name="ce17"/>
          <table:table-cell table:number-columns-repeated="16377" table:style-name="ce19"/>
        </table:table-row>
        <table:table-row table:style-name="ro36">
          <table:table-cell office:value-type="string" table:style-name="ce15">
            <text:p>T8.5.2</text:p>
          </table:table-cell>
          <table:table-cell office:value-type="string" table:style-name="ce15">
            <text:p>Setup Xtend Generator Model</text:p>
          </table:table-cell>
          <table:table-cell office:value-type="string" table:style-name="ce15">
            <text:p>T8.5.1</text:p>
          </table:table-cell>
          <table:table-cell office:value-type="string" table:style-name="ce17">
            <text:p>Open file<text:s/><text:span text:style-name="T6">StaircaseXtend.sgen and set following features:</text:span><text:span text:style-name="T6"/></text:p>
            <text:p>- targetFolder = "src-gen-xtend"</text:p>
            <text:p><text:span text:style-name="T1">- generatorProject = "TestProject.generator.xtend"</text:span><text:span text:style-name="T1"/></text:p>
            <text:p><text:span text:style-name="T1">- generatorClass = "testproject.generator.xtend.XtendGenerator"</text:span><text:span text:style-name="T1"/></text:p>
            <text:p><text:span text:style-name="T1">Save the file</text:span></text:p>
          </table:table-cell>
          <table:table-cell office:value-type="string" table:style-name="ce17">
            <text:p>Folder<text:s/><text:span text:style-name="T6">src-gen-xtend</text:span><text:s/>with generated code created.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number-rows-repeated="3" table:style-name="ro8">
          <table:table-cell table:style-name="ce20"/>
          <table:table-cell table:style-name="ce21"/>
          <table:table-cell table:style-name="ce22"/>
          <table:table-cell table:number-columns-repeated="4" table:style-name="ce23"/>
          <table:table-cell table:number-columns-repeated="16377" table:style-name="ce19"/>
        </table:table-row>
        <table:table-row table:style-name="ro1">
          <table:table-cell table:number-columns-repeated="7" table:style-name="ce1"/>
          <table:table-cell table:number-columns-repeated="16377" table:style-name="ce19"/>
        </table:table-row>
        <table:table-row table:number-rows-repeated="8" table:style-name="ro8">
          <table:table-cell table:style-name="ce20"/>
          <table:table-cell table:style-name="ce21"/>
          <table:table-cell table:style-name="ce22"/>
          <table:table-cell table:number-columns-repeated="4" table:style-name="ce23"/>
          <table:table-cell table:number-columns-repeated="16377" table:style-name="ce19"/>
        </table:table-row>
        <table:table-row table:number-rows-repeated="4" table:style-name="ro1">
          <table:table-cell table:style-name="ce20"/>
          <table:table-cell table:style-name="ce21"/>
          <table:table-cell table:style-name="ce22"/>
          <table:table-cell table:number-columns-repeated="4" table:style-name="ce23"/>
          <table:table-cell table:number-columns-repeated="16377"/>
        </table:table-row>
        <table:table-row table:number-rows-repeated="2" table:style-name="ro1">
          <table:table-cell table:style-name="ce24"/>
          <table:table-cell table:style-name="ce25"/>
          <table:table-cell table:style-name="ce26"/>
          <table:table-cell table:number-columns-repeated="4" table:style-name="ce27"/>
          <table:table-cell table:number-columns-repeated="16377"/>
        </table:table-row>
        <table:table-row table:number-rows-repeated="10" table:style-name="ro1">
          <table:table-cell table:number-columns-repeated="2" table:style-name="ce8"/>
          <table:table-cell table:style-name="ce28"/>
          <table:table-cell table:number-columns-repeated="4" table:style-name="ce8"/>
          <table:table-cell table:number-columns-repeated="16377"/>
        </table:table-row>
        <table:table-row table:number-rows-repeated="1048513" table:style-name="ro1">
          <table:table-cell table:number-columns-repeated="16384"/>
        </table:table-row>
      </table:table>
      <table:table table:name="Yakindu_SCT_Testcase_09_-_Templ" table:style-name="ta1">
        <table:table-column table:style-name="co3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3" table:number-columns-repeated="2" table:default-cell-style-name="ce1"/>
        <table:table-column table:style-name="co4" table:number-columns-repeated="16377" table:default-cell-style-name="ce1"/>
        <table:table-row table:style-name="ro1">
          <table:table-cell table:style-name="ce1"/>
          <table:table-cell office:value-type="string" table:style-name="ce2">
            <text:p>Status:</text:p>
          </table:table-cell>
          <table:table-cell office:value-type="string" office:string-value="Complete" table:formula="of:=IF(COUNTIF([.F16:.F103];&quot;FAILED&quot;)=0;IF(COUNTIF([.F16:.F103];&quot;SUCCEDED&quot;) = COUNTIF([.F16:.F102];&quot;.*&quot;); &quot;Complete&quot;; &quot;Incomplete: &quot; &amp; COUNTIF([.F16:.F99];&quot;OPEN&quot;) &amp; &quot; of &quot; &amp; COUNTIF([.F16:.F99];&quot;.*&quot;) &amp; &quot; open&quot;);&quot;ERRORS&quot;)" table:style-name="ce1">
            <text:p>Complet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Errors:</text:p>
          </table:table-cell>
          <table:table-cell office:value-type="float" office:value="0" table:formula="of:=COUNTIF([.F16:.F101];&quot;FAILED&quot;)" table:style-name="ce4">
            <text:p>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Date of Test:</text:p>
          </table:table-cell>
          <table:table-cell office:value-type="date" office:date-value="2016-04-01T00:00:00" table:formula="of:=[Yakindu_SCT_Test_Report_Setup.$B1]" table:style-name="ce3">
            <text:p>01.04.1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4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Name:</text:p>
          </table:table-cell>
          <table:table-cell office:value-type="string" office:string-value="Mustermann" table:formula="of:=[Yakindu_SCT_Test_Report_Setup.B9]" table:style-name="ce9">
            <text:p>Mustermann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Surname:</text:p>
          </table:table-cell>
          <table:table-cell office:value-type="string" office:string-value="Max" table:formula="of:=[Yakindu_SCT_Test_Report_Setup.B10]" table:style-name="ce9">
            <text:p>Max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mail:</text:p>
          </table:table-cell>
          <table:table-cell office:value-type="string" office:string-value="Max.mustermann@itemis.de" table:formula="of:=[Yakindu_SCT_Test_Report_Setup.B11]" table:style-name="ce9">
            <text:p>Max.mustermann@itemis.d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9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Operating System:</text:p>
          </table:table-cell>
          <table:table-cell office:value-type="string" office:string-value="Win7 x64" table:formula="of:=[Yakindu_SCT_Test_Report_Setup.B13]" table:style-name="ce9">
            <text:p>Win7 x6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Yakindu Version</text:p>
          </table:table-cell>
          <table:table-cell office:value-type="string" office:string-value="SCT 2.5" table:formula="of:=[Yakindu_SCT_Test_Report_Setup.B14]" table:style-name="ce9">
            <text:p>SCT 2.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clipse Version</text:p>
          </table:table-cell>
          <table:table-cell office:value-type="string" office:string-value="Luna (4.4)" table:formula="of:=[Yakindu_SCT_Test_Report_Setup.B15]" table:style-name="ce9">
            <text:p>Luna (4.4)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number-columns-spanned="7" table:number-rows-spanned="1" table:style-name="ce29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style-name="ce10"/>
          <table:table-cell table:style-name="ce7"/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11">
            <text:p>Nr.</text:p>
          </table:table-cell>
          <table:table-cell office:value-type="string" table:style-name="ce12">
            <text:p>Testname</text:p>
          </table:table-cell>
          <table:table-cell office:value-type="string" table:style-name="ce13">
            <text:p>Preconditions</text:p>
          </table:table-cell>
          <table:table-cell office:value-type="string" table:style-name="ce12">
            <text:p>Test Instructions</text:p>
          </table:table-cell>
          <table:table-cell office:value-type="string" table:style-name="ce12">
            <text:p>Postconditions</text:p>
          </table:table-cell>
          <table:table-cell office:value-type="string" table:style-name="ce12">
            <text:p>Status</text:p>
          </table:table-cell>
          <table:table-cell office:value-type="string" table:style-name="ce12">
            <text:p>Issue</text:p>
          </table:table-cell>
          <table:table-cell table:number-columns-repeated="16377"/>
        </table:table-row>
        <table:table-row table:style-name="ro37">
          <table:table-cell office:value-type="string" table:style-name="ce32">
            <text:p>T9.1</text:p>
          </table:table-cell>
          <table:table-cell office:value-type="string" table:style-name="ce15">
            <text:p>Statechart Proposals <text:s/>and documentation</text:p>
          </table:table-cell>
          <table:table-cell office:value-type="string" table:style-name="ce32">
            <text:p>T2.6</text:p>
          </table:table-cell>
          <table:table-cell office:value-type="string" table:style-name="ce35">
            <text:p>Select Statechart Properties view.</text:p>
            <text:p>Hit Ctrl+Space</text:p>
            <text:p>Expected proposals: “interface”, “internal”, “namespace”</text:p>
            <text:p>Check if the proper documentation is displayed for every proposal</text:p>
          </table:table-cell>
          <table:table-cell office:value-type="string" table:style-name="ce17">
            <text:p>All proposals and documentation <text:s/>checked</text:p>
          </table:table-cell>
          <table:table-cell office:value-type="string" table:style-name="ce18">
            <text:p>OPEN</text:p>
          </table:table-cell>
          <table:table-cell table:style-name="ce33"/>
          <table:table-cell table:number-columns-repeated="16377"/>
        </table:table-row>
        <table:table-row table:style-name="ro19">
          <table:table-cell office:value-type="string" table:style-name="ce32">
            <text:p>T9.1.1</text:p>
          </table:table-cell>
          <table:table-cell office:value-type="string" table:style-name="ce15">
            <text:p>Statechart Proposals <text:s/>- interface</text:p>
          </table:table-cell>
          <table:table-cell office:value-type="string" table:style-name="ce32">
            <text:p>T9.1</text:p>
          </table:table-cell>
          <table:table-cell office:value-type="string" table:style-name="ce35">
            <text:p>enter “interface” and hit Space and hit Ctrl+Space</text:p>
            <text:p>Expected proposals: “ : ” , “Name-”</text:p>
          </table:table-cell>
          <table:table-cell table:style-name="ce17"/>
          <table:table-cell office:value-type="string" table:style-name="ce18">
            <text:p>OPEN</text:p>
          </table:table-cell>
          <table:table-cell table:style-name="ce33"/>
          <table:table-cell table:number-columns-repeated="16377"/>
        </table:table-row>
        <table:table-row table:style-name="ro19">
          <table:table-cell office:value-type="string" table:style-name="ce32">
            <text:p>T9.1.2</text:p>
          </table:table-cell>
          <table:table-cell office:value-type="string" table:style-name="ce15">
            <text:p>Statechart Proposals – internal</text:p>
          </table:table-cell>
          <table:table-cell office:value-type="string" table:style-name="ce15">
            <text:p>T9.1</text:p>
          </table:table-cell>
          <table:table-cell office:value-type="string" table:style-name="ce17">
            <text:p>enter “internal” and hit Space and hit Ctrl+Space</text:p>
            <text:p>Expected proposals: “ : “</text:p>
          </table:table-cell>
          <table:table-cell table:style-name="ce17"/>
          <table:table-cell office:value-type="string" table:style-name="ce18">
            <text:p>OPEN</text:p>
          </table:table-cell>
          <table:table-cell table:style-name="ce17"/>
          <table:table-cell table:number-columns-repeated="16377"/>
        </table:table-row>
        <table:table-row table:style-name="ro19">
          <table:table-cell office:value-type="string" table:style-name="ce32">
            <text:p>T9.1.3</text:p>
          </table:table-cell>
          <table:table-cell office:value-type="string" table:style-name="ce15">
            <text:p>Statechart Proposals – Namespace</text:p>
          </table:table-cell>
          <table:table-cell office:value-type="string" table:style-name="ce32">
            <text:p>T8.2</text:p>
          </table:table-cell>
          <table:table-cell office:value-type="string" table:style-name="ce35">
            <text:p>enter “namespace” and hit Space and hit Ctrl+Space</text:p>
            <text:p>Expected proposals :</text:p>
          </table:table-cell>
          <table:table-cell table:style-name="ce17"/>
          <table:table-cell office:value-type="string" table:style-name="ce18">
            <text:p>OPEN</text:p>
          </table:table-cell>
          <table:table-cell table:style-name="ce33"/>
          <table:table-cell table:number-columns-repeated="16377"/>
        </table:table-row>
        <table:table-row table:style-name="ro35">
          <table:table-cell office:value-type="string" table:style-name="ce32">
            <text:p>T9.2</text:p>
          </table:table-cell>
          <table:table-cell office:value-type="string" table:style-name="ce15">
            <text:p>Transition proposals and documentation</text:p>
          </table:table-cell>
          <table:table-cell office:value-type="string" table:style-name="ce15">
            <text:p>T2.6</text:p>
          </table:table-cell>
          <table:table-cell office:value-type="string" table:style-name="ce17">
            <text:p>Select Transition Properties View</text:p>
            <text:p>Hit Ctrl+Space</text:p>
            <text:p>Expected proposals: “after”, “always”, “default”, “else”, “every”, “oncycle”, “ #” , “ [ “, “ / ”</text:p>
            <text:p>Check if the proper documentation is displayed for every proposal except the one character ones</text:p>
          </table:table-cell>
          <table:table-cell office:value-type="string" table:style-name="ce17">
            <text:p>All proposals and documentation <text:s/>checked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/>
        </table:table-row>
        <table:table-row table:style-name="ro38">
          <table:table-cell office:value-type="string" table:style-name="ce32">
            <text:p>T9.2.1</text:p>
          </table:table-cell>
          <table:table-cell office:value-type="string" table:style-name="ce15">
            <text:p>Transition proposals after “after”</text:p>
          </table:table-cell>
          <table:table-cell office:value-type="string" table:style-name="ce32">
            <text:p>T9.2</text:p>
          </table:table-cell>
          <table:table-cell office:value-type="string" table:style-name="ce35">
            <text:p>enter “after” as keyword and hit Ctrl+Space</text:p>
            <text:p>Expected proposals : Expression</text:p>
            <text:p>Enter a integer value and hit Ctrl+Space again.</text:p>
            <text:p>Expected proposals with documentation :”ms”, “ns”, “us”, “s”,</text:p>
            <text:p>“as”(not time unit)</text:p>
          </table:table-cell>
          <table:table-cell table:style-name="ce17"/>
          <table:table-cell office:value-type="string" table:style-name="ce18">
            <text:p>OPEN</text:p>
          </table:table-cell>
          <table:table-cell table:style-name="ce33"/>
          <table:table-cell table:number-columns-repeated="16377"/>
        </table:table-row>
        <table:table-row table:style-name="ro23">
          <table:table-cell office:value-type="string" table:style-name="ce32">
            <text:p>T9.2.2</text:p>
          </table:table-cell>
          <table:table-cell office:value-type="string" table:style-name="ce15">
            <text:p>Transition proposals after “every”</text:p>
          </table:table-cell>
          <table:table-cell office:value-type="string" table:style-name="ce15">
            <text:p>T9.2</text:p>
          </table:table-cell>
          <table:table-cell office:value-type="string" table:style-name="ce17">
            <text:p>enter “every” as keyword and hit Ctrl+Space</text:p>
            <text:p>Expected proposals : Expression</text:p>
            <text:p>Enter a integer value and hit Ctrl+Space again.</text:p>
            <text:p>Expected proposals with documentation :”ms”, “ns”, “us”, “s”,</text:p>
            <text:p>“as”(not time unit)</text:p>
          </table:table-cell>
          <table:table-cell table:style-name="ce17"/>
          <table:table-cell office:value-type="string" table:style-name="ce18">
            <text:p>OPEN</text:p>
          </table:table-cell>
          <table:table-cell table:style-name="ce17"/>
          <table:table-cell table:number-columns-repeated="16377"/>
        </table:table-row>
        <table:table-row table:style-name="ro14">
          <table:table-cell office:value-type="string" table:style-name="ce32">
            <text:p>T9.3</text:p>
          </table:table-cell>
          <table:table-cell office:value-type="string" table:style-name="ce15">
            <text:p>State proposals and Documentation</text:p>
          </table:table-cell>
          <table:table-cell office:value-type="string" table:style-name="ce15">
            <text:p>T2.6</text:p>
          </table:table-cell>
          <table:table-cell office:value-type="string" table:style-name="ce17">
            <text:p>Select State Properties view. Hit Ctrl+Space.</text:p>
            <text:p>Expected proposals: “after”, “always”, “entry”, “every”, “exit”, “oncycle” Check if the proper documentation is displayed for every proposal</text:p>
          </table:table-cell>
          <table:table-cell office:value-type="string" table:style-name="ce17">
            <text:p>All proposals and documentation <text:s/>checked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/>
        </table:table-row>
        <table:table-row table:style-name="ro38">
          <table:table-cell office:value-type="string" table:style-name="ce32">
            <text:p>T9.3.1</text:p>
          </table:table-cell>
          <table:table-cell office:value-type="string" table:style-name="ce15">
            <text:p>State proposals after “after”</text:p>
          </table:table-cell>
          <table:table-cell office:value-type="string" table:style-name="ce32">
            <text:p>T9.3</text:p>
          </table:table-cell>
          <table:table-cell office:value-type="string" table:style-name="ce35">
            <text:p>enter “after” as keyword and hit Ctrl+Space</text:p>
            <text:p>Expected proposals : Expression that evaluates to an integer value</text:p>
            <text:p>Enter a integer value and hit Ctrl+Space again.</text:p>
            <text:p>Expected proposals with documentation :”ms”, “ns”, “us”, “s”,</text:p>
            <text:p>“as”(not time unit)</text:p>
          </table:table-cell>
          <table:table-cell table:style-name="ce17"/>
          <table:table-cell office:value-type="string" table:style-name="ce18">
            <text:p>OPEN</text:p>
          </table:table-cell>
          <table:table-cell table:style-name="ce33"/>
          <table:table-cell table:number-columns-repeated="16377"/>
        </table:table-row>
        <table:table-row table:style-name="ro38">
          <table:table-cell office:value-type="string" table:style-name="ce32">
            <text:p>T9.3.3</text:p>
          </table:table-cell>
          <table:table-cell office:value-type="string" table:style-name="ce15">
            <text:p>State proposals after “every”</text:p>
          </table:table-cell>
          <table:table-cell office:value-type="string" table:style-name="ce32">
            <text:p>T9.3</text:p>
          </table:table-cell>
          <table:table-cell office:value-type="string" table:style-name="ce35">
            <text:p>enter “every” as keyword and hit Ctrl+Space</text:p>
            <text:p>Expected proposals : Expression that evaluates to an integer value</text:p>
            <text:p>Enter a integer value and hit Ctrl+Space again.</text:p>
            <text:p>Expected proposals with documentation :”ms”, “ns”, “us”, “s”,</text:p>
            <text:p>“as”(not time unit)</text:p>
          </table:table-cell>
          <table:table-cell table:style-name="ce17"/>
          <table:table-cell office:value-type="string" table:style-name="ce18">
            <text:p>OPEN</text:p>
          </table:table-cell>
          <table:table-cell table:style-name="ce33"/>
          <table:table-cell table:number-columns-repeated="16377"/>
        </table:table-row>
        <table:table-row table:number-rows-repeated="1048551" table:style-name="ro1">
          <table:table-cell table:number-columns-repeated="16384"/>
        </table:table-row>
      </table:table>
      <table:table table:name="Yakindu_SCT_Testcase_10_-_Examp" table:style-name="ta1">
        <table:table-column table:style-name="co19" table:default-cell-style-name="ce1"/>
        <table:table-column table:style-name="co3" table:default-cell-style-name="ce1"/>
        <table:table-column table:style-name="co16" table:default-cell-style-name="ce1"/>
        <table:table-column table:style-name="co20" table:default-cell-style-name="ce1"/>
        <table:table-column table:style-name="co18" table:default-cell-style-name="ce1"/>
        <table:table-column table:style-name="co3" table:number-columns-repeated="2" table:default-cell-style-name="ce1"/>
        <table:table-column table:style-name="co4" table:number-columns-repeated="16377" table:default-cell-style-name="ce1"/>
        <table:table-row table:style-name="ro1">
          <table:table-cell table:style-name="ce1"/>
          <table:table-cell office:value-type="string" table:style-name="ce2">
            <text:p>Status:</text:p>
          </table:table-cell>
          <table:table-cell office:value-type="string" office:string-value="Complete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table:style-name="ce1">
            <text:p>Complet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Errors:</text:p>
          </table:table-cell>
          <table:table-cell office:value-type="float" office:value="0" table:formula="of:=COUNTIF([.F16:.F101];&quot;FAILED&quot;)" table:style-name="ce4">
            <text:p>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Date of Test:</text:p>
          </table:table-cell>
          <table:table-cell office:value-type="date" office:date-value="2016-04-01T00:00:00" table:formula="of:=[Yakindu_SCT_Test_Report_Setup.$B1]" table:style-name="ce3">
            <text:p>01.04.1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4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Name:</text:p>
          </table:table-cell>
          <table:table-cell office:value-type="string" office:string-value="Mustermann" table:formula="of:=[Yakindu_SCT_Test_Report_Setup.B9]" table:style-name="ce9">
            <text:p>Mustermann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Surname:</text:p>
          </table:table-cell>
          <table:table-cell office:value-type="string" office:string-value="Max" table:formula="of:=[Yakindu_SCT_Test_Report_Setup.B10]" table:style-name="ce9">
            <text:p>Max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mail:</text:p>
          </table:table-cell>
          <table:table-cell office:value-type="string" office:string-value="Max.mustermann@itemis.de" table:formula="of:=[Yakindu_SCT_Test_Report_Setup.B11]" table:style-name="ce9">
            <text:p>Max.mustermann@itemis.d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9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Operating System:</text:p>
          </table:table-cell>
          <table:table-cell office:value-type="string" office:string-value="Win7 x64" table:formula="of:=[Yakindu_SCT_Test_Report_Setup.B13]" table:style-name="ce9">
            <text:p>Win7 x6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Yakindu Version</text:p>
          </table:table-cell>
          <table:table-cell office:value-type="string" office:string-value="SCT 2.5" table:formula="of:=[Yakindu_SCT_Test_Report_Setup.B14]" table:style-name="ce9">
            <text:p>SCT 2.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clipse Version</text:p>
          </table:table-cell>
          <table:table-cell office:value-type="string" office:string-value="Luna (4.4)" table:formula="of:=[Yakindu_SCT_Test_Report_Setup.B15]" table:style-name="ce9">
            <text:p>Luna (4.4)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number-columns-spanned="7" table:number-rows-spanned="1" table:style-name="ce29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style-name="ce10"/>
          <table:table-cell table:style-name="ce7"/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11">
            <text:p>Nr.</text:p>
          </table:table-cell>
          <table:table-cell office:value-type="string" table:style-name="ce12">
            <text:p>Testname</text:p>
          </table:table-cell>
          <table:table-cell office:value-type="string" table:style-name="ce13">
            <text:p>Preconditions</text:p>
          </table:table-cell>
          <table:table-cell office:value-type="string" table:style-name="ce12">
            <text:p>Test Instructions</text:p>
          </table:table-cell>
          <table:table-cell office:value-type="string" table:style-name="ce12">
            <text:p>Postconditions</text:p>
          </table:table-cell>
          <table:table-cell office:value-type="string" table:style-name="ce12">
            <text:p>Status</text:p>
          </table:table-cell>
          <table:table-cell office:value-type="string" table:style-name="ce12">
            <text:p>Issue</text:p>
          </table:table-cell>
          <table:table-cell table:number-columns-repeated="16377"/>
        </table:table-row>
        <table:table-row table:style-name="ro37">
          <table:table-cell office:value-type="string" table:style-name="ce32">
            <text:p>T10.1</text:p>
          </table:table-cell>
          <table:table-cell office:value-type="string" table:style-name="ce15">
            <text:p>Create Example File</text:p>
          </table:table-cell>
          <table:table-cell office:value-type="string" table:style-name="ce32">
            <text:p>T1.3</text:p>
          </table:table-cell>
          <table:table-cell office:value-type="string" table:style-name="ce35">
            <text:p>Select File--&gt; New --&gt; Example</text:p>
            <text:p>Choose “Trafficlight Example”, click Next</text:p>
            <text:p>Click Finish</text:p>
            <text:p/>
          </table:table-cell>
          <table:table-cell office:value-type="string" table:style-name="ce17">
            <text:p>The Trafficlight Example is created into the workspace</text:p>
          </table:table-cell>
          <table:table-cell office:value-type="string" table:style-name="ce18">
            <text:p>OPEN</text:p>
          </table:table-cell>
          <table:table-cell table:style-name="ce33"/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  <table:table table:name="Yakindu_SCT_Testcase_11_-_Opera" table:style-name="ta1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3" table:number-columns-repeated="1019" table:default-cell-style-name="ce1"/>
        <table:table-column table:style-name="co4" table:number-columns-repeated="15360" table:default-cell-style-name="ce1"/>
        <table:table-row table:style-name="ro1">
          <table:table-cell table:style-name="ce1"/>
          <table:table-cell office:value-type="string" table:style-name="ce2">
            <text:p>Status:</text:p>
          </table:table-cell>
          <table:table-cell office:value-type="string" office:string-value="Complete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table:style-name="ce1">
            <text:p>Complet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Errors:</text:p>
          </table:table-cell>
          <table:table-cell office:value-type="float" office:value="0" table:formula="of:=COUNTIF([.F15:.F100];&quot;FAILED&quot;)" table:style-name="ce4">
            <text:p>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Date of Test:</text:p>
          </table:table-cell>
          <table:table-cell office:value-type="date" office:date-value="2016-04-01T00:00:00" table:formula="of:=[Yakindu_SCT_Test_Report_Setup.$B1]" table:style-name="ce3">
            <text:p>01.04.1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4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Name:</text:p>
          </table:table-cell>
          <table:table-cell office:value-type="string" office:string-value="Mustermann" table:formula="of:=[Yakindu_SCT_Test_Report_Setup.B9]" table:style-name="ce9">
            <text:p>Mustermann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Surname:</text:p>
          </table:table-cell>
          <table:table-cell office:value-type="string" office:string-value="Max" table:formula="of:=[Yakindu_SCT_Test_Report_Setup.B10]" table:style-name="ce9">
            <text:p>Max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mail:</text:p>
          </table:table-cell>
          <table:table-cell office:value-type="string" office:string-value="Max.mustermann@itemis.de" table:formula="of:=[Yakindu_SCT_Test_Report_Setup.B11]" table:style-name="ce9">
            <text:p>Max.mustermann@itemis.d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9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Operating System:</text:p>
          </table:table-cell>
          <table:table-cell office:value-type="string" office:string-value="SCT 2.5" table:formula="of:=[Yakindu_SCT_Test_Report_Setup.B14]" table:style-name="ce9">
            <text:p>SCT 2.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Yakindu Version</text:p>
          </table:table-cell>
          <table:table-cell office:value-type="string" office:string-value="Luna (4.4)" table:formula="of:=[Yakindu_SCT_Test_Report_Setup.B15]" table:style-name="ce9">
            <text:p>Luna (4.4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clipse Version</text:p>
          </table:table-cell>
          <table:table-cell office:value-type="string" table:style-name="ce9">
            <text:p>Err:520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29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style-name="ce10"/>
          <table:table-cell table:style-name="ce7"/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11">
            <text:p>Nr.</text:p>
          </table:table-cell>
          <table:table-cell office:value-type="string" table:style-name="ce12">
            <text:p>Testname</text:p>
          </table:table-cell>
          <table:table-cell office:value-type="string" table:style-name="ce13">
            <text:p>Preconditions</text:p>
          </table:table-cell>
          <table:table-cell office:value-type="string" table:style-name="ce12">
            <text:p>Test Instructions</text:p>
          </table:table-cell>
          <table:table-cell office:value-type="string" table:style-name="ce12">
            <text:p>Postconditions</text:p>
          </table:table-cell>
          <table:table-cell office:value-type="string" table:style-name="ce12">
            <text:p>Status</text:p>
          </table:table-cell>
          <table:table-cell office:value-type="string" table:style-name="ce12">
            <text:p>Issue</text:p>
          </table:table-cell>
          <table:table-cell table:number-columns-repeated="16377"/>
        </table:table-row>
        <table:table-row table:style-name="ro39">
          <table:table-cell office:value-type="string" table:style-name="ce32">
            <text:p>T11.1</text:p>
          </table:table-cell>
          <table:table-cell office:value-type="string" table:style-name="ce15">
            <text:p>Preparations</text:p>
          </table:table-cell>
          <table:table-cell office:value-type="string" table:style-name="ce32">
            <text:p>T1.3</text:p>
          </table:table-cell>
          <table:table-cell office:value-type="string" table:style-name="ce35">
            <text:p>Create new Class with following contend:</text:p>
            <text:p><text:span text:style-name="T7">import</text:span><text:s/>java.io.IOException;</text:p>
            <text:p/>
            <text:p><text:span text:style-name="T7">public</text:span><text:s/><text:span text:style-name="T7">class</text:span><text:s/>Operations {</text:p>
            <text:p/>
            <text:p><text:span text:style-name="T7">public</text:span><text:s/><text:span text:style-name="T7">long</text:span><text:s/>returnFive(){</text:p>
            <text:p><text:span text:style-name="T7">return</text:span><text:s/>5;</text:p>
            <text:p>}</text:p>
            <text:p/>
            <text:p><text:span text:style-name="T7">public long</text:span><text:s/>returnSum(long i, double d){</text:p>
            <text:p><text:span text:style-name="T7">return (long) (i+d)</text:span>;</text:p>
            <text:p>}</text:p>
            <text:p/>
            <text:p><text:span text:style-name="T7">public</text:span><text:s/><text:span text:style-name="T7">void</text:span><text:s/>throwUncheckedException() {</text:p>
            <text:p><text:span text:style-name="T7">throw</text:span><text:s/><text:span text:style-name="T7">new</text:span><text:s/>RuntimeException("Runtime Exception in executed code");</text:p>
            <text:p>}</text:p>
            <text:p/>
            <text:p><text:span text:style-name="T7">public</text:span><text:s/><text:span text:style-name="T7">void</text:span><text:s/>throwCheckedException()<text:s/><text:span text:style-name="T7">throws</text:span><text:s/>IOException {</text:p>
            <text:p><text:span text:style-name="T7">throw</text:span><text:s/><text:span text:style-name="T7">new</text:span><text:s/>IOException("IOException in executed code");</text:p>
            <text:p>}</text:p>
            <text:p>}</text:p>
            <text:p>Right click on Staircase.sct → Run as... → Run Configurations → enter “Operations” as operations class</text:p>
            <text:p>Open Staircase.sct and add to internal scope:</text:p>
            <text:p><text:span text:style-name="T7">operation</text:span><text:s/>returnFive():integer</text:p>
            <text:p><text:span text:style-name="T7">operation</text:span><text:s/>returnSum(param1 : integer, param2 : real ):integer</text:p>
            <text:p><text:span text:style-name="T7">operation</text:span><text:s/>throwUncheckedException(): void</text:p>
            <text:p><text:span text:style-name="T7">operation</text:span><text:s/>throwCheckedException():void</text:p>
            <text:p><text:span text:style-name="T7">operation</text:span><text:s/>unsupportedMethod():void</text:p>
            <text:p/>
          </table:table-cell>
          <table:table-cell office:value-type="string" table:style-name="ce17">
            <text:p>Operation Class created and prepared statechart to execute external operations</text:p>
          </table:table-cell>
          <table:table-cell office:value-type="string" table:style-name="ce18">
            <text:p>OPEN</text:p>
          </table:table-cell>
          <table:table-cell table:style-name="ce33"/>
          <table:table-cell table:number-columns-repeated="16377"/>
        </table:table-row>
        <table:table-row table:style-name="ro40">
          <table:table-cell office:value-type="string" table:style-name="ce33">
            <text:p>T11.2</text:p>
          </table:table-cell>
          <table:table-cell office:value-type="string" table:style-name="ce33">
            <text:p>Calling a valid operation during statechat execution</text:p>
          </table:table-cell>
          <table:table-cell office:value-type="string" table:style-name="ce33">
            <text:p>T11.1</text:p>
          </table:table-cell>
          <table:table-cell office:value-type="string" table:style-name="ce35">
            <text:p>open Staircase.sct edit Transition from LightOn to LightOff:</text:p>
            <text:p>Change the expression to: “after returnFive() s” → run simulation</text:p>
          </table:table-cell>
          <table:table-cell office:value-type="string" table:style-name="ce33">
            <text:p>The operation is executed → state changes after 5 sec</text:p>
          </table:table-cell>
          <table:table-cell office:value-type="string" table:style-name="ce18">
            <text:p>OPEN</text:p>
          </table:table-cell>
          <table:table-cell table:style-name="ce36"/>
          <table:table-cell table:number-columns-repeated="16377"/>
        </table:table-row>
        <table:table-row table:style-name="ro1">
          <table:table-cell office:value-type="string" table:style-name="ce33">
            <text:p>T11.3</text:p>
          </table:table-cell>
          <table:table-cell office:value-type="string" table:style-name="ce33">
            <text:p>Runtime Exception during execution</text:p>
          </table:table-cell>
          <table:table-cell office:value-type="string" table:style-name="ce33">
            <text:p>T11.1</text:p>
          </table:table-cell>
          <table:table-cell office:value-type="string" table:style-name="ce33">
            <text:p>open Staircase.sct edit state LigthOn:</text:p>
          </table:table-cell>
          <table:table-cell office:value-type="string" table:style-name="ce33">
            <text:p>The operation is executed →</text:p>
            <text:p>a PopUp indicates that an exception occurs and asks to terminate or</text:p>
            <text:p>Relaunch the statechart.</text:p>
          </table:table-cell>
          <table:table-cell office:value-type="string" table:style-name="ce18">
            <text:p>OPEN</text:p>
          </table:table-cell>
          <table:table-cell table:style-name="ce36"/>
          <table:table-cell table:number-columns-repeated="16377"/>
        </table:table-row>
        <table:table-row table:style-name="ro1">
          <table:table-cell office:value-type="string" table:style-name="ce33">
            <text:p>T11.4</text:p>
          </table:table-cell>
          <table:table-cell office:value-type="string" table:style-name="ce33">
            <text:p>CheckedException during execution</text:p>
          </table:table-cell>
          <table:table-cell office:value-type="string" table:style-name="ce33">
            <text:p>T11.1</text:p>
          </table:table-cell>
          <table:table-cell office:value-type="string" table:style-name="ce33">
            <text:p>Change expression to „entry / throwCheckedException()” → run simulation</text:p>
          </table:table-cell>
          <table:table-cell office:value-type="string" table:style-name="ce33">
            <text:p>The operation is executed → a PopUp indicates that an exception occurs</text:p>
            <text:p>And asks to terminate or relaunch the statechart.</text:p>
          </table:table-cell>
          <table:table-cell office:value-type="string" table:style-name="ce18">
            <text:p>OPEN</text:p>
          </table:table-cell>
          <table:table-cell table:style-name="ce36"/>
          <table:table-cell table:number-columns-repeated="16377"/>
        </table:table-row>
        <table:table-row table:style-name="ro40">
          <table:table-cell office:value-type="string" table:style-name="ce33">
            <text:p>T11.5</text:p>
          </table:table-cell>
          <table:table-cell office:value-type="string" table:style-name="ce33">
            <text:p>Try to call a Method that dose not exist</text:p>
          </table:table-cell>
          <table:table-cell office:value-type="string" table:style-name="ce33">
            <text:p>T11.1</text:p>
          </table:table-cell>
          <table:table-cell office:value-type="string" table:style-name="ce35">
            <text:p>open Staircase.sct edit state LigthOn:</text:p>
            <text:p>Change expression to “entry / throwUncheckedException()” → run simulation</text:p>
          </table:table-cell>
          <table:table-cell office:value-type="string" table:style-name="ce33">
            <text:p>The operation is executed → a PopUp indicates that the method is not</text:p>
            <text:p>Supported and asks to terminate or relaunch the statechart.</text:p>
          </table:table-cell>
          <table:table-cell office:value-type="string" table:style-name="ce18">
            <text:p>OPEN</text:p>
          </table:table-cell>
          <table:table-cell table:style-name="ce36"/>
          <table:table-cell table:number-columns-repeated="16377"/>
        </table:table-row>
        <table:table-row table:style-name="ro40">
          <table:table-cell office:value-type="string" table:style-name="ce33">
            <text:p>T11.6</text:p>
          </table:table-cell>
          <table:table-cell office:value-type="string" table:style-name="ce33">
            <text:p>Calling invalid operation</text:p>
          </table:table-cell>
          <table:table-cell office:value-type="string" table:style-name="ce33">
            <text:p>T11.1</text:p>
          </table:table-cell>
          <table:table-cell office:value-type="string" table:style-name="ce35">
            <text:p>open Staircase.sct edit Transition from LightOn to LightOff:</text:p>
            <text:p>Change the expression to: “after returnFive s” (remove the brackets)</text:p>
          </table:table-cell>
          <table:table-cell office:value-type="string" table:style-name="ce33">
            <text:p>The transition should get an error marker</text:p>
          </table:table-cell>
          <table:table-cell office:value-type="string" table:style-name="ce18">
            <text:p>OPEN</text:p>
          </table:table-cell>
          <table:table-cell table:style-name="ce33"/>
          <table:table-cell table:number-columns-repeated="16377" table:style-name="ce34"/>
        </table:table-row>
        <table:table-row table:style-name="ro40">
          <table:table-cell office:value-type="string" table:style-name="ce33">
            <text:p>T11.7</text:p>
          </table:table-cell>
          <table:table-cell office:value-type="string" table:style-name="ce33">
            <text:p>Calling another valid operation during statechat execution</text:p>
          </table:table-cell>
          <table:table-cell office:value-type="string" table:style-name="ce33">
            <text:p>T11.1</text:p>
          </table:table-cell>
          <table:table-cell office:value-type="string" table:style-name="ce35">
            <text:p>open Staircase.sct edit Transition from LightOn to LightOff:</text:p>
            <text:p>Change the expression to: “after returnSum(1, 4.1)s”</text:p>
          </table:table-cell>
          <table:table-cell office:value-type="string" table:style-name="ce33">
            <text:p>The operation is executed → state changes after 5 sec</text:p>
          </table:table-cell>
          <table:table-cell office:value-type="string" table:style-name="ce18">
            <text:p>OPEN</text:p>
          </table:table-cell>
          <table:table-cell table:style-name="ce33"/>
          <table:table-cell table:number-columns-repeated="16377" table:style-name="ce34"/>
        </table:table-row>
        <table:table-row table:number-rows-repeated="1048554" table:style-name="ro1">
          <table:table-cell table:number-columns-repeated="16384"/>
        </table:table-row>
      </table:table>
      <table:table table:name="Yakindu_SCT_Testcase_12_-_Refac" table:style-name="ta1">
        <table:table-column table:style-name="co21" table:default-cell-style-name="ce1"/>
        <table:table-column table:style-name="co6" table:default-cell-style-name="ce1"/>
        <table:table-column table:style-name="co7" table:default-cell-style-name="ce4"/>
        <table:table-column table:style-name="co13" table:default-cell-style-name="ce1"/>
        <table:table-column table:style-name="co9" table:default-cell-style-name="ce1"/>
        <table:table-column table:style-name="co10" table:default-cell-style-name="ce1"/>
        <table:table-column table:style-name="co15" table:default-cell-style-name="ce1"/>
        <table:table-column table:style-name="co10" table:number-columns-repeated="1017" table:default-cell-style-name="ce1"/>
        <table:table-column table:style-name="co4" table:number-columns-repeated="15360" table:default-cell-style-name="ce1"/>
        <table:table-row table:style-name="ro1">
          <table:table-cell table:style-name="ce1"/>
          <table:table-cell office:value-type="string" table:style-name="ce2">
            <text:p>Status:</text:p>
          </table:table-cell>
          <table:table-cell office:value-type="string" office:string-value="Complete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table:style-name="ce1">
            <text:p>Complet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Errors:</text:p>
          </table:table-cell>
          <table:table-cell office:value-type="float" office:value="0" table:formula="of:=COUNTIF([.F15:.F100];&quot;FAILED&quot;)" table:style-name="ce4">
            <text:p>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Date of Test:</text:p>
          </table:table-cell>
          <table:table-cell office:value-type="date" office:date-value="2016-04-01T00:00:00" table:formula="of:=[Yakindu_SCT_Test_Report_Setup.$B1]" table:style-name="ce3">
            <text:p>01.04.1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4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Name:</text:p>
          </table:table-cell>
          <table:table-cell office:value-type="string" office:string-value="Mustermann" table:formula="of:=[Yakindu_SCT_Test_Report_Setup.B9]" table:style-name="ce9">
            <text:p>Mustermann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Surname:</text:p>
          </table:table-cell>
          <table:table-cell office:value-type="string" office:string-value="Max" table:formula="of:=[Yakindu_SCT_Test_Report_Setup.B10]" table:style-name="ce9">
            <text:p>Max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mail:</text:p>
          </table:table-cell>
          <table:table-cell office:value-type="string" office:string-value="Max.mustermann@itemis.de" table:formula="of:=[Yakindu_SCT_Test_Report_Setup.B11]" table:style-name="ce9">
            <text:p>Max.mustermann@itemis.d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9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Operating System:</text:p>
          </table:table-cell>
          <table:table-cell office:value-type="string" office:string-value="Win7 x64" table:formula="of:=[Yakindu_SCT_Test_Report_Setup.B13]" table:style-name="ce9">
            <text:p>Win7 x6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Yakindu Version</text:p>
          </table:table-cell>
          <table:table-cell office:value-type="string" office:string-value="SCT 2.5" table:formula="of:=[Yakindu_SCT_Test_Report_Setup.B14]" table:style-name="ce9">
            <text:p>SCT 2.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clipse Version</text:p>
          </table:table-cell>
          <table:table-cell office:value-type="string" office:string-value="Luna (4.4)" table:formula="of:=[Yakindu_SCT_Test_Report_Setup.B15]" table:style-name="ce9">
            <text:p>Luna (4.4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29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11">
            <text:p>Nr.</text:p>
          </table:table-cell>
          <table:table-cell office:value-type="string" table:style-name="ce12">
            <text:p>Testname</text:p>
          </table:table-cell>
          <table:table-cell office:value-type="string" table:style-name="ce13">
            <text:p>Preconditions</text:p>
          </table:table-cell>
          <table:table-cell office:value-type="string" table:style-name="ce12">
            <text:p>Test Instructions</text:p>
          </table:table-cell>
          <table:table-cell office:value-type="string" table:style-name="ce12">
            <text:p>Postconditions</text:p>
          </table:table-cell>
          <table:table-cell office:value-type="string" table:style-name="ce12">
            <text:p>Status</text:p>
          </table:table-cell>
          <table:table-cell office:value-type="string" table:style-name="ce12">
            <text:p>Issue</text:p>
          </table:table-cell>
          <table:table-cell table:number-columns-repeated="16377" table:style-name="ce14"/>
        </table:table-row>
        <table:table-row table:style-name="ro14">
          <table:table-cell office:value-type="string" table:style-name="ce32">
            <text:p>T12.1</text:p>
          </table:table-cell>
          <table:table-cell office:value-type="string" table:style-name="ce15">
            <text:p>Group States Into Composite</text:p>
          </table:table-cell>
          <table:table-cell office:value-type="string" table:style-name="ce32">
            <text:p>T2.6</text:p>
          </table:table-cell>
          <table:table-cell office:value-type="string" table:style-name="ce35">
            <text:p>Select all states</text:p>
            <text:p>Right click → Refactor → Group States Into Composite</text:p>
            <text:p>Rename the new composite state “LightSwitch”</text:p>
          </table:table-cell>
          <table:table-cell office:value-type="string" table:style-name="ce17">
            <text:p>No specification errors should appear</text:p>
            <text:p>The states are wrapped in a compostite state named “LightSwitch”</text:p>
            <text:p/>
          </table:table-cell>
          <table:table-cell office:value-type="string" table:style-name="ce18">
            <text:p>OPEN</text:p>
          </table:table-cell>
          <table:table-cell table:style-name="ce33"/>
          <table:table-cell table:number-columns-repeated="16377" table:style-name="ce34"/>
        </table:table-row>
        <table:table-row table:style-name="ro12">
          <table:table-cell office:value-type="string" table:style-name="ce32">
            <text:p>T12.1.1</text:p>
          </table:table-cell>
          <table:table-cell office:value-type="string" table:style-name="ce15">
            <text:p>Simulate</text:p>
          </table:table-cell>
          <table:table-cell office:value-type="string" table:style-name="ce32">
            <text:p>T12.1</text:p>
          </table:table-cell>
          <table:table-cell office:value-type="string" table:style-name="ce33">
            <text:p>Run simulation</text:p>
          </table:table-cell>
          <table:table-cell office:value-type="string" table:style-name="ce17">
            <text:p>Behavior should be the same as before re-factoring</text:p>
          </table:table-cell>
          <table:table-cell office:value-type="string" table:style-name="ce18">
            <text:p>OPEN</text:p>
          </table:table-cell>
          <table:table-cell table:style-name="ce33"/>
          <table:table-cell table:number-columns-repeated="16377" table:style-name="ce34"/>
        </table:table-row>
        <table:table-row table:style-name="ro35">
          <table:table-cell office:value-type="string" table:style-name="ce15">
            <text:p>T12.2</text:p>
          </table:table-cell>
          <table:table-cell office:value-type="string" table:style-name="ce15">
            <text:p>Extract Subdiagram</text:p>
          </table:table-cell>
          <table:table-cell office:value-type="string" table:style-name="ce15">
            <text:p>T12.1</text:p>
          </table:table-cell>
          <table:table-cell office:value-type="string" table:style-name="ce17">
            <text:p>Select composite state “LightSwitch”</text:p>
            <text:p>Right click → Refactor → 'Extract Subdiagram'</text:p>
            <text:p>Hoover over the 'sub diagram' – decorator</text:p>
            <text:p>Click on the 'sub diagram' – decorator in the lower right corner to open the subdiagram.</text:p>
          </table:table-cell>
          <table:table-cell office:value-type="string" table:style-name="ce17">
            <text:p>No specification errors should appear</text:p>
            <text:p>hoover→ preview image of the sub diagram is displayed</text:p>
            <text:p>Click → sub diagram opens in a additional editor tab</text:p>
            <text:p/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style-name="ro12">
          <table:table-cell office:value-type="string" table:style-name="ce32">
            <text:p>T12.2.1</text:p>
          </table:table-cell>
          <table:table-cell office:value-type="string" table:style-name="ce15">
            <text:p>Simulate</text:p>
          </table:table-cell>
          <table:table-cell office:value-type="string" table:style-name="ce32">
            <text:p>T12.2</text:p>
          </table:table-cell>
          <table:table-cell office:value-type="string" table:style-name="ce33">
            <text:p>Run simulation</text:p>
          </table:table-cell>
          <table:table-cell office:value-type="string" table:style-name="ce17">
            <text:p>Behavior should be the same as before re-factoring</text:p>
          </table:table-cell>
          <table:table-cell office:value-type="string" table:style-name="ce18">
            <text:p>OPEN</text:p>
          </table:table-cell>
          <table:table-cell table:style-name="ce33"/>
          <table:table-cell table:number-columns-repeated="16377" table:style-name="ce34"/>
        </table:table-row>
        <table:table-row table:style-name="ro14">
          <table:table-cell office:value-type="string" table:style-name="ce15">
            <text:p>T12.3</text:p>
          </table:table-cell>
          <table:table-cell office:value-type="string" table:style-name="ce15">
            <text:p>Inline Subdiagram</text:p>
          </table:table-cell>
          <table:table-cell office:value-type="string" table:style-name="ce15">
            <text:p>T12.2</text:p>
          </table:table-cell>
          <table:table-cell office:value-type="string" table:style-name="ce17">
            <text:p>Select “LightSwitch” sate in staircase.sct</text:p>
            <text:p>Right click → Refactor → Inline Subdiagram</text:p>
            <text:p/>
          </table:table-cell>
          <table:table-cell office:value-type="string" table:style-name="ce17">
            <text:p>No specification errors should appear</text:p>
            <text:p>The subdiagram view is closed</text:p>
            <text:p>The 'LightOn' and 'LightOff' state are wrapped in the 'LightSwitch' state.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style-name="ro12">
          <table:table-cell office:value-type="string" table:style-name="ce32">
            <text:p>T12.3.1</text:p>
          </table:table-cell>
          <table:table-cell office:value-type="string" table:style-name="ce15">
            <text:p>Simulate</text:p>
          </table:table-cell>
          <table:table-cell office:value-type="string" table:style-name="ce32">
            <text:p>T12.3</text:p>
          </table:table-cell>
          <table:table-cell office:value-type="string" table:style-name="ce33">
            <text:p>Run simulation</text:p>
          </table:table-cell>
          <table:table-cell office:value-type="string" table:style-name="ce17">
            <text:p>Behavior should be the same as before re-factoring</text:p>
          </table:table-cell>
          <table:table-cell office:value-type="string" table:style-name="ce18">
            <text:p>OPEN</text:p>
          </table:table-cell>
          <table:table-cell table:style-name="ce33"/>
          <table:table-cell table:number-columns-repeated="16377" table:style-name="ce34"/>
        </table:table-row>
        <table:table-row table:style-name="ro15">
          <table:table-cell office:value-type="string" table:style-name="ce15">
            <text:p>T12.4</text:p>
          </table:table-cell>
          <table:table-cell office:value-type="string" table:style-name="ce15">
            <text:p>Toggle Alignment</text:p>
          </table:table-cell>
          <table:table-cell table:style-name="ce15"/>
          <table:table-cell office:value-type="string" table:style-name="ce17">
            <text:p>Create a new Statechart and delete the created state.</text:p>
            <text:p>Add a “orthogonal State” (Composite state derivative).</text:p>
            <text:p>Ignore the errors.</text:p>
            <text:p>Rightclick on the state and press “toggle subregion alignment” in the shown context menu.</text:p>
            <text:p>Do it again.</text:p>
            <text:p/>
          </table:table-cell>
          <table:table-cell office:value-type="string" table:style-name="ce17">
            <text:p>The alignment of the states should have changed his alignment and back after you did it the second time.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number-rows-repeated="16" table:style-name="ro8">
          <table:table-cell table:style-name="ce20"/>
          <table:table-cell table:style-name="ce21"/>
          <table:table-cell table:style-name="ce22"/>
          <table:table-cell table:number-columns-repeated="4" table:style-name="ce23"/>
          <table:table-cell table:number-columns-repeated="16377" table:style-name="ce19"/>
        </table:table-row>
        <table:table-row table:number-rows-repeated="2" table:style-name="ro1">
          <table:table-cell table:style-name="ce24"/>
          <table:table-cell table:style-name="ce25"/>
          <table:table-cell table:style-name="ce26"/>
          <table:table-cell table:number-columns-repeated="4" table:style-name="ce27"/>
          <table:table-cell table:number-columns-repeated="16377"/>
        </table:table-row>
        <table:table-row table:number-rows-repeated="10" table:style-name="ro1">
          <table:table-cell table:number-columns-repeated="2" table:style-name="ce8"/>
          <table:table-cell table:style-name="ce28"/>
          <table:table-cell table:number-columns-repeated="4" table:style-name="ce8"/>
          <table:table-cell table:number-columns-repeated="16377"/>
        </table:table-row>
        <table:table-row table:number-rows-repeated="65484" table:style-name="ro1">
          <table:table-cell table:number-columns-repeated="16384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983040" table:style-name="ro1">
          <table:table-cell table:number-columns-repeated="16384"/>
        </table:table-row>
      </table:table>
      <table:table table:name="Yakindu_SCT_Testcase_13_-_State" table:style-name="ta1">
        <table:table-column table:style-name="co21" table:default-cell-style-name="ce1"/>
        <table:table-column table:style-name="co6" table:default-cell-style-name="ce1"/>
        <table:table-column table:style-name="co7" table:default-cell-style-name="ce4"/>
        <table:table-column table:style-name="co13" table:default-cell-style-name="ce1"/>
        <table:table-column table:style-name="co9" table:default-cell-style-name="ce1"/>
        <table:table-column table:style-name="co10" table:default-cell-style-name="ce1"/>
        <table:table-column table:style-name="co15" table:default-cell-style-name="ce1"/>
        <table:table-column table:style-name="co10" table:number-columns-repeated="1017" table:default-cell-style-name="ce1"/>
        <table:table-column table:style-name="co4" table:number-columns-repeated="15360" table:default-cell-style-name="ce1"/>
        <table:table-row table:style-name="ro1">
          <table:table-cell table:style-name="ce1"/>
          <table:table-cell office:value-type="string" table:style-name="ce2">
            <text:p>Status:</text:p>
          </table:table-cell>
          <table:table-cell office:value-type="string" office:string-value="Complete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table:style-name="ce1">
            <text:p>Complet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Errors:</text:p>
          </table:table-cell>
          <table:table-cell office:value-type="float" office:value="0" table:formula="of:=COUNTIF([.F16:.F101];&quot;FAILED&quot;)" table:style-name="ce4">
            <text:p>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Date of Test:</text:p>
          </table:table-cell>
          <table:table-cell office:value-type="date" office:date-value="2016-04-01T00:00:00" table:formula="of:=[Yakindu_SCT_Test_Report_Setup.$B1]" table:style-name="ce3">
            <text:p>01.04.1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4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Name:</text:p>
          </table:table-cell>
          <table:table-cell office:value-type="string" office:string-value="Mustermann" table:formula="of:=[Yakindu_SCT_Test_Report_Setup.B9]" table:style-name="ce9">
            <text:p>Mustermann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Surname:</text:p>
          </table:table-cell>
          <table:table-cell office:value-type="string" office:string-value="Max" table:formula="of:=[Yakindu_SCT_Test_Report_Setup.B10]" table:style-name="ce9">
            <text:p>Max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mail:</text:p>
          </table:table-cell>
          <table:table-cell office:value-type="string" office:string-value="Max.mustermann@itemis.de" table:formula="of:=[Yakindu_SCT_Test_Report_Setup.B11]" table:style-name="ce9">
            <text:p>Max.mustermann@itemis.d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9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Operating System:</text:p>
          </table:table-cell>
          <table:table-cell office:value-type="string" office:string-value="Win7 x64" table:formula="of:=[Yakindu_SCT_Test_Report_Setup.B13]" table:style-name="ce9">
            <text:p>Win7 x6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Yakindu Version</text:p>
          </table:table-cell>
          <table:table-cell office:value-type="string" office:string-value="SCT 2.5" table:formula="of:=[Yakindu_SCT_Test_Report_Setup.B14]" table:style-name="ce9">
            <text:p>SCT 2.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clipse Version</text:p>
          </table:table-cell>
          <table:table-cell office:value-type="string" office:string-value="Luna (4.4)" table:formula="of:=[Yakindu_SCT_Test_Report_Setup.B15]" table:style-name="ce9">
            <text:p>Luna (4.4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29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11">
            <text:p>Nr.</text:p>
          </table:table-cell>
          <table:table-cell office:value-type="string" table:style-name="ce12">
            <text:p>Testname</text:p>
          </table:table-cell>
          <table:table-cell office:value-type="string" table:style-name="ce13">
            <text:p>Preconditions</text:p>
          </table:table-cell>
          <table:table-cell office:value-type="string" table:style-name="ce12">
            <text:p>Test Instructions</text:p>
          </table:table-cell>
          <table:table-cell office:value-type="string" table:style-name="ce12">
            <text:p>Postconditions</text:p>
          </table:table-cell>
          <table:table-cell office:value-type="string" table:style-name="ce12">
            <text:p>Status</text:p>
          </table:table-cell>
          <table:table-cell office:value-type="string" table:style-name="ce12">
            <text:p>Issue</text:p>
          </table:table-cell>
          <table:table-cell table:number-columns-repeated="16377" table:style-name="ce14"/>
        </table:table-row>
        <table:table-row table:style-name="ro41">
          <table:table-cell office:value-type="string" table:style-name="ce38">
            <text:p>T13.1</text:p>
          </table:table-cell>
          <table:table-cell office:value-type="string" table:style-name="ce15">
            <text:p>State Templates available</text:p>
          </table:table-cell>
          <table:table-cell table:style-name="ce32"/>
          <table:table-cell office:value-type="string" table:style-name="ce33">
            <text:p>Select a state ans hit CTRL + space</text:p>
          </table:table-cell>
          <table:table-cell office:value-type="string" table:style-name="ce17">
            <text:p>A completion window should appear with the following entries: Add subregion, Add outgoing state</text:p>
          </table:table-cell>
          <table:table-cell office:value-type="string" table:style-name="ce18">
            <text:p>OPEN</text:p>
          </table:table-cell>
          <table:table-cell table:style-name="ce33"/>
          <table:table-cell table:number-columns-repeated="16377" table:style-name="ce34"/>
        </table:table-row>
        <table:table-row table:style-name="ro14">
          <table:table-cell office:value-type="string" table:style-name="ce32">
            <text:p>T13.2</text:p>
          </table:table-cell>
          <table:table-cell office:value-type="string" table:style-name="ce15">
            <text:p>Add composite behaviour</text:p>
          </table:table-cell>
          <table:table-cell table:style-name="ce32"/>
          <table:table-cell office:value-type="string" table:style-name="ce33">
            <text:p>Execute the ' Add subregion' template</text:p>
          </table:table-cell>
          <table:table-cell office:value-type="string" table:style-name="ce17">
            <text:p>A subregion should be added to the selected state with an entry, a transition and a substate. The states bounds should enlarge so that the whole content is shown</text:p>
          </table:table-cell>
          <table:table-cell office:value-type="string" table:style-name="ce18">
            <text:p>OPEN</text:p>
          </table:table-cell>
          <table:table-cell table:style-name="ce33"/>
          <table:table-cell table:number-columns-repeated="16377" table:style-name="ce34"/>
        </table:table-row>
        <table:table-row table:style-name="ro12">
          <table:table-cell office:value-type="string" table:style-name="ce15">
            <text:p>T13.3</text:p>
          </table:table-cell>
          <table:table-cell office:value-type="string" table:style-name="ce15">
            <text:p>Add orthogonal behavior</text:p>
          </table:table-cell>
          <table:table-cell table:style-name="ce15"/>
          <table:table-cell office:value-type="string" table:style-name="ce33">
            <text:p>Execute the <text:s/>'Add outgoing state' template</text:p>
          </table:table-cell>
          <table:table-cell office:value-type="string" table:style-name="ce17">
            <text:p>A new state should be added. A transition should be drawn from the selected state to the new state.</text:p>
          </table:table-cell>
          <table:table-cell office:value-type="string" table:style-name="ce18">
            <text:p>OPEN</text:p>
          </table:table-cell>
          <table:table-cell table:style-name="ce17"/>
          <table:table-cell table:number-columns-repeated="16377" table:style-name="ce19"/>
        </table:table-row>
        <table:table-row table:style-name="ro1">
          <table:table-cell table:style-name="ce32"/>
          <table:table-cell table:style-name="ce15"/>
          <table:table-cell table:style-name="ce32"/>
          <table:table-cell table:style-name="ce33"/>
          <table:table-cell table:style-name="ce17"/>
          <table:table-cell table:content-validation-name="val2" table:style-name="ce18"/>
          <table:table-cell table:style-name="ce33"/>
          <table:table-cell table:number-columns-repeated="16377" table:style-name="ce34"/>
        </table:table-row>
        <table:table-row table:style-name="ro1">
          <table:table-cell table:number-columns-repeated="3" table:style-name="ce15"/>
          <table:table-cell table:number-columns-repeated="2" table:style-name="ce17"/>
          <table:table-cell table:content-validation-name="val2" table:style-name="ce18"/>
          <table:table-cell table:style-name="ce17"/>
          <table:table-cell table:number-columns-repeated="16377" table:style-name="ce19"/>
        </table:table-row>
        <table:table-row table:style-name="ro1">
          <table:table-cell table:style-name="ce32"/>
          <table:table-cell table:style-name="ce15"/>
          <table:table-cell table:style-name="ce32"/>
          <table:table-cell table:style-name="ce33"/>
          <table:table-cell table:style-name="ce17"/>
          <table:table-cell table:content-validation-name="val2" table:style-name="ce18"/>
          <table:table-cell table:style-name="ce33"/>
          <table:table-cell table:number-columns-repeated="16377" table:style-name="ce34"/>
        </table:table-row>
        <table:table-row table:style-name="ro8">
          <table:table-cell table:style-name="ce20"/>
          <table:table-cell table:style-name="ce21"/>
          <table:table-cell table:style-name="ce20"/>
          <table:table-cell table:number-columns-repeated="4" table:style-name="ce23"/>
          <table:table-cell table:number-columns-repeated="16377" table:style-name="ce19"/>
        </table:table-row>
        <table:table-row table:number-rows-repeated="16" table:style-name="ro8">
          <table:table-cell table:style-name="ce20"/>
          <table:table-cell table:style-name="ce21"/>
          <table:table-cell table:style-name="ce22"/>
          <table:table-cell table:number-columns-repeated="4" table:style-name="ce23"/>
          <table:table-cell table:number-columns-repeated="16377" table:style-name="ce19"/>
        </table:table-row>
        <table:table-row table:number-rows-repeated="2" table:style-name="ro1">
          <table:table-cell table:style-name="ce24"/>
          <table:table-cell table:style-name="ce25"/>
          <table:table-cell table:style-name="ce26"/>
          <table:table-cell table:number-columns-repeated="4" table:style-name="ce27"/>
          <table:table-cell table:number-columns-repeated="16377"/>
        </table:table-row>
        <table:table-row table:number-rows-repeated="10" table:style-name="ro1">
          <table:table-cell table:number-columns-repeated="2" table:style-name="ce8"/>
          <table:table-cell table:style-name="ce28"/>
          <table:table-cell table:number-columns-repeated="4" table:style-name="ce8"/>
          <table:table-cell table:number-columns-repeated="16377"/>
        </table:table-row>
        <table:table-row table:number-rows-repeated="65484" table:style-name="ro1">
          <table:table-cell table:number-columns-repeated="16384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983040" table:style-name="ro1">
          <table:table-cell table:number-columns-repeated="16384"/>
        </table:table-row>
      </table:table>
      <table:table table:name="Yakindu_SCT_Testcase_14_-_Image" table:style-name="ta2">
        <table:table-column table:style-name="co4" table:number-columns-repeated="3" table:default-cell-style-name="ce1"/>
        <table:table-column table:style-name="co26" table:default-cell-style-name="ce1"/>
        <table:table-column table:style-name="co27" table:default-cell-style-name="ce1"/>
        <table:table-column table:style-name="co4" table:number-columns-repeated="16379" table:default-cell-style-name="ce1"/>
        <table:table-row table:style-name="ro1">
          <table:table-cell table:style-name="ce1"/>
          <table:table-cell office:value-type="string" table:style-name="ce2">
            <text:p>Status:</text:p>
          </table:table-cell>
          <table:table-cell office:value-type="string" office:string-value="Complete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table:style-name="ce1">
            <text:p>Complet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Errors:</text:p>
          </table:table-cell>
          <table:table-cell office:value-type="float" office:value="0" table:formula="of:=COUNTIF([.F16:.F101];&quot;FAILED&quot;)" table:style-name="ce4">
            <text:p>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Date of Test:</text:p>
          </table:table-cell>
          <table:table-cell office:value-type="date" office:date-value="2016-04-01T00:00:00" table:formula="of:=[Yakindu_SCT_Test_Report_Setup.$B1]" table:style-name="ce3">
            <text:p>01.04.1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4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Name:</text:p>
          </table:table-cell>
          <table:table-cell office:value-type="string" office:string-value="Mustermann" table:formula="of:=[Yakindu_SCT_Test_Report_Setup.B9]" table:style-name="ce9">
            <text:p>Mustermann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Surname:</text:p>
          </table:table-cell>
          <table:table-cell office:value-type="string" office:string-value="Max" table:formula="of:=[Yakindu_SCT_Test_Report_Setup.B10]" table:style-name="ce9">
            <text:p>Max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mail:</text:p>
          </table:table-cell>
          <table:table-cell office:value-type="string" office:string-value="Max.mustermann@itemis.de" table:formula="of:=[Yakindu_SCT_Test_Report_Setup.B11]" table:style-name="ce9">
            <text:p>Max.mustermann@itemis.d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9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Operating System:</text:p>
          </table:table-cell>
          <table:table-cell office:value-type="string" office:string-value="Win7 x64" table:formula="of:=[Yakindu_SCT_Test_Report_Setup.B13]" table:style-name="ce9">
            <text:p>Win7 x6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Yakindu Version</text:p>
          </table:table-cell>
          <table:table-cell office:value-type="string" office:string-value="SCT 2.5" table:formula="of:=[Yakindu_SCT_Test_Report_Setup.B14]" table:style-name="ce9">
            <text:p>SCT 2.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clipse Version</text:p>
          </table:table-cell>
          <table:table-cell office:value-type="string" office:string-value="Luna (4.4)" table:formula="of:=[Yakindu_SCT_Test_Report_Setup.B15]" table:style-name="ce9">
            <text:p>Luna (4.4)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number-columns-spanned="7" table:number-rows-spanned="1" table:style-name="ce29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repeated="2" table:style-name="ce1"/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11">
            <text:p>Nr.</text:p>
          </table:table-cell>
          <table:table-cell office:value-type="string" table:style-name="ce12">
            <text:p>Testname</text:p>
          </table:table-cell>
          <table:table-cell office:value-type="string" table:style-name="ce13">
            <text:p>Preconditions</text:p>
          </table:table-cell>
          <table:table-cell office:value-type="string" table:style-name="ce12">
            <text:p>Test Instructions</text:p>
          </table:table-cell>
          <table:table-cell office:value-type="string" table:style-name="ce12">
            <text:p>Postconditions</text:p>
          </table:table-cell>
          <table:table-cell office:value-type="string" table:style-name="ce12">
            <text:p>Status</text:p>
          </table:table-cell>
          <table:table-cell office:value-type="string" table:style-name="ce12">
            <text:p>Issue</text:p>
          </table:table-cell>
          <table:table-cell table:number-columns-repeated="16377"/>
        </table:table-row>
        <table:table-row table:style-name="ro1">
          <table:table-cell office:value-type="string" table:style-name="ce39">
            <text:p>T14.1</text:p>
          </table:table-cell>
          <table:table-cell office:value-type="string" table:style-name="ce1">
            <text:p>Open project</text:p>
          </table:table-cell>
          <table:table-cell table:style-name="ce40"/>
          <table:table-cell office:value-type="string" table:style-name="ce41">
            <text:p>open Staircase.sct</text:p>
          </table:table-cell>
          <table:table-cell office:value-type="string" table:style-name="ce42">
            <text:p>Statechart should open<text:s/></text:p>
          </table:table-cell>
          <table:table-cell office:value-type="string" table:style-name="ce43">
            <text:p>OPEN</text:p>
          </table:table-cell>
          <table:table-cell table:style-name="ce44"/>
          <table:table-cell table:number-columns-repeated="16377"/>
        </table:table-row>
        <table:table-row table:style-name="ro40">
          <table:table-cell office:value-type="string" table:style-name="ce38">
            <text:p>T14.2</text:p>
          </table:table-cell>
          <table:table-cell office:value-type="string" table:style-name="ce15">
            <text:p>Import as image</text:p>
          </table:table-cell>
          <table:table-cell table:style-name="ce32"/>
          <table:table-cell office:value-type="string" table:style-name="ce35">
            <text:p>Right click in the statechart</text:p>
            <text:p>File -&gt; Save as Image File</text:p>
          </table:table-cell>
          <table:table-cell office:value-type="string" table:style-name="ce17">
            <text:p>A window should pop up to save the statechart as a picture</text:p>
          </table:table-cell>
          <table:table-cell office:value-type="string" table:style-name="ce36">
            <text:p>OPEN</text:p>
          </table:table-cell>
          <table:table-cell table:style-name="ce33"/>
          <table:table-cell table:number-columns-repeated="16377"/>
        </table:table-row>
        <table:table-row table:style-name="ro40">
          <table:table-cell office:value-type="string" table:style-name="ce38">
            <text:p>T14.3</text:p>
          </table:table-cell>
          <table:table-cell office:value-type="string" table:style-name="ce15">
            <text:p>Import as image</text:p>
          </table:table-cell>
          <table:table-cell table:style-name="ce15"/>
          <table:table-cell office:value-type="string" table:style-name="ce35">
            <text:p>Chosse GIF as Image Format</text:p>
            <text:p>Click Ok</text:p>
          </table:table-cell>
          <table:table-cell office:value-type="string" table:style-name="ce17">
            <text:p>A Image ( in GIF Format ) should produce in your target Folder</text:p>
          </table:table-cell>
          <table:table-cell office:value-type="string" table:style-name="ce36">
            <text:p>OPEN</text:p>
          </table:table-cell>
          <table:table-cell table:style-name="ce17"/>
          <table:table-cell table:number-columns-repeated="16377"/>
        </table:table-row>
        <table:table-row table:style-name="ro40">
          <table:table-cell office:value-type="string" table:style-name="ce38">
            <text:p>T14.4</text:p>
          </table:table-cell>
          <table:table-cell office:value-type="string" table:style-name="ce15">
            <text:p>Import as image</text:p>
          </table:table-cell>
          <table:table-cell table:style-name="ce32"/>
          <table:table-cell office:value-type="string" table:style-name="ce35">
            <text:p>Right click in the statechart</text:p>
            <text:p>File -&gt; Save as Image File</text:p>
          </table:table-cell>
          <table:table-cell office:value-type="string" table:style-name="ce17">
            <text:p>A window should pop up to save the statechart as a picture</text:p>
          </table:table-cell>
          <table:table-cell office:value-type="string" table:style-name="ce36">
            <text:p>OPEN</text:p>
          </table:table-cell>
          <table:table-cell table:style-name="ce33"/>
          <table:table-cell table:number-columns-repeated="16377"/>
        </table:table-row>
        <table:table-row table:style-name="ro40">
          <table:table-cell office:value-type="string" table:style-name="ce38">
            <text:p>T14.5</text:p>
          </table:table-cell>
          <table:table-cell office:value-type="string" table:style-name="ce15">
            <text:p>Import as image</text:p>
          </table:table-cell>
          <table:table-cell table:style-name="ce15"/>
          <table:table-cell office:value-type="string" table:style-name="ce35">
            <text:p>Chosse BMP as Image Format</text:p>
            <text:p>Click Ok</text:p>
          </table:table-cell>
          <table:table-cell office:value-type="string" table:style-name="ce17">
            <text:p>A Image ( in BMP Format ) should produce in your target Folder</text:p>
          </table:table-cell>
          <table:table-cell office:value-type="string" table:style-name="ce36">
            <text:p>OPEN</text:p>
          </table:table-cell>
          <table:table-cell table:style-name="ce17"/>
          <table:table-cell table:number-columns-repeated="16377"/>
        </table:table-row>
        <table:table-row table:style-name="ro40">
          <table:table-cell office:value-type="string" table:style-name="ce38">
            <text:p>T14.6</text:p>
          </table:table-cell>
          <table:table-cell office:value-type="string" table:style-name="ce15">
            <text:p>Import as image</text:p>
          </table:table-cell>
          <table:table-cell table:style-name="ce32"/>
          <table:table-cell office:value-type="string" table:style-name="ce35">
            <text:p>Right click in the statechart</text:p>
            <text:p>File -&gt; Save as Image File</text:p>
          </table:table-cell>
          <table:table-cell office:value-type="string" table:style-name="ce17">
            <text:p>A window should pop up to save the statechart as a picture</text:p>
          </table:table-cell>
          <table:table-cell office:value-type="string" table:style-name="ce36">
            <text:p>OPEN</text:p>
          </table:table-cell>
          <table:table-cell table:style-name="ce33"/>
          <table:table-cell table:number-columns-repeated="16377"/>
        </table:table-row>
        <table:table-row table:style-name="ro40">
          <table:table-cell office:value-type="string" table:style-name="ce38">
            <text:p>T14.7</text:p>
          </table:table-cell>
          <table:table-cell office:value-type="string" table:style-name="ce15">
            <text:p>Import as image</text:p>
          </table:table-cell>
          <table:table-cell table:style-name="ce15"/>
          <table:table-cell office:value-type="string" table:style-name="ce35">
            <text:p>Chosse JPEG as Image Format</text:p>
            <text:p>Click Ok</text:p>
          </table:table-cell>
          <table:table-cell office:value-type="string" table:style-name="ce17">
            <text:p>A Image ( in JPEG Format ) should produce in your target Folder</text:p>
          </table:table-cell>
          <table:table-cell office:value-type="string" table:style-name="ce36">
            <text:p>OPEN</text:p>
          </table:table-cell>
          <table:table-cell table:style-name="ce17"/>
          <table:table-cell table:number-columns-repeated="16377"/>
        </table:table-row>
        <table:table-row table:style-name="ro40">
          <table:table-cell office:value-type="string" table:style-name="ce38">
            <text:p>T14.8</text:p>
          </table:table-cell>
          <table:table-cell office:value-type="string" table:style-name="ce15">
            <text:p>Import as image</text:p>
          </table:table-cell>
          <table:table-cell table:style-name="ce16"/>
          <table:table-cell office:value-type="string" table:style-name="ce35">
            <text:p>Right click in the statechart</text:p>
            <text:p>File -&gt; Save as Image File</text:p>
          </table:table-cell>
          <table:table-cell office:value-type="string" table:style-name="ce17">
            <text:p>A window should pop up to save the statechart as a picture</text:p>
          </table:table-cell>
          <table:table-cell office:value-type="string" table:style-name="ce36">
            <text:p>OPEN</text:p>
          </table:table-cell>
          <table:table-cell table:style-name="ce17"/>
          <table:table-cell table:number-columns-repeated="16377"/>
        </table:table-row>
        <table:table-row table:style-name="ro40">
          <table:table-cell office:value-type="string" table:style-name="ce38">
            <text:p>T14.9</text:p>
          </table:table-cell>
          <table:table-cell office:value-type="string" table:style-name="ce15">
            <text:p>Import as image</text:p>
          </table:table-cell>
          <table:table-cell table:style-name="ce36"/>
          <table:table-cell office:value-type="string" table:style-name="ce35">
            <text:p>Chosse JPG as Image Format</text:p>
            <text:p>Click Ok</text:p>
          </table:table-cell>
          <table:table-cell office:value-type="string" table:style-name="ce17">
            <text:p>A Image ( in JPG Format ) should produce in your target Folder</text:p>
          </table:table-cell>
          <table:table-cell office:value-type="string" table:style-name="ce36">
            <text:p>OPEN</text:p>
          </table:table-cell>
          <table:table-cell table:style-name="ce36"/>
          <table:table-cell table:number-columns-repeated="16377"/>
        </table:table-row>
        <table:table-row table:style-name="ro40">
          <table:table-cell office:value-type="string" table:style-name="ce38">
            <text:p>T14.10</text:p>
          </table:table-cell>
          <table:table-cell office:value-type="string" table:style-name="ce15">
            <text:p>Import as image</text:p>
          </table:table-cell>
          <table:table-cell table:style-name="ce36"/>
          <table:table-cell office:value-type="string" table:style-name="ce35">
            <text:p>Right click in the statechart</text:p>
            <text:p>File -&gt; Save as Image File</text:p>
          </table:table-cell>
          <table:table-cell office:value-type="string" table:style-name="ce17">
            <text:p>A window should pop up to save the statechart as a picture</text:p>
          </table:table-cell>
          <table:table-cell office:value-type="string" table:style-name="ce36">
            <text:p>OPEN</text:p>
          </table:table-cell>
          <table:table-cell table:style-name="ce36"/>
          <table:table-cell table:number-columns-repeated="16377"/>
        </table:table-row>
        <table:table-row table:style-name="ro40">
          <table:table-cell office:value-type="string" table:style-name="ce38">
            <text:p>T14.11</text:p>
          </table:table-cell>
          <table:table-cell office:value-type="string" table:style-name="ce15">
            <text:p>Import as image</text:p>
          </table:table-cell>
          <table:table-cell table:style-name="ce36"/>
          <table:table-cell office:value-type="string" table:style-name="ce35">
            <text:p>Chosse SVG as Image Format</text:p>
            <text:p>Click Ok</text:p>
          </table:table-cell>
          <table:table-cell office:value-type="string" table:style-name="ce17">
            <text:p>A Image ( in SVG Format ) should produce in your target Folder</text:p>
          </table:table-cell>
          <table:table-cell office:value-type="string" table:style-name="ce36">
            <text:p>OPEN</text:p>
          </table:table-cell>
          <table:table-cell table:style-name="ce36"/>
          <table:table-cell table:number-columns-repeated="16377"/>
        </table:table-row>
        <table:table-row table:style-name="ro40">
          <table:table-cell office:value-type="string" table:style-name="ce38">
            <text:p>T14.12</text:p>
          </table:table-cell>
          <table:table-cell office:value-type="string" table:style-name="ce15">
            <text:p>Import as image</text:p>
          </table:table-cell>
          <table:table-cell table:style-name="ce36"/>
          <table:table-cell office:value-type="string" table:style-name="ce35">
            <text:p>Right click in the statechart</text:p>
            <text:p>File -&gt; Save as Image File</text:p>
          </table:table-cell>
          <table:table-cell office:value-type="string" table:style-name="ce17">
            <text:p>A window should pop up to save the statechart as a picture</text:p>
          </table:table-cell>
          <table:table-cell office:value-type="string" table:style-name="ce36">
            <text:p>OPEN</text:p>
          </table:table-cell>
          <table:table-cell table:style-name="ce36"/>
          <table:table-cell table:number-columns-repeated="16377"/>
        </table:table-row>
        <table:table-row table:style-name="ro40">
          <table:table-cell office:value-type="string" table:style-name="ce38">
            <text:p>T14.13</text:p>
          </table:table-cell>
          <table:table-cell office:value-type="string" table:style-name="ce15">
            <text:p>Import as image</text:p>
          </table:table-cell>
          <table:table-cell table:style-name="ce36"/>
          <table:table-cell office:value-type="string" table:style-name="ce35">
            <text:p>Chosse PNG as Image Format</text:p>
            <text:p>Click Ok</text:p>
          </table:table-cell>
          <table:table-cell office:value-type="string" table:style-name="ce17">
            <text:p>A Image ( in PNG Format ) should produce in your target Folder</text:p>
          </table:table-cell>
          <table:table-cell office:value-type="string" table:style-name="ce36">
            <text:p>OPEN</text:p>
          </table:table-cell>
          <table:table-cell table:style-name="ce36"/>
          <table:table-cell table:number-columns-repeated="16377"/>
        </table:table-row>
        <table:table-row table:style-name="ro40">
          <table:table-cell office:value-type="string" table:style-name="ce38">
            <text:p>T14.14</text:p>
          </table:table-cell>
          <table:table-cell office:value-type="string" table:style-name="ce15">
            <text:p>Import as image</text:p>
          </table:table-cell>
          <table:table-cell table:style-name="ce36"/>
          <table:table-cell office:value-type="string" table:style-name="ce35">
            <text:p>Right click in the statechart</text:p>
            <text:p>File -&gt; Save as Image File</text:p>
          </table:table-cell>
          <table:table-cell office:value-type="string" table:style-name="ce17">
            <text:p>A window should pop up to save the statechart as a picture</text:p>
          </table:table-cell>
          <table:table-cell office:value-type="string" table:style-name="ce36">
            <text:p>OPEN</text:p>
          </table:table-cell>
          <table:table-cell table:style-name="ce36"/>
          <table:table-cell table:number-columns-repeated="16377"/>
        </table:table-row>
        <table:table-row table:style-name="ro40">
          <table:table-cell office:value-type="string" table:style-name="ce38">
            <text:p>T14.15</text:p>
          </table:table-cell>
          <table:table-cell office:value-type="string" table:style-name="ce15">
            <text:p>Import as image</text:p>
          </table:table-cell>
          <table:table-cell table:style-name="ce36"/>
          <table:table-cell office:value-type="string" table:style-name="ce35">
            <text:p>Chosse PDF as Image Format</text:p>
            <text:p>Click Ok</text:p>
          </table:table-cell>
          <table:table-cell office:value-type="string" table:style-name="ce17">
            <text:p>A Image ( in PDF Format ) should produce in your target Folder</text:p>
          </table:table-cell>
          <table:table-cell office:value-type="string" table:style-name="ce36">
            <text:p>OPEN</text:p>
          </table:table-cell>
          <table:table-cell table:style-name="ce36"/>
          <table:table-cell table:number-columns-repeated="16377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ahoma" svg:font-family="Tahoma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cf1" style:family="table-cell" style:data-style-name="N0">
      <style:table-cell-properties fo:background-color="transparent"/>
      <style:text-properties fo:color="#008000"/>
    </style:style>
    <style:style style:name="cf2" style:family="table-cell" style:data-style-name="N0">
      <style:text-properties fo:color="#FF0000"/>
    </style:style>
    <style:style style:name="Complete" style:family="table-cell" style:data-style-name="N0">
      <style:table-cell-properties style:vertical-align="automatic" fo:background-color="transparent"/>
      <style:text-properties fo:color="#008000"/>
    </style:style>
    <style:style style:name="ERRORS" style:family="table-cell" style:data-style-name="N0">
      <style:table-cell-properties style:vertical-align="automatic" fo:background-color="transparent"/>
      <style:text-properties fo:color="#FF0000"/>
    </style:style>
    <style:style style:name="FAILED" style:family="table-cell" style:data-style-name="N0">
      <style:table-cell-properties style:vertical-align="top" fo:background-color="#FF0000" style:repeat-content="false"/>
      <style:paragraph-properties fo:text-align="start" fo:margin-left="0cm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mplete" style:family="table-cell" style:data-style-name="N0">
      <style:table-cell-properties style:vertical-align="automatic" fo:background-color="transparent"/>
      <style:text-properties fo:color="#FF950E"/>
    </style:style>
    <style:style style:name="Not_32_Applicable" style:display-name="Not Applicable" style:family="table-cell" style:data-style-name="N0">
      <style:table-cell-properties style:vertical-align="top" fo:background-color="#00FFFF" style:repeat-content="false"/>
      <style:paragraph-properties fo:text-align="start" fo:margin-left="0cm"/>
    </style:style>
    <style:style style:name="OPEN" style:family="table-cell" style:data-style-name="N0">
      <style:table-cell-properties style:vertical-align="top" fo:background-color="#FFFF00" style:repeat-content="false"/>
      <style:paragraph-properties fo:text-align="start" fo:margin-left="0cm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top" fo:background-color="transparent" style:repeat-content="false"/>
      <style:paragraph-properties fo:text-align="start" fo:margin-left="0cm"/>
    </style:style>
    <style:style style:name="SUCCEDED" style:family="table-cell" style:data-style-name="N0">
      <style:table-cell-properties style:vertical-align="top" fo:background-color="#008000" style:repeat-content="false"/>
      <style:paragraph-properties fo:text-align="start" fo:margin-left="0cm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196456692913386in" fo:margin-bottom="0.196456692913386in" fo:margin-left="0.196456692913386in" fo:margin-right="0.196456692913386in" style:print-orientation="landscape" style:print-page-order="ltr" style:first-page-number="1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rkus Mühlbrandt</meta:initial-creator>
    <dc:creator>Tesch</dc:creator>
    <meta:creation-date>2012-01-13T15:08:34Z</meta:creation-date>
    <dc:date>2016-04-01T11:26:42Z</dc:date>
    <meta:print-date>2012-12-17T08:14:54Z</meta:print-date>
    <meta:editing-cycles>317</meta:editing-cycles>
    <meta:editing-duration>PT0S</meta:editing-duration>
  </office:meta>
</office:document-meta>
</file>